
<file path=META-INF/manifest.xml><?xml version="1.0" encoding="utf-8"?>
<manifest:manifest xmlns:manifest="urn:oasis:names:tc:opendocument:xmlns:manifest:1.0">
  <manifest:file-entry manifest:media-type="application/vnd.oasis.opendocument.text" manifest:full-path="/"/>
  <manifest:file-entry manifest:media-type="" manifest:full-path="Object 374"/>
  <manifest:file-entry manifest:media-type="" manifest:full-path="Object 375"/>
  <manifest:file-entry manifest:media-type="" manifest:full-path="Object 376"/>
  <manifest:file-entry manifest:media-type="" manifest:full-path="Object 377"/>
  <manifest:file-entry manifest:media-type="" manifest:full-path="Object 378"/>
  <manifest:file-entry manifest:media-type="" manifest:full-path="Object 379"/>
  <manifest:file-entry manifest:media-type="text/xml" manifest:full-path="settings.xml"/>
  <manifest:file-entry manifest:media-type="" manifest:full-path="Object 230"/>
  <manifest:file-entry manifest:media-type="" manifest:full-path="Object 231"/>
  <manifest:file-entry manifest:media-type="text/xml" manifest:full-path="styles.xml"/>
  <manifest:file-entry manifest:media-type="" manifest:full-path="Object 232"/>
  <manifest:file-entry manifest:media-type="" manifest:full-path="Object 233"/>
  <manifest:file-entry manifest:media-type="" manifest:full-path="Object 234"/>
  <manifest:file-entry manifest:media-type="" manifest:full-path="Object 235"/>
  <manifest:file-entry manifest:media-type="" manifest:full-path="Object 236"/>
  <manifest:file-entry manifest:media-type="" manifest:full-path="Object 237"/>
  <manifest:file-entry manifest:media-type="" manifest:full-path="Object 238"/>
  <manifest:file-entry manifest:media-type="" manifest:full-path="Object 239"/>
  <manifest:file-entry manifest:media-type="" manifest:full-path="Object 10"/>
  <manifest:file-entry manifest:media-type="" manifest:full-path="Object 11"/>
  <manifest:file-entry manifest:media-type="" manifest:full-path="Object 12"/>
  <manifest:file-entry manifest:media-type="" manifest:full-path="Object 13"/>
  <manifest:file-entry manifest:media-type="" manifest:full-path="Object 14"/>
  <manifest:file-entry manifest:media-type="" manifest:full-path="Object 15"/>
  <manifest:file-entry manifest:media-type="" manifest:full-path="Object 380"/>
  <manifest:file-entry manifest:media-type="" manifest:full-path="Object 16"/>
  <manifest:file-entry manifest:media-type="" manifest:full-path="Object 381"/>
  <manifest:file-entry manifest:media-type="" manifest:full-path="Object 17"/>
  <manifest:file-entry manifest:media-type="" manifest:full-path="Object 382"/>
  <manifest:file-entry manifest:media-type="" manifest:full-path="Object 18"/>
  <manifest:file-entry manifest:media-type="" manifest:full-path="Object 383"/>
  <manifest:file-entry manifest:media-type="" manifest:full-path="Object 19"/>
  <manifest:file-entry manifest:media-type="" manifest:full-path="Object 384"/>
  <manifest:file-entry manifest:media-type="" manifest:full-path="Object 385"/>
  <manifest:file-entry manifest:media-type="" manifest:full-path="Object 386"/>
  <manifest:file-entry manifest:media-type="" manifest:full-path="Object 387"/>
  <manifest:file-entry manifest:media-type="" manifest:full-path="Object 388"/>
  <manifest:file-entry manifest:media-type="" manifest:full-path="Object 389"/>
  <manifest:file-entry manifest:media-type="" manifest:full-path="Object 240"/>
  <manifest:file-entry manifest:media-type="" manifest:full-path="Object 241"/>
  <manifest:file-entry manifest:media-type="" manifest:full-path="Object 242"/>
  <manifest:file-entry manifest:media-type="" manifest:full-path="Object 243"/>
  <manifest:file-entry manifest:media-type="" manifest:full-path="Object 244"/>
  <manifest:file-entry manifest:media-type="" manifest:full-path="Object 245"/>
  <manifest:file-entry manifest:media-type="" manifest:full-path="Object 246"/>
  <manifest:file-entry manifest:media-type="" manifest:full-path="Object 247"/>
  <manifest:file-entry manifest:media-type="" manifest:full-path="Object 248"/>
  <manifest:file-entry manifest:media-type="" manifest:full-path="Object 249"/>
  <manifest:file-entry manifest:media-type="" manifest:full-path="Object 20"/>
  <manifest:file-entry manifest:media-type="" manifest:full-path="Object 21"/>
  <manifest:file-entry manifest:media-type="" manifest:full-path="Object 22"/>
  <manifest:file-entry manifest:media-type="" manifest:full-path="Object 23"/>
  <manifest:file-entry manifest:media-type="" manifest:full-path="ObjectReplacements/Object 374"/>
  <manifest:file-entry manifest:media-type="" manifest:full-path="ObjectReplacements/Object 375"/>
  <manifest:file-entry manifest:media-type="" manifest:full-path="ObjectReplacements/Object 376"/>
  <manifest:file-entry manifest:media-type="" manifest:full-path="ObjectReplacements/Object 377"/>
  <manifest:file-entry manifest:media-type="" manifest:full-path="ObjectReplacements/Object 378"/>
  <manifest:file-entry manifest:media-type="" manifest:full-path="ObjectReplacements/Object 379"/>
  <manifest:file-entry manifest:media-type="" manifest:full-path="ObjectReplacements/Object 230"/>
  <manifest:file-entry manifest:media-type="" manifest:full-path="ObjectReplacements/Object 231"/>
  <manifest:file-entry manifest:media-type="" manifest:full-path="ObjectReplacements/Object 232"/>
  <manifest:file-entry manifest:media-type="" manifest:full-path="ObjectReplacements/Object 233"/>
  <manifest:file-entry manifest:media-type="" manifest:full-path="ObjectReplacements/Object 234"/>
  <manifest:file-entry manifest:media-type="" manifest:full-path="ObjectReplacements/Object 235"/>
  <manifest:file-entry manifest:media-type="" manifest:full-path="ObjectReplacements/Object 236"/>
  <manifest:file-entry manifest:media-type="" manifest:full-path="ObjectReplacements/Object 237"/>
  <manifest:file-entry manifest:media-type="" manifest:full-path="ObjectReplacements/Object 238"/>
  <manifest:file-entry manifest:media-type="" manifest:full-path="ObjectReplacements/Object 239"/>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380"/>
  <manifest:file-entry manifest:media-type="" manifest:full-path="ObjectReplacements/Object 16"/>
  <manifest:file-entry manifest:media-type="" manifest:full-path="ObjectReplacements/Object 381"/>
  <manifest:file-entry manifest:media-type="" manifest:full-path="ObjectReplacements/Object 17"/>
  <manifest:file-entry manifest:media-type="" manifest:full-path="ObjectReplacements/Object 382"/>
  <manifest:file-entry manifest:media-type="" manifest:full-path="ObjectReplacements/Object 18"/>
  <manifest:file-entry manifest:media-type="" manifest:full-path="ObjectReplacements/Object 383"/>
  <manifest:file-entry manifest:media-type="" manifest:full-path="ObjectReplacements/Object 19"/>
  <manifest:file-entry manifest:media-type="" manifest:full-path="ObjectReplacements/Object 384"/>
  <manifest:file-entry manifest:media-type="" manifest:full-path="ObjectReplacements/Object 385"/>
  <manifest:file-entry manifest:media-type="" manifest:full-path="ObjectReplacements/Object 386"/>
  <manifest:file-entry manifest:media-type="" manifest:full-path="ObjectReplacements/Object 387"/>
  <manifest:file-entry manifest:media-type="" manifest:full-path="ObjectReplacements/Object 388"/>
  <manifest:file-entry manifest:media-type="" manifest:full-path="ObjectReplacements/Object 389"/>
  <manifest:file-entry manifest:media-type="" manifest:full-path="ObjectReplacements/Object 240"/>
  <manifest:file-entry manifest:media-type="" manifest:full-path="ObjectReplacements/Object 241"/>
  <manifest:file-entry manifest:media-type="" manifest:full-path="ObjectReplacements/Object 242"/>
  <manifest:file-entry manifest:media-type="" manifest:full-path="ObjectReplacements/Object 243"/>
  <manifest:file-entry manifest:media-type="" manifest:full-path="ObjectReplacements/Object 244"/>
  <manifest:file-entry manifest:media-type="" manifest:full-path="ObjectReplacements/Object 245"/>
  <manifest:file-entry manifest:media-type="" manifest:full-path="ObjectReplacements/Object 246"/>
  <manifest:file-entry manifest:media-type="" manifest:full-path="ObjectReplacements/Object 247"/>
  <manifest:file-entry manifest:media-type="" manifest:full-path="ObjectReplacements/Object 248"/>
  <manifest:file-entry manifest:media-type="" manifest:full-path="ObjectReplacements/Object 24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390"/>
  <manifest:file-entry manifest:media-type="" manifest:full-path="ObjectReplacements/Object 26"/>
  <manifest:file-entry manifest:media-type="" manifest:full-path="ObjectReplacements/Object 391"/>
  <manifest:file-entry manifest:media-type="" manifest:full-path="ObjectReplacements/Object 27"/>
  <manifest:file-entry manifest:media-type="" manifest:full-path="ObjectReplacements/Object 392"/>
  <manifest:file-entry manifest:media-type="" manifest:full-path="ObjectReplacements/Object 28"/>
  <manifest:file-entry manifest:media-type="" manifest:full-path="ObjectReplacements/Object 393"/>
  <manifest:file-entry manifest:media-type="" manifest:full-path="ObjectReplacements/Object 29"/>
  <manifest:file-entry manifest:media-type="" manifest:full-path="ObjectReplacements/Object 394"/>
  <manifest:file-entry manifest:media-type="" manifest:full-path="ObjectReplacements/Object 100"/>
  <manifest:file-entry manifest:media-type="" manifest:full-path="ObjectReplacements/Object 395"/>
  <manifest:file-entry manifest:media-type="" manifest:full-path="ObjectReplacements/Object 101"/>
  <manifest:file-entry manifest:media-type="" manifest:full-path="ObjectReplacements/Object 396"/>
  <manifest:file-entry manifest:media-type="" manifest:full-path="ObjectReplacements/Object 102"/>
  <manifest:file-entry manifest:media-type="" manifest:full-path="ObjectReplacements/Object 397"/>
  <manifest:file-entry manifest:media-type="" manifest:full-path="ObjectReplacements/Object 103"/>
  <manifest:file-entry manifest:media-type="" manifest:full-path="ObjectReplacements/Object 398"/>
  <manifest:file-entry manifest:media-type="" manifest:full-path="ObjectReplacements/Object 104"/>
  <manifest:file-entry manifest:media-type="" manifest:full-path="ObjectReplacements/Object 399"/>
  <manifest:file-entry manifest:media-type="" manifest:full-path="ObjectReplacements/Object 105"/>
  <manifest:file-entry manifest:media-type="" manifest:full-path="ObjectReplacements/Object 106"/>
  <manifest:file-entry manifest:media-type="" manifest:full-path="ObjectReplacements/Object 107"/>
  <manifest:file-entry manifest:media-type="" manifest:full-path="ObjectReplacements/Object 108"/>
  <manifest:file-entry manifest:media-type="" manifest:full-path="ObjectReplacements/Object 109"/>
  <manifest:file-entry manifest:media-type="" manifest:full-path="ObjectReplacements/Object 250"/>
  <manifest:file-entry manifest:media-type="" manifest:full-path="ObjectReplacements/Object 251"/>
  <manifest:file-entry manifest:media-type="" manifest:full-path="ObjectReplacements/Object 252"/>
  <manifest:file-entry manifest:media-type="" manifest:full-path="ObjectReplacements/Object 253"/>
  <manifest:file-entry manifest:media-type="" manifest:full-path="ObjectReplacements/Object 254"/>
  <manifest:file-entry manifest:media-type="" manifest:full-path="ObjectReplacements/Object 255"/>
  <manifest:file-entry manifest:media-type="" manifest:full-path="ObjectReplacements/Object 256"/>
  <manifest:file-entry manifest:media-type="" manifest:full-path="ObjectReplacements/Object 257"/>
  <manifest:file-entry manifest:media-type="" manifest:full-path="ObjectReplacements/Object 258"/>
  <manifest:file-entry manifest:media-type="" manifest:full-path="ObjectReplacements/Object 25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Object 110"/>
  <manifest:file-entry manifest:media-type="" manifest:full-path="ObjectReplacements/Object 111"/>
  <manifest:file-entry manifest:media-type="" manifest:full-path="ObjectReplacements/Object 112"/>
  <manifest:file-entry manifest:media-type="" manifest:full-path="ObjectReplacements/Object 113"/>
  <manifest:file-entry manifest:media-type="" manifest:full-path="ObjectReplacements/Object 114"/>
  <manifest:file-entry manifest:media-type="" manifest:full-path="ObjectReplacements/Object 115"/>
  <manifest:file-entry manifest:media-type="" manifest:full-path="ObjectReplacements/Object 116"/>
  <manifest:file-entry manifest:media-type="" manifest:full-path="ObjectReplacements/Object 117"/>
  <manifest:file-entry manifest:media-type="" manifest:full-path="ObjectReplacements/Object 118"/>
  <manifest:file-entry manifest:media-type="" manifest:full-path="ObjectReplacements/Object 119"/>
  <manifest:file-entry manifest:media-type="" manifest:full-path="ObjectReplacements/Object 260"/>
  <manifest:file-entry manifest:media-type="" manifest:full-path="ObjectReplacements/Object 261"/>
  <manifest:file-entry manifest:media-type="" manifest:full-path="ObjectReplacements/Object 262"/>
  <manifest:file-entry manifest:media-type="" manifest:full-path="ObjectReplacements/Object 263"/>
  <manifest:file-entry manifest:media-type="" manifest:full-path="ObjectReplacements/Object 264"/>
  <manifest:file-entry manifest:media-type="" manifest:full-path="ObjectReplacements/Object 265"/>
  <manifest:file-entry manifest:media-type="" manifest:full-path="ObjectReplacements/Object 266"/>
  <manifest:file-entry manifest:media-type="" manifest:full-path="ObjectReplacements/Object 267"/>
  <manifest:file-entry manifest:media-type="" manifest:full-path="ObjectReplacements/Object 268"/>
  <manifest:file-entry manifest:media-type="" manifest:full-path="ObjectReplacements/Object 269"/>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120"/>
  <manifest:file-entry manifest:media-type="" manifest:full-path="ObjectReplacements/Object 121"/>
  <manifest:file-entry manifest:media-type="" manifest:full-path="ObjectReplacements/Object 122"/>
  <manifest:file-entry manifest:media-type="" manifest:full-path="ObjectReplacements/Object 123"/>
  <manifest:file-entry manifest:media-type="" manifest:full-path="ObjectReplacements/Object 124"/>
  <manifest:file-entry manifest:media-type="" manifest:full-path="ObjectReplacements/Object 125"/>
  <manifest:file-entry manifest:media-type="" manifest:full-path="ObjectReplacements/Object 126"/>
  <manifest:file-entry manifest:media-type="" manifest:full-path="ObjectReplacements/Object 127"/>
  <manifest:file-entry manifest:media-type="" manifest:full-path="ObjectReplacements/Object 128"/>
  <manifest:file-entry manifest:media-type="" manifest:full-path="ObjectReplacements/Object 129"/>
  <manifest:file-entry manifest:media-type="" manifest:full-path="ObjectReplacements/Object 270"/>
  <manifest:file-entry manifest:media-type="" manifest:full-path="ObjectReplacements/Object 271"/>
  <manifest:file-entry manifest:media-type="" manifest:full-path="ObjectReplacements/Object 272"/>
  <manifest:file-entry manifest:media-type="" manifest:full-path="ObjectReplacements/Object 273"/>
  <manifest:file-entry manifest:media-type="" manifest:full-path="ObjectReplacements/Object 500"/>
  <manifest:file-entry manifest:media-type="" manifest:full-path="ObjectReplacements/Object 274"/>
  <manifest:file-entry manifest:media-type="" manifest:full-path="ObjectReplacements/Object 275"/>
  <manifest:file-entry manifest:media-type="" manifest:full-path="ObjectReplacements/Object 276"/>
  <manifest:file-entry manifest:media-type="" manifest:full-path="ObjectReplacements/Object 277"/>
  <manifest:file-entry manifest:media-type="" manifest:full-path="ObjectReplacements/Object 278"/>
  <manifest:file-entry manifest:media-type="" manifest:full-path="ObjectReplacements/Object 27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130"/>
  <manifest:file-entry manifest:media-type="" manifest:full-path="ObjectReplacements/Object 131"/>
  <manifest:file-entry manifest:media-type="" manifest:full-path="ObjectReplacements/Object 132"/>
  <manifest:file-entry manifest:media-type="" manifest:full-path="ObjectReplacements/Object 133"/>
  <manifest:file-entry manifest:media-type="" manifest:full-path="ObjectReplacements/Object 134"/>
  <manifest:file-entry manifest:media-type="" manifest:full-path="ObjectReplacements/Object 135"/>
  <manifest:file-entry manifest:media-type="" manifest:full-path="ObjectReplacements/Object 136"/>
  <manifest:file-entry manifest:media-type="" manifest:full-path="ObjectReplacements/Object 137"/>
  <manifest:file-entry manifest:media-type="" manifest:full-path="ObjectReplacements/Object 138"/>
  <manifest:file-entry manifest:media-type="" manifest:full-path="ObjectReplacements/Object 139"/>
  <manifest:file-entry manifest:media-type="" manifest:full-path="ObjectReplacements/Object 280"/>
  <manifest:file-entry manifest:media-type="" manifest:full-path="ObjectReplacements/Object 281"/>
  <manifest:file-entry manifest:media-type="" manifest:full-path="ObjectReplacements/Object 282"/>
  <manifest:file-entry manifest:media-type="" manifest:full-path="ObjectReplacements/Object 283"/>
  <manifest:file-entry manifest:media-type="" manifest:full-path="ObjectReplacements/Object 284"/>
  <manifest:file-entry manifest:media-type="" manifest:full-path="ObjectReplacements/Object 285"/>
  <manifest:file-entry manifest:media-type="" manifest:full-path="ObjectReplacements/Object 286"/>
  <manifest:file-entry manifest:media-type="" manifest:full-path="ObjectReplacements/Object 287"/>
  <manifest:file-entry manifest:media-type="" manifest:full-path="ObjectReplacements/Object 288"/>
  <manifest:file-entry manifest:media-type="" manifest:full-path="ObjectReplacements/Object 28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68"/>
  <manifest:file-entry manifest:media-type="" manifest:full-path="ObjectReplacements/Object 69"/>
  <manifest:file-entry manifest:media-type="" manifest:full-path="ObjectReplacements/Object 140"/>
  <manifest:file-entry manifest:media-type="" manifest:full-path="ObjectReplacements/Object 141"/>
  <manifest:file-entry manifest:media-type="" manifest:full-path="ObjectReplacements/Object 142"/>
  <manifest:file-entry manifest:media-type="" manifest:full-path="ObjectReplacements/Object 143"/>
  <manifest:file-entry manifest:media-type="" manifest:full-path="ObjectReplacements/Object 144"/>
  <manifest:file-entry manifest:media-type="" manifest:full-path="ObjectReplacements/Object 145"/>
  <manifest:file-entry manifest:media-type="" manifest:full-path="ObjectReplacements/Object 146"/>
  <manifest:file-entry manifest:media-type="" manifest:full-path="ObjectReplacements/Object 147"/>
  <manifest:file-entry manifest:media-type="" manifest:full-path="ObjectReplacements/Object 148"/>
  <manifest:file-entry manifest:media-type="" manifest:full-path="ObjectReplacements/Object 149"/>
  <manifest:file-entry manifest:media-type="" manifest:full-path="ObjectReplacements/Object 290"/>
  <manifest:file-entry manifest:media-type="" manifest:full-path="ObjectReplacements/Object 291"/>
  <manifest:file-entry manifest:media-type="" manifest:full-path="ObjectReplacements/Object 292"/>
  <manifest:file-entry manifest:media-type="" manifest:full-path="ObjectReplacements/Object 293"/>
  <manifest:file-entry manifest:media-type="" manifest:full-path="ObjectReplacements/Object 294"/>
  <manifest:file-entry manifest:media-type="" manifest:full-path="ObjectReplacements/Object 295"/>
  <manifest:file-entry manifest:media-type="" manifest:full-path="ObjectReplacements/Object 296"/>
  <manifest:file-entry manifest:media-type="" manifest:full-path="ObjectReplacements/Object 297"/>
  <manifest:file-entry manifest:media-type="" manifest:full-path="ObjectReplacements/Object 298"/>
  <manifest:file-entry manifest:media-type="" manifest:full-path="ObjectReplacements/Object 299"/>
  <manifest:file-entry manifest:media-type="" manifest:full-path="ObjectReplacements/Object 70"/>
  <manifest:file-entry manifest:media-type="" manifest:full-path="ObjectReplacements/Object 71"/>
  <manifest:file-entry manifest:media-type="" manifest:full-path="ObjectReplacements/Object 72"/>
  <manifest:file-entry manifest:media-type="" manifest:full-path="ObjectReplacements/Object 73"/>
  <manifest:file-entry manifest:media-type="" manifest:full-path="ObjectReplacements/Object 74"/>
  <manifest:file-entry manifest:media-type=""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78"/>
  <manifest:file-entry manifest:media-type="" manifest:full-path="ObjectReplacements/Object 79"/>
  <manifest:file-entry manifest:media-type="" manifest:full-path="ObjectReplacements/Object 150"/>
  <manifest:file-entry manifest:media-type="" manifest:full-path="ObjectReplacements/Object 151"/>
  <manifest:file-entry manifest:media-type="" manifest:full-path="ObjectReplacements/Object 152"/>
  <manifest:file-entry manifest:media-type="" manifest:full-path="ObjectReplacements/Object 153"/>
  <manifest:file-entry manifest:media-type="" manifest:full-path="ObjectReplacements/Object 154"/>
  <manifest:file-entry manifest:media-type="" manifest:full-path="ObjectReplacements/Object 155"/>
  <manifest:file-entry manifest:media-type="" manifest:full-path="ObjectReplacements/Object 156"/>
  <manifest:file-entry manifest:media-type="" manifest:full-path="ObjectReplacements/Object 157"/>
  <manifest:file-entry manifest:media-type="" manifest:full-path="ObjectReplacements/Object 158"/>
  <manifest:file-entry manifest:media-type="" manifest:full-path="ObjectReplacements/Object 15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 manifest:full-path="ObjectReplacements/Object 88"/>
  <manifest:file-entry manifest:media-type="" manifest:full-path="ObjectReplacements/Object 89"/>
  <manifest:file-entry manifest:media-type="" manifest:full-path="ObjectReplacements/Object 160"/>
  <manifest:file-entry manifest:media-type="" manifest:full-path="ObjectReplacements/Object 161"/>
  <manifest:file-entry manifest:media-type="" manifest:full-path="ObjectReplacements/Object 162"/>
  <manifest:file-entry manifest:media-type="" manifest:full-path="ObjectReplacements/Object 163"/>
  <manifest:file-entry manifest:media-type="" manifest:full-path="ObjectReplacements/Object 164"/>
  <manifest:file-entry manifest:media-type="" manifest:full-path="ObjectReplacements/Object 165"/>
  <manifest:file-entry manifest:media-type="" manifest:full-path="ObjectReplacements/Object 166"/>
  <manifest:file-entry manifest:media-type="" manifest:full-path="ObjectReplacements/Object 167"/>
  <manifest:file-entry manifest:media-type="" manifest:full-path="ObjectReplacements/Object 168"/>
  <manifest:file-entry manifest:media-type="" manifest:full-path="ObjectReplacements/Object 169"/>
  <manifest:file-entry manifest:media-type="" manifest:full-path="ObjectReplacements/Object 90"/>
  <manifest:file-entry manifest:media-type="" manifest:full-path="ObjectReplacements/Object 91"/>
  <manifest:file-entry manifest:media-type="" manifest:full-path="ObjectReplacements/Object 92"/>
  <manifest:file-entry manifest:media-type="" manifest:full-path="ObjectReplacements/Object 93"/>
  <manifest:file-entry manifest:media-type="" manifest:full-path="ObjectReplacements/Object 94"/>
  <manifest:file-entry manifest:media-type="" manifest:full-path="ObjectReplacements/Object 95"/>
  <manifest:file-entry manifest:media-type="" manifest:full-path="ObjectReplacements/Object 96"/>
  <manifest:file-entry manifest:media-type="" manifest:full-path="ObjectReplacements/Object 97"/>
  <manifest:file-entry manifest:media-type="" manifest:full-path="ObjectReplacements/Object 98"/>
  <manifest:file-entry manifest:media-type="" manifest:full-path="ObjectReplacements/Object 99"/>
  <manifest:file-entry manifest:media-type="" manifest:full-path="ObjectReplacements/Object 170"/>
  <manifest:file-entry manifest:media-type="" manifest:full-path="ObjectReplacements/Object 171"/>
  <manifest:file-entry manifest:media-type="" manifest:full-path="ObjectReplacements/Object 172"/>
  <manifest:file-entry manifest:media-type="" manifest:full-path="ObjectReplacements/Object 400"/>
  <manifest:file-entry manifest:media-type="" manifest:full-path="ObjectReplacements/Object 173"/>
  <manifest:file-entry manifest:media-type="" manifest:full-path="ObjectReplacements/Object 401"/>
  <manifest:file-entry manifest:media-type="" manifest:full-path="ObjectReplacements/Object 174"/>
  <manifest:file-entry manifest:media-type="" manifest:full-path="ObjectReplacements/Object 402"/>
  <manifest:file-entry manifest:media-type="" manifest:full-path="ObjectReplacements/Object 175"/>
  <manifest:file-entry manifest:media-type="" manifest:full-path="ObjectReplacements/Object 176"/>
  <manifest:file-entry manifest:media-type="" manifest:full-path="ObjectReplacements/Object 403"/>
  <manifest:file-entry manifest:media-type="" manifest:full-path="ObjectReplacements/Object 177"/>
  <manifest:file-entry manifest:media-type="" manifest:full-path="ObjectReplacements/Object 404"/>
  <manifest:file-entry manifest:media-type="" manifest:full-path="ObjectReplacements/Object 178"/>
  <manifest:file-entry manifest:media-type="" manifest:full-path="ObjectReplacements/Object 405"/>
  <manifest:file-entry manifest:media-type="" manifest:full-path="ObjectReplacements/Object 179"/>
  <manifest:file-entry manifest:media-type="" manifest:full-path="ObjectReplacements/Object 406"/>
  <manifest:file-entry manifest:media-type="" manifest:full-path="ObjectReplacements/Object 407"/>
  <manifest:file-entry manifest:media-type="" manifest:full-path="ObjectReplacements/Object 408"/>
  <manifest:file-entry manifest:media-type="" manifest:full-path="ObjectReplacements/Object 409"/>
  <manifest:file-entry manifest:media-type="" manifest:full-path="ObjectReplacements/Object 180"/>
  <manifest:file-entry manifest:media-type="" manifest:full-path="ObjectReplacements/Object 181"/>
  <manifest:file-entry manifest:media-type="" manifest:full-path="ObjectReplacements/Object 182"/>
  <manifest:file-entry manifest:media-type="" manifest:full-path="ObjectReplacements/Object 183"/>
  <manifest:file-entry manifest:media-type="" manifest:full-path="ObjectReplacements/Object 410"/>
  <manifest:file-entry manifest:media-type="" manifest:full-path="ObjectReplacements/Object 184"/>
  <manifest:file-entry manifest:media-type="" manifest:full-path="ObjectReplacements/Object 411"/>
  <manifest:file-entry manifest:media-type="" manifest:full-path="ObjectReplacements/Object 185"/>
  <manifest:file-entry manifest:media-type="" manifest:full-path="ObjectReplacements/Object 412"/>
  <manifest:file-entry manifest:media-type="" manifest:full-path="ObjectReplacements/Object 186"/>
  <manifest:file-entry manifest:media-type="" manifest:full-path="ObjectReplacements/Object 413"/>
  <manifest:file-entry manifest:media-type="" manifest:full-path="ObjectReplacements/Object 187"/>
  <manifest:file-entry manifest:media-type="" manifest:full-path="ObjectReplacements/Object 414"/>
  <manifest:file-entry manifest:media-type="" manifest:full-path="ObjectReplacements/Object 188"/>
  <manifest:file-entry manifest:media-type="" manifest:full-path="ObjectReplacements/Object 415"/>
  <manifest:file-entry manifest:media-type="" manifest:full-path="ObjectReplacements/Object 189"/>
  <manifest:file-entry manifest:media-type="" manifest:full-path="ObjectReplacements/Object 416"/>
  <manifest:file-entry manifest:media-type="" manifest:full-path="ObjectReplacements/Object 417"/>
  <manifest:file-entry manifest:media-type="" manifest:full-path="ObjectReplacements/Object 418"/>
  <manifest:file-entry manifest:media-type="" manifest:full-path="ObjectReplacements/Object 419"/>
  <manifest:file-entry manifest:media-type="" manifest:full-path="ObjectReplacements/Object 190"/>
  <manifest:file-entry manifest:media-type="" manifest:full-path="ObjectReplacements/Object 191"/>
  <manifest:file-entry manifest:media-type="" manifest:full-path="ObjectReplacements/Object 192"/>
  <manifest:file-entry manifest:media-type="" manifest:full-path="ObjectReplacements/Object 193"/>
  <manifest:file-entry manifest:media-type="" manifest:full-path="ObjectReplacements/Object 420"/>
  <manifest:file-entry manifest:media-type="" manifest:full-path="ObjectReplacements/Object 194"/>
  <manifest:file-entry manifest:media-type="" manifest:full-path="ObjectReplacements/Object 421"/>
  <manifest:file-entry manifest:media-type="" manifest:full-path="ObjectReplacements/Object 195"/>
  <manifest:file-entry manifest:media-type="" manifest:full-path="ObjectReplacements/Object 422"/>
  <manifest:file-entry manifest:media-type="" manifest:full-path="ObjectReplacements/Object 196"/>
  <manifest:file-entry manifest:media-type="" manifest:full-path="ObjectReplacements/Object 423"/>
  <manifest:file-entry manifest:media-type="" manifest:full-path="ObjectReplacements/Object 197"/>
  <manifest:file-entry manifest:media-type="" manifest:full-path="ObjectReplacements/Object 424"/>
  <manifest:file-entry manifest:media-type="" manifest:full-path="ObjectReplacements/Object 198"/>
  <manifest:file-entry manifest:media-type="" manifest:full-path="ObjectReplacements/Object 425"/>
  <manifest:file-entry manifest:media-type="" manifest:full-path="ObjectReplacements/Object 199"/>
  <manifest:file-entry manifest:media-type="" manifest:full-path="ObjectReplacements/Object 426"/>
  <manifest:file-entry manifest:media-type="" manifest:full-path="ObjectReplacements/Object 427"/>
  <manifest:file-entry manifest:media-type="" manifest:full-path="ObjectReplacements/Object 428"/>
  <manifest:file-entry manifest:media-type="" manifest:full-path="ObjectReplacements/Object 429"/>
  <manifest:file-entry manifest:media-type="" manifest:full-path="ObjectReplacements/Object 430"/>
  <manifest:file-entry manifest:media-type="" manifest:full-path="ObjectReplacements/Object 431"/>
  <manifest:file-entry manifest:media-type="" manifest:full-path="ObjectReplacements/Object 432"/>
  <manifest:file-entry manifest:media-type="" manifest:full-path="ObjectReplacements/Object 433"/>
  <manifest:file-entry manifest:media-type="" manifest:full-path="ObjectReplacements/Object 434"/>
  <manifest:file-entry manifest:media-type="" manifest:full-path="ObjectReplacements/Object 435"/>
  <manifest:file-entry manifest:media-type="" manifest:full-path="ObjectReplacements/Object 436"/>
  <manifest:file-entry manifest:media-type="" manifest:full-path="ObjectReplacements/Object 437"/>
  <manifest:file-entry manifest:media-type="" manifest:full-path="ObjectReplacements/Object 438"/>
  <manifest:file-entry manifest:media-type="" manifest:full-path="ObjectReplacements/Object 43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440"/>
  <manifest:file-entry manifest:media-type="" manifest:full-path="ObjectReplacements/Object 441"/>
  <manifest:file-entry manifest:media-type="" manifest:full-path="ObjectReplacements/Object 442"/>
  <manifest:file-entry manifest:media-type="" manifest:full-path="ObjectReplacements/Object 443"/>
  <manifest:file-entry manifest:media-type="" manifest:full-path="ObjectReplacements/Object 444"/>
  <manifest:file-entry manifest:media-type="" manifest:full-path="ObjectReplacements/Object 445"/>
  <manifest:file-entry manifest:media-type="" manifest:full-path="ObjectReplacements/Object 446"/>
  <manifest:file-entry manifest:media-type="" manifest:full-path="ObjectReplacements/Object 447"/>
  <manifest:file-entry manifest:media-type="" manifest:full-path="ObjectReplacements/Object 448"/>
  <manifest:file-entry manifest:media-type="" manifest:full-path="ObjectReplacements/Object 449"/>
  <manifest:file-entry manifest:media-type="" manifest:full-path="ObjectReplacements/Object 300"/>
  <manifest:file-entry manifest:media-type="" manifest:full-path="ObjectReplacements/Object 301"/>
  <manifest:file-entry manifest:media-type="" manifest:full-path="ObjectReplacements/Object 302"/>
  <manifest:file-entry manifest:media-type="" manifest:full-path="ObjectReplacements/Object 303"/>
  <manifest:file-entry manifest:media-type="" manifest:full-path="ObjectReplacements/Object 304"/>
  <manifest:file-entry manifest:media-type="" manifest:full-path="ObjectReplacements/Object 305"/>
  <manifest:file-entry manifest:media-type="" manifest:full-path="ObjectReplacements/Object 306"/>
  <manifest:file-entry manifest:media-type="" manifest:full-path="ObjectReplacements/Object 307"/>
  <manifest:file-entry manifest:media-type="" manifest:full-path="ObjectReplacements/Object 308"/>
  <manifest:file-entry manifest:media-type="" manifest:full-path="ObjectReplacements/Object 309"/>
  <manifest:file-entry manifest:media-type="" manifest:full-path="ObjectReplacements/Object 450"/>
  <manifest:file-entry manifest:media-type="" manifest:full-path="ObjectReplacements/Object 451"/>
  <manifest:file-entry manifest:media-type="" manifest:full-path="ObjectReplacements/Object 452"/>
  <manifest:file-entry manifest:media-type="" manifest:full-path="ObjectReplacements/Object 453"/>
  <manifest:file-entry manifest:media-type="" manifest:full-path="ObjectReplacements/Object 454"/>
  <manifest:file-entry manifest:media-type="" manifest:full-path="ObjectReplacements/Object 455"/>
  <manifest:file-entry manifest:media-type="" manifest:full-path="ObjectReplacements/Object 456"/>
  <manifest:file-entry manifest:media-type="" manifest:full-path="ObjectReplacements/Object 457"/>
  <manifest:file-entry manifest:media-type="" manifest:full-path="ObjectReplacements/Object 458"/>
  <manifest:file-entry manifest:media-type="" manifest:full-path="ObjectReplacements/Object 459"/>
  <manifest:file-entry manifest:media-type="" manifest:full-path="ObjectReplacements/Object 310"/>
  <manifest:file-entry manifest:media-type="" manifest:full-path="ObjectReplacements/Object 311"/>
  <manifest:file-entry manifest:media-type="" manifest:full-path="ObjectReplacements/Object 312"/>
  <manifest:file-entry manifest:media-type="" manifest:full-path="ObjectReplacements/Object 313"/>
  <manifest:file-entry manifest:media-type="" manifest:full-path="ObjectReplacements/Object 314"/>
  <manifest:file-entry manifest:media-type="" manifest:full-path="ObjectReplacements/Object 315"/>
  <manifest:file-entry manifest:media-type="" manifest:full-path="ObjectReplacements/Object 316"/>
  <manifest:file-entry manifest:media-type="" manifest:full-path="ObjectReplacements/Object 317"/>
  <manifest:file-entry manifest:media-type="" manifest:full-path="ObjectReplacements/Object 318"/>
  <manifest:file-entry manifest:media-type="" manifest:full-path="ObjectReplacements/Object 319"/>
  <manifest:file-entry manifest:media-type="" manifest:full-path="ObjectReplacements/Object 460"/>
  <manifest:file-entry manifest:media-type="" manifest:full-path="ObjectReplacements/Object 461"/>
  <manifest:file-entry manifest:media-type="" manifest:full-path="ObjectReplacements/Object 462"/>
  <manifest:file-entry manifest:media-type="" manifest:full-path="ObjectReplacements/Object 463"/>
  <manifest:file-entry manifest:media-type="" manifest:full-path="ObjectReplacements/Object 464"/>
  <manifest:file-entry manifest:media-type="" manifest:full-path="ObjectReplacements/Object 465"/>
  <manifest:file-entry manifest:media-type="" manifest:full-path="ObjectReplacements/Object 466"/>
  <manifest:file-entry manifest:media-type="" manifest:full-path="ObjectReplacements/Object 467"/>
  <manifest:file-entry manifest:media-type="" manifest:full-path="ObjectReplacements/Object 468"/>
  <manifest:file-entry manifest:media-type="" manifest:full-path="ObjectReplacements/Object 469"/>
  <manifest:file-entry manifest:media-type="" manifest:full-path="ObjectReplacements/Object 320"/>
  <manifest:file-entry manifest:media-type="" manifest:full-path="ObjectReplacements/Object 321"/>
  <manifest:file-entry manifest:media-type="" manifest:full-path="ObjectReplacements/Object 322"/>
  <manifest:file-entry manifest:media-type="" manifest:full-path="ObjectReplacements/Object 323"/>
  <manifest:file-entry manifest:media-type="" manifest:full-path="ObjectReplacements/Object 324"/>
  <manifest:file-entry manifest:media-type="" manifest:full-path="ObjectReplacements/Object 325"/>
  <manifest:file-entry manifest:media-type="" manifest:full-path="ObjectReplacements/Object 326"/>
  <manifest:file-entry manifest:media-type="" manifest:full-path="ObjectReplacements/Object 327"/>
  <manifest:file-entry manifest:media-type="" manifest:full-path="ObjectReplacements/Object 328"/>
  <manifest:file-entry manifest:media-type="" manifest:full-path="ObjectReplacements/Object 329"/>
  <manifest:file-entry manifest:media-type="" manifest:full-path="ObjectReplacements/Object 470"/>
  <manifest:file-entry manifest:media-type="" manifest:full-path="ObjectReplacements/Object 471"/>
  <manifest:file-entry manifest:media-type="" manifest:full-path="ObjectReplacements/Object 472"/>
  <manifest:file-entry manifest:media-type="" manifest:full-path="ObjectReplacements/Object 473"/>
  <manifest:file-entry manifest:media-type="" manifest:full-path="ObjectReplacements/Object 474"/>
  <manifest:file-entry manifest:media-type="" manifest:full-path="ObjectReplacements/Object 475"/>
  <manifest:file-entry manifest:media-type="" manifest:full-path="ObjectReplacements/Object 476"/>
  <manifest:file-entry manifest:media-type="" manifest:full-path="ObjectReplacements/Object 477"/>
  <manifest:file-entry manifest:media-type="" manifest:full-path="ObjectReplacements/Object 478"/>
  <manifest:file-entry manifest:media-type="" manifest:full-path="ObjectReplacements/Object 479"/>
  <manifest:file-entry manifest:media-type="" manifest:full-path="ObjectReplacements/Object 330"/>
  <manifest:file-entry manifest:media-type="" manifest:full-path="ObjectReplacements/Object 331"/>
  <manifest:file-entry manifest:media-type="" manifest:full-path="ObjectReplacements/Object 332"/>
  <manifest:file-entry manifest:media-type="" manifest:full-path="ObjectReplacements/Object 333"/>
  <manifest:file-entry manifest:media-type="" manifest:full-path="ObjectReplacements/Object 334"/>
  <manifest:file-entry manifest:media-type="" manifest:full-path="ObjectReplacements/Object 335"/>
  <manifest:file-entry manifest:media-type="" manifest:full-path="ObjectReplacements/Object 336"/>
  <manifest:file-entry manifest:media-type="" manifest:full-path="ObjectReplacements/Object 337"/>
  <manifest:file-entry manifest:media-type="" manifest:full-path="ObjectReplacements/Object 338"/>
  <manifest:file-entry manifest:media-type="" manifest:full-path="ObjectReplacements/Object 339"/>
  <manifest:file-entry manifest:media-type="" manifest:full-path="ObjectReplacements/Object 480"/>
  <manifest:file-entry manifest:media-type="" manifest:full-path="ObjectReplacements/Object 481"/>
  <manifest:file-entry manifest:media-type="" manifest:full-path="ObjectReplacements/Object 482"/>
  <manifest:file-entry manifest:media-type="" manifest:full-path="ObjectReplacements/Object 483"/>
  <manifest:file-entry manifest:media-type="" manifest:full-path="ObjectReplacements/Object 484"/>
  <manifest:file-entry manifest:media-type="" manifest:full-path="ObjectReplacements/Object 485"/>
  <manifest:file-entry manifest:media-type="" manifest:full-path="ObjectReplacements/Object 486"/>
  <manifest:file-entry manifest:media-type="" manifest:full-path="ObjectReplacements/Object 487"/>
  <manifest:file-entry manifest:media-type="" manifest:full-path="ObjectReplacements/Object 488"/>
  <manifest:file-entry manifest:media-type="" manifest:full-path="ObjectReplacements/Object 489"/>
  <manifest:file-entry manifest:media-type="" manifest:full-path="ObjectReplacements/Object 340"/>
  <manifest:file-entry manifest:media-type="" manifest:full-path="ObjectReplacements/Object 341"/>
  <manifest:file-entry manifest:media-type="" manifest:full-path="ObjectReplacements/Object 342"/>
  <manifest:file-entry manifest:media-type="" manifest:full-path="ObjectReplacements/Object 343"/>
  <manifest:file-entry manifest:media-type="" manifest:full-path="ObjectReplacements/Object 344"/>
  <manifest:file-entry manifest:media-type="" manifest:full-path="ObjectReplacements/Object 345"/>
  <manifest:file-entry manifest:media-type="" manifest:full-path="ObjectReplacements/Object 346"/>
  <manifest:file-entry manifest:media-type="" manifest:full-path="ObjectReplacements/Object 347"/>
  <manifest:file-entry manifest:media-type="" manifest:full-path="ObjectReplacements/Object 348"/>
  <manifest:file-entry manifest:media-type="" manifest:full-path="ObjectReplacements/Object 349"/>
  <manifest:file-entry manifest:media-type="" manifest:full-path="ObjectReplacements/Object 490"/>
  <manifest:file-entry manifest:media-type="" manifest:full-path="ObjectReplacements/Object 491"/>
  <manifest:file-entry manifest:media-type="" manifest:full-path="ObjectReplacements/Object 492"/>
  <manifest:file-entry manifest:media-type="" manifest:full-path="ObjectReplacements/Object 493"/>
  <manifest:file-entry manifest:media-type="" manifest:full-path="ObjectReplacements/Object 494"/>
  <manifest:file-entry manifest:media-type="" manifest:full-path="ObjectReplacements/Object 200"/>
  <manifest:file-entry manifest:media-type="" manifest:full-path="ObjectReplacements/Object 495"/>
  <manifest:file-entry manifest:media-type="" manifest:full-path="ObjectReplacements/Object 201"/>
  <manifest:file-entry manifest:media-type="" manifest:full-path="ObjectReplacements/Object 496"/>
  <manifest:file-entry manifest:media-type="" manifest:full-path="ObjectReplacements/Object 202"/>
  <manifest:file-entry manifest:media-type="" manifest:full-path="ObjectReplacements/Object 497"/>
  <manifest:file-entry manifest:media-type="" manifest:full-path="ObjectReplacements/Object 203"/>
  <manifest:file-entry manifest:media-type="" manifest:full-path="ObjectReplacements/Object 498"/>
  <manifest:file-entry manifest:media-type="" manifest:full-path="ObjectReplacements/Object 204"/>
  <manifest:file-entry manifest:media-type="" manifest:full-path="ObjectReplacements/Object 499"/>
  <manifest:file-entry manifest:media-type="" manifest:full-path="ObjectReplacements/Object 205"/>
  <manifest:file-entry manifest:media-type="" manifest:full-path="ObjectReplacements/Object 206"/>
  <manifest:file-entry manifest:media-type="" manifest:full-path="ObjectReplacements/Object 207"/>
  <manifest:file-entry manifest:media-type="" manifest:full-path="ObjectReplacements/Object 208"/>
  <manifest:file-entry manifest:media-type="" manifest:full-path="ObjectReplacements/Object 209"/>
  <manifest:file-entry manifest:media-type="" manifest:full-path="ObjectReplacements/Object 350"/>
  <manifest:file-entry manifest:media-type="" manifest:full-path="ObjectReplacements/Object 351"/>
  <manifest:file-entry manifest:media-type="" manifest:full-path="ObjectReplacements/Object 352"/>
  <manifest:file-entry manifest:media-type="" manifest:full-path="ObjectReplacements/Object 353"/>
  <manifest:file-entry manifest:media-type="" manifest:full-path="ObjectReplacements/Object 354"/>
  <manifest:file-entry manifest:media-type="" manifest:full-path="ObjectReplacements/Object 355"/>
  <manifest:file-entry manifest:media-type="" manifest:full-path="ObjectReplacements/Object 356"/>
  <manifest:file-entry manifest:media-type="" manifest:full-path="ObjectReplacements/Object 357"/>
  <manifest:file-entry manifest:media-type="" manifest:full-path="ObjectReplacements/Object 358"/>
  <manifest:file-entry manifest:media-type="" manifest:full-path="ObjectReplacements/Object 359"/>
  <manifest:file-entry manifest:media-type="" manifest:full-path="ObjectReplacements/Object 210"/>
  <manifest:file-entry manifest:media-type="" manifest:full-path="ObjectReplacements/Object 211"/>
  <manifest:file-entry manifest:media-type="" manifest:full-path="ObjectReplacements/Object 212"/>
  <manifest:file-entry manifest:media-type="" manifest:full-path="ObjectReplacements/Object 213"/>
  <manifest:file-entry manifest:media-type="" manifest:full-path="ObjectReplacements/Object 214"/>
  <manifest:file-entry manifest:media-type="" manifest:full-path="ObjectReplacements/Object 215"/>
  <manifest:file-entry manifest:media-type="" manifest:full-path="ObjectReplacements/Object 216"/>
  <manifest:file-entry manifest:media-type="" manifest:full-path="ObjectReplacements/Object 217"/>
  <manifest:file-entry manifest:media-type="" manifest:full-path="ObjectReplacements/Object 218"/>
  <manifest:file-entry manifest:media-type="" manifest:full-path="ObjectReplacements/Object 219"/>
  <manifest:file-entry manifest:media-type="" manifest:full-path="ObjectReplacements/Object 360"/>
  <manifest:file-entry manifest:media-type="" manifest:full-path="ObjectReplacements/Object 361"/>
  <manifest:file-entry manifest:media-type="" manifest:full-path="ObjectReplacements/Object 362"/>
  <manifest:file-entry manifest:media-type="" manifest:full-path="ObjectReplacements/Object 363"/>
  <manifest:file-entry manifest:media-type="" manifest:full-path="ObjectReplacements/Object 364"/>
  <manifest:file-entry manifest:media-type="" manifest:full-path="ObjectReplacements/Object 365"/>
  <manifest:file-entry manifest:media-type="" manifest:full-path="ObjectReplacements/Object 366"/>
  <manifest:file-entry manifest:media-type="" manifest:full-path="ObjectReplacements/Object 367"/>
  <manifest:file-entry manifest:media-type="" manifest:full-path="ObjectReplacements/Object 368"/>
  <manifest:file-entry manifest:media-type="" manifest:full-path="ObjectReplacements/Object 369"/>
  <manifest:file-entry manifest:media-type="" manifest:full-path="ObjectReplacements/Object 220"/>
  <manifest:file-entry manifest:media-type="" manifest:full-path="ObjectReplacements/Object 221"/>
  <manifest:file-entry manifest:media-type="" manifest:full-path="ObjectReplacements/Object 222"/>
  <manifest:file-entry manifest:media-type="" manifest:full-path="ObjectReplacements/Object 223"/>
  <manifest:file-entry manifest:media-type="" manifest:full-path="ObjectReplacements/Object 224"/>
  <manifest:file-entry manifest:media-type="" manifest:full-path="ObjectReplacements/Object 225"/>
  <manifest:file-entry manifest:media-type="" manifest:full-path="ObjectReplacements/Object 226"/>
  <manifest:file-entry manifest:media-type="" manifest:full-path="ObjectReplacements/Object 227"/>
  <manifest:file-entry manifest:media-type="" manifest:full-path="ObjectReplacements/Object 228"/>
  <manifest:file-entry manifest:media-type="" manifest:full-path="ObjectReplacements/Object 229"/>
  <manifest:file-entry manifest:media-type="" manifest:full-path="ObjectReplacements/Object 370"/>
  <manifest:file-entry manifest:media-type="" manifest:full-path="ObjectReplacements/Object 371"/>
  <manifest:file-entry manifest:media-type="" manifest:full-path="ObjectReplacements/Object 372"/>
  <manifest:file-entry manifest:media-type="" manifest:full-path="ObjectReplacements/Object 373"/>
  <manifest:file-entry manifest:media-type="" manifest:full-path="ObjectReplacements/"/>
  <manifest:file-entry manifest:media-type="" manifest:full-path="Object 24"/>
  <manifest:file-entry manifest:media-type="" manifest:full-path="Object 25"/>
  <manifest:file-entry manifest:media-type="" manifest:full-path="Object 390"/>
  <manifest:file-entry manifest:media-type="" manifest:full-path="Object 26"/>
  <manifest:file-entry manifest:media-type="" manifest:full-path="Object 391"/>
  <manifest:file-entry manifest:media-type="" manifest:full-path="Object 27"/>
  <manifest:file-entry manifest:media-type="" manifest:full-path="Object 392"/>
  <manifest:file-entry manifest:media-type="" manifest:full-path="Object 28"/>
  <manifest:file-entry manifest:media-type="" manifest:full-path="Object 393"/>
  <manifest:file-entry manifest:media-type="" manifest:full-path="Object 29"/>
  <manifest:file-entry manifest:media-type="" manifest:full-path="Object 394"/>
  <manifest:file-entry manifest:media-type="" manifest:full-path="Object 100"/>
  <manifest:file-entry manifest:media-type="" manifest:full-path="Object 395"/>
  <manifest:file-entry manifest:media-type="" manifest:full-path="Object 101"/>
  <manifest:file-entry manifest:media-type="" manifest:full-path="Object 396"/>
  <manifest:file-entry manifest:media-type="" manifest:full-path="Object 102"/>
  <manifest:file-entry manifest:media-type="" manifest:full-path="Object 397"/>
  <manifest:file-entry manifest:media-type="" manifest:full-path="Object 103"/>
  <manifest:file-entry manifest:media-type="" manifest:full-path="Object 398"/>
  <manifest:file-entry manifest:media-type="" manifest:full-path="Object 104"/>
  <manifest:file-entry manifest:media-type="" manifest:full-path="Object 399"/>
  <manifest:file-entry manifest:media-type="" manifest:full-path="Object 105"/>
  <manifest:file-entry manifest:media-type="" manifest:full-path="Object 106"/>
  <manifest:file-entry manifest:media-type="" manifest:full-path="Object 107"/>
  <manifest:file-entry manifest:media-type="" manifest:full-path="Object 108"/>
  <manifest:file-entry manifest:media-type="" manifest:full-path="Object 109"/>
  <manifest:file-entry manifest:media-type="" manifest:full-path="Object 250"/>
  <manifest:file-entry manifest:media-type="" manifest:full-path="Object 251"/>
  <manifest:file-entry manifest:media-type="" manifest:full-path="Object 252"/>
  <manifest:file-entry manifest:media-type="" manifest:full-path="Object 253"/>
  <manifest:file-entry manifest:media-type="" manifest:full-path="Object 254"/>
  <manifest:file-entry manifest:media-type="" manifest:full-path="Object 255"/>
  <manifest:file-entry manifest:media-type="" manifest:full-path="Object 256"/>
  <manifest:file-entry manifest:media-type="" manifest:full-path="Object 257"/>
  <manifest:file-entry manifest:media-type="" manifest:full-path="Object 258"/>
  <manifest:file-entry manifest:media-type="" manifest:full-path="Object 259"/>
  <manifest:file-entry manifest:media-type="" manifest:full-path="Object 30"/>
  <manifest:file-entry manifest:media-type="" manifest:full-path="Object 31"/>
  <manifest:file-entry manifest:media-type="" manifest:full-path="Object 32"/>
  <manifest:file-entry manifest:media-type="" manifest:full-path="Object 33"/>
  <manifest:file-entry manifest:media-type="" manifest:full-path="Object 34"/>
  <manifest:file-entry manifest:media-type="" manifest:full-path="Object 35"/>
  <manifest:file-entry manifest:media-type="" manifest:full-path="Object 36"/>
  <manifest:file-entry manifest:media-type="" manifest:full-path="Object 37"/>
  <manifest:file-entry manifest:media-type="" manifest:full-path="Object 38"/>
  <manifest:file-entry manifest:media-type="" manifest:full-path="Object 39"/>
  <manifest:file-entry manifest:media-type="" manifest:full-path="Object 110"/>
  <manifest:file-entry manifest:media-type="" manifest:full-path="Object 111"/>
  <manifest:file-entry manifest:media-type="" manifest:full-path="Object 112"/>
  <manifest:file-entry manifest:media-type="" manifest:full-path="Object 113"/>
  <manifest:file-entry manifest:media-type="" manifest:full-path="Object 114"/>
  <manifest:file-entry manifest:media-type="" manifest:full-path="Object 115"/>
  <manifest:file-entry manifest:media-type="" manifest:full-path="Object 116"/>
  <manifest:file-entry manifest:media-type="" manifest:full-path="Object 117"/>
  <manifest:file-entry manifest:media-type="" manifest:full-path="Object 118"/>
  <manifest:file-entry manifest:media-type="" manifest:full-path="Object 119"/>
  <manifest:file-entry manifest:media-type="" manifest:full-path="Object 260"/>
  <manifest:file-entry manifest:media-type="" manifest:full-path="Object 261"/>
  <manifest:file-entry manifest:media-type="" manifest:full-path="Object 262"/>
  <manifest:file-entry manifest:media-type="" manifest:full-path="Object 263"/>
  <manifest:file-entry manifest:media-type="" manifest:full-path="Object 264"/>
  <manifest:file-entry manifest:media-type="" manifest:full-path="Object 265"/>
  <manifest:file-entry manifest:media-type="" manifest:full-path="Object 266"/>
  <manifest:file-entry manifest:media-type="" manifest:full-path="Object 267"/>
  <manifest:file-entry manifest:media-type="" manifest:full-path="Object 268"/>
  <manifest:file-entry manifest:media-type="" manifest:full-path="Object 269"/>
  <manifest:file-entry manifest:media-type="" manifest:full-path="Object 40"/>
  <manifest:file-entry manifest:media-type="" manifest:full-path="Object 41"/>
  <manifest:file-entry manifest:media-type="" manifest:full-path="Object 42"/>
  <manifest:file-entry manifest:media-type="" manifest:full-path="Object 43"/>
  <manifest:file-entry manifest:media-type="" manifest:full-path="Object 44"/>
  <manifest:file-entry manifest:media-type="" manifest:full-path="Object 45"/>
  <manifest:file-entry manifest:media-type="" manifest:full-path="Object 46"/>
  <manifest:file-entry manifest:media-type="" manifest:full-path="Object 47"/>
  <manifest:file-entry manifest:media-type="" manifest:full-path="Object 48"/>
  <manifest:file-entry manifest:media-type="" manifest:full-path="Object 49"/>
  <manifest:file-entry manifest:media-type="" manifest:full-path="Object 120"/>
  <manifest:file-entry manifest:media-type="" manifest:full-path="Object 121"/>
  <manifest:file-entry manifest:media-type="" manifest:full-path="Object 122"/>
  <manifest:file-entry manifest:media-type="" manifest:full-path="Object 123"/>
  <manifest:file-entry manifest:media-type="" manifest:full-path="Object 124"/>
  <manifest:file-entry manifest:media-type="" manifest:full-path="Object 125"/>
  <manifest:file-entry manifest:media-type="" manifest:full-path="Object 126"/>
  <manifest:file-entry manifest:media-type="" manifest:full-path="Object 127"/>
  <manifest:file-entry manifest:media-type="" manifest:full-path="Object 128"/>
  <manifest:file-entry manifest:media-type="" manifest:full-path="Object 129"/>
  <manifest:file-entry manifest:media-type="" manifest:full-path="Object 270"/>
  <manifest:file-entry manifest:media-type="" manifest:full-path="Object 271"/>
  <manifest:file-entry manifest:media-type="" manifest:full-path="Object 272"/>
  <manifest:file-entry manifest:media-type="" manifest:full-path="Object 273"/>
  <manifest:file-entry manifest:media-type="" manifest:full-path="Object 500"/>
  <manifest:file-entry manifest:media-type="" manifest:full-path="Object 274"/>
  <manifest:file-entry manifest:media-type="" manifest:full-path="Object 275"/>
  <manifest:file-entry manifest:media-type="" manifest:full-path="Object 276"/>
  <manifest:file-entry manifest:media-type="" manifest:full-path="Object 277"/>
  <manifest:file-entry manifest:media-type="" manifest:full-path="Object 278"/>
  <manifest:file-entry manifest:media-type="" manifest:full-path="Object 279"/>
  <manifest:file-entry manifest:media-type="" manifest:full-path="Object 50"/>
  <manifest:file-entry manifest:media-type="" manifest:full-path="Object 51"/>
  <manifest:file-entry manifest:media-type="" manifest:full-path="Object 52"/>
  <manifest:file-entry manifest:media-type="" manifest:full-path="Object 53"/>
  <manifest:file-entry manifest:media-type="" manifest:full-path="Object 54"/>
  <manifest:file-entry manifest:media-type="" manifest:full-path="Object 55"/>
  <manifest:file-entry manifest:media-type="" manifest:full-path="Object 56"/>
  <manifest:file-entry manifest:media-type="" manifest:full-path="Object 57"/>
  <manifest:file-entry manifest:media-type="" manifest:full-path="Object 58"/>
  <manifest:file-entry manifest:media-type="" manifest:full-path="Object 59"/>
  <manifest:file-entry manifest:media-type="" manifest:full-path="Object 130"/>
  <manifest:file-entry manifest:media-type="" manifest:full-path="Object 131"/>
  <manifest:file-entry manifest:media-type="" manifest:full-path="Object 132"/>
  <manifest:file-entry manifest:media-type="" manifest:full-path="Object 133"/>
  <manifest:file-entry manifest:media-type="" manifest:full-path="Object 134"/>
  <manifest:file-entry manifest:media-type="" manifest:full-path="Object 135"/>
  <manifest:file-entry manifest:media-type="" manifest:full-path="Object 136"/>
  <manifest:file-entry manifest:media-type="" manifest:full-path="Object 137"/>
  <manifest:file-entry manifest:media-type="" manifest:full-path="Object 138"/>
  <manifest:file-entry manifest:media-type="" manifest:full-path="Object 139"/>
  <manifest:file-entry manifest:media-type="" manifest:full-path="Object 280"/>
  <manifest:file-entry manifest:media-type="" manifest:full-path="Object 281"/>
  <manifest:file-entry manifest:media-type="" manifest:full-path="Object 282"/>
  <manifest:file-entry manifest:media-type="" manifest:full-path="Object 283"/>
  <manifest:file-entry manifest:media-type="" manifest:full-path="Object 284"/>
  <manifest:file-entry manifest:media-type="" manifest:full-path="Object 285"/>
  <manifest:file-entry manifest:media-type="" manifest:full-path="Object 286"/>
  <manifest:file-entry manifest:media-type="" manifest:full-path="Object 287"/>
  <manifest:file-entry manifest:media-type="" manifest:full-path="Object 288"/>
  <manifest:file-entry manifest:media-type="" manifest:full-path="Object 289"/>
  <manifest:file-entry manifest:media-type="" manifest:full-path="Object 60"/>
  <manifest:file-entry manifest:media-type="" manifest:full-path="Object 61"/>
  <manifest:file-entry manifest:media-type="" manifest:full-path="Object 62"/>
  <manifest:file-entry manifest:media-type="" manifest:full-path="Object 63"/>
  <manifest:file-entry manifest:media-type="" manifest:full-path="Object 64"/>
  <manifest:file-entry manifest:media-type="" manifest:full-path="Object 65"/>
  <manifest:file-entry manifest:media-type="" manifest:full-path="Object 66"/>
  <manifest:file-entry manifest:media-type="" manifest:full-path="Object 67"/>
  <manifest:file-entry manifest:media-type="" manifest:full-path="Object 68"/>
  <manifest:file-entry manifest:media-type="" manifest:full-path="Object 69"/>
  <manifest:file-entry manifest:media-type="" manifest:full-path="Object 140"/>
  <manifest:file-entry manifest:media-type="" manifest:full-path="Object 141"/>
  <manifest:file-entry manifest:media-type="" manifest:full-path="Object 142"/>
  <manifest:file-entry manifest:media-type="" manifest:full-path="Object 143"/>
  <manifest:file-entry manifest:media-type="" manifest:full-path="Object 144"/>
  <manifest:file-entry manifest:media-type="" manifest:full-path="Object 145"/>
  <manifest:file-entry manifest:media-type="" manifest:full-path="Object 146"/>
  <manifest:file-entry manifest:media-type="" manifest:full-path="Object 147"/>
  <manifest:file-entry manifest:media-type="" manifest:full-path="Object 148"/>
  <manifest:file-entry manifest:media-type="" manifest:full-path="Object 149"/>
  <manifest:file-entry manifest:media-type="" manifest:full-path="Object 290"/>
  <manifest:file-entry manifest:media-type="" manifest:full-path="Object 291"/>
  <manifest:file-entry manifest:media-type="" manifest:full-path="Object 292"/>
  <manifest:file-entry manifest:media-type="" manifest:full-path="Object 293"/>
  <manifest:file-entry manifest:media-type="" manifest:full-path="Object 294"/>
  <manifest:file-entry manifest:media-type="" manifest:full-path="Object 295"/>
  <manifest:file-entry manifest:media-type="" manifest:full-path="Object 296"/>
  <manifest:file-entry manifest:media-type="" manifest:full-path="Object 297"/>
  <manifest:file-entry manifest:media-type="" manifest:full-path="Object 298"/>
  <manifest:file-entry manifest:media-type="" manifest:full-path="Object 299"/>
  <manifest:file-entry manifest:media-type="" manifest:full-path="Object 70"/>
  <manifest:file-entry manifest:media-type="" manifest:full-path="Object 71"/>
  <manifest:file-entry manifest:media-type="" manifest:full-path="Object 72"/>
  <manifest:file-entry manifest:media-type="" manifest:full-path="Object 73"/>
  <manifest:file-entry manifest:media-type="" manifest:full-path="Object 74"/>
  <manifest:file-entry manifest:media-type="" manifest:full-path="Object 75"/>
  <manifest:file-entry manifest:media-type="" manifest:full-path="Object 76"/>
  <manifest:file-entry manifest:media-type="" manifest:full-path="Object 77"/>
  <manifest:file-entry manifest:media-type="" manifest:full-path="Object 78"/>
  <manifest:file-entry manifest:media-type="" manifest:full-path="Object 79"/>
  <manifest:file-entry manifest:media-type="" manifest:full-path="Object 150"/>
  <manifest:file-entry manifest:media-type="" manifest:full-path="Object 151"/>
  <manifest:file-entry manifest:media-type="" manifest:full-path="Object 152"/>
  <manifest:file-entry manifest:media-type="" manifest:full-path="Object 153"/>
  <manifest:file-entry manifest:media-type="" manifest:full-path="Object 154"/>
  <manifest:file-entry manifest:media-type="" manifest:full-path="Object 155"/>
  <manifest:file-entry manifest:media-type="" manifest:full-path="Object 156"/>
  <manifest:file-entry manifest:media-type="" manifest:full-path="Object 157"/>
  <manifest:file-entry manifest:media-type="" manifest:full-path="Object 158"/>
  <manifest:file-entry manifest:media-type="" manifest:full-path="Object 159"/>
  <manifest:file-entry manifest:media-type="" manifest:full-path="Object 80"/>
  <manifest:file-entry manifest:media-type="" manifest:full-path="Object 81"/>
  <manifest:file-entry manifest:media-type="" manifest:full-path="Object 82"/>
  <manifest:file-entry manifest:media-type="" manifest:full-path="Object 83"/>
  <manifest:file-entry manifest:media-type="" manifest:full-path="Object 84"/>
  <manifest:file-entry manifest:media-type="" manifest:full-path="Object 85"/>
  <manifest:file-entry manifest:media-type="" manifest:full-path="Object 86"/>
  <manifest:file-entry manifest:media-type="" manifest:full-path="Object 87"/>
  <manifest:file-entry manifest:media-type="" manifest:full-path="Object 88"/>
  <manifest:file-entry manifest:media-type="" manifest:full-path="Object 89"/>
  <manifest:file-entry manifest:media-type="" manifest:full-path="Object 160"/>
  <manifest:file-entry manifest:media-type="" manifest:full-path="Object 161"/>
  <manifest:file-entry manifest:media-type="" manifest:full-path="Object 162"/>
  <manifest:file-entry manifest:media-type="" manifest:full-path="Object 163"/>
  <manifest:file-entry manifest:media-type="" manifest:full-path="Object 164"/>
  <manifest:file-entry manifest:media-type="" manifest:full-path="Object 165"/>
  <manifest:file-entry manifest:media-type="" manifest:full-path="Object 166"/>
  <manifest:file-entry manifest:media-type="" manifest:full-path="Object 167"/>
  <manifest:file-entry manifest:media-type="" manifest:full-path="Object 168"/>
  <manifest:file-entry manifest:media-type="" manifest:full-path="Object 169"/>
  <manifest:file-entry manifest:media-type="" manifest:full-path="Object 90"/>
  <manifest:file-entry manifest:media-type="" manifest:full-path="Object 91"/>
  <manifest:file-entry manifest:media-type="" manifest:full-path="Object 92"/>
  <manifest:file-entry manifest:media-type="" manifest:full-path="Object 93"/>
  <manifest:file-entry manifest:media-type="" manifest:full-path="Object 94"/>
  <manifest:file-entry manifest:media-type="" manifest:full-path="Object 95"/>
  <manifest:file-entry manifest:media-type="" manifest:full-path="Object 96"/>
  <manifest:file-entry manifest:media-type="" manifest:full-path="Object 97"/>
  <manifest:file-entry manifest:media-type="" manifest:full-path="Object 98"/>
  <manifest:file-entry manifest:media-type="" manifest:full-path="Object 99"/>
  <manifest:file-entry manifest:media-type="" manifest:full-path="Object 170"/>
  <manifest:file-entry manifest:media-type="" manifest:full-path="Object 171"/>
  <manifest:file-entry manifest:media-type="" manifest:full-path="Object 172"/>
  <manifest:file-entry manifest:media-type="" manifest:full-path="Object 400"/>
  <manifest:file-entry manifest:media-type="" manifest:full-path="Object 173"/>
  <manifest:file-entry manifest:media-type="" manifest:full-path="Object 401"/>
  <manifest:file-entry manifest:media-type="" manifest:full-path="Object 174"/>
  <manifest:file-entry manifest:media-type="" manifest:full-path="Object 402"/>
  <manifest:file-entry manifest:media-type="" manifest:full-path="Object 175"/>
  <manifest:file-entry manifest:media-type="" manifest:full-path="Object 176"/>
  <manifest:file-entry manifest:media-type="" manifest:full-path="Object 403"/>
  <manifest:file-entry manifest:media-type="" manifest:full-path="Object 177"/>
  <manifest:file-entry manifest:media-type="" manifest:full-path="Object 404"/>
  <manifest:file-entry manifest:media-type="" manifest:full-path="Object 178"/>
  <manifest:file-entry manifest:media-type="" manifest:full-path="Object 405"/>
  <manifest:file-entry manifest:media-type="" manifest:full-path="Object 179"/>
  <manifest:file-entry manifest:media-type="" manifest:full-path="Object 406"/>
  <manifest:file-entry manifest:media-type="" manifest:full-path="Object 407"/>
  <manifest:file-entry manifest:media-type="" manifest:full-path="Object 408"/>
  <manifest:file-entry manifest:media-type="" manifest:full-path="Object 409"/>
  <manifest:file-entry manifest:media-type="" manifest:full-path="Object 180"/>
  <manifest:file-entry manifest:media-type="" manifest:full-path="Object 181"/>
  <manifest:file-entry manifest:media-type="" manifest:full-path="Object 182"/>
  <manifest:file-entry manifest:media-type="" manifest:full-path="Object 183"/>
  <manifest:file-entry manifest:media-type="" manifest:full-path="Object 410"/>
  <manifest:file-entry manifest:media-type="" manifest:full-path="Object 184"/>
  <manifest:file-entry manifest:media-type="" manifest:full-path="Object 411"/>
  <manifest:file-entry manifest:media-type="" manifest:full-path="Object 185"/>
  <manifest:file-entry manifest:media-type="" manifest:full-path="Object 412"/>
  <manifest:file-entry manifest:media-type="" manifest:full-path="Object 186"/>
  <manifest:file-entry manifest:media-type="" manifest:full-path="Object 413"/>
  <manifest:file-entry manifest:media-type="" manifest:full-path="Object 187"/>
  <manifest:file-entry manifest:media-type="" manifest:full-path="Object 414"/>
  <manifest:file-entry manifest:media-type="" manifest:full-path="Object 188"/>
  <manifest:file-entry manifest:media-type="" manifest:full-path="Object 415"/>
  <manifest:file-entry manifest:media-type="" manifest:full-path="Object 189"/>
  <manifest:file-entry manifest:media-type="" manifest:full-path="Object 416"/>
  <manifest:file-entry manifest:media-type="" manifest:full-path="Object 417"/>
  <manifest:file-entry manifest:media-type="" manifest:full-path="Object 418"/>
  <manifest:file-entry manifest:media-type="" manifest:full-path="Object 419"/>
  <manifest:file-entry manifest:media-type="" manifest:full-path="Object 190"/>
  <manifest:file-entry manifest:media-type=""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
  <manifest:file-entry manifest:media-type="" manifest:full-path="Object 193"/>
  <manifest:file-entry manifest:media-type="" manifest:full-path="Object 420"/>
  <manifest:file-entry manifest:media-type="" manifest:full-path="Object 194"/>
  <manifest:file-entry manifest:media-type="" manifest:full-path="Object 421"/>
  <manifest:file-entry manifest:media-type="" manifest:full-path="Object 195"/>
  <manifest:file-entry manifest:media-type="" manifest:full-path="Object 422"/>
  <manifest:file-entry manifest:media-type="" manifest:full-path="Object 196"/>
  <manifest:file-entry manifest:media-type="" manifest:full-path="Object 423"/>
  <manifest:file-entry manifest:media-type="" manifest:full-path="Object 197"/>
  <manifest:file-entry manifest:media-type="" manifest:full-path="Object 424"/>
  <manifest:file-entry manifest:media-type="" manifest:full-path="Object 198"/>
  <manifest:file-entry manifest:media-type="" manifest:full-path="Object 425"/>
  <manifest:file-entry manifest:media-type="" manifest:full-path="Object 199"/>
  <manifest:file-entry manifest:media-type="" manifest:full-path="Object 426"/>
  <manifest:file-entry manifest:media-type="" manifest:full-path="Object 427"/>
  <manifest:file-entry manifest:media-type="" manifest:full-path="Object 428"/>
  <manifest:file-entry manifest:media-type="" manifest:full-path="Object 429"/>
  <manifest:file-entry manifest:media-type="" manifest:full-path="Object 430"/>
  <manifest:file-entry manifest:media-type="" manifest:full-path="Object 431"/>
  <manifest:file-entry manifest:media-type="" manifest:full-path="Object 432"/>
  <manifest:file-entry manifest:media-type="" manifest:full-path="Object 433"/>
  <manifest:file-entry manifest:media-type="" manifest:full-path="Object 434"/>
  <manifest:file-entry manifest:media-type="" manifest:full-path="Object 435"/>
  <manifest:file-entry manifest:media-type="" manifest:full-path="Object 436"/>
  <manifest:file-entry manifest:media-type="" manifest:full-path="Object 437"/>
  <manifest:file-entry manifest:media-type="" manifest:full-path="Object 438"/>
  <manifest:file-entry manifest:media-type="" manifest:full-path="Object 439"/>
  <manifest:file-entry manifest:media-type="" manifest:full-path="Object 1"/>
  <manifest:file-entry manifest:media-type="" manifest:full-path="Object 2"/>
  <manifest:file-entry manifest:media-type="" manifest:full-path="Object 3"/>
  <manifest:file-entry manifest:media-type="" manifest:full-path="Object 4"/>
  <manifest:file-entry manifest:media-type="" manifest:full-path="Object 5"/>
  <manifest:file-entry manifest:media-type="" manifest:full-path="Object 6"/>
  <manifest:file-entry manifest:media-type="" manifest:full-path="Object 7"/>
  <manifest:file-entry manifest:media-type="" manifest:full-path="Object 8"/>
  <manifest:file-entry manifest:media-type="" manifest:full-path="Object 9"/>
  <manifest:file-entry manifest:media-type="text/xml" manifest:full-path="content.xml"/>
  <manifest:file-entry manifest:media-type="" manifest:full-path="Object 440"/>
  <manifest:file-entry manifest:media-type="" manifest:full-path="Object 441"/>
  <manifest:file-entry manifest:media-type="" manifest:full-path="Object 442"/>
  <manifest:file-entry manifest:media-type="" manifest:full-path="Object 443"/>
  <manifest:file-entry manifest:media-type="" manifest:full-path="Object 444"/>
  <manifest:file-entry manifest:media-type="" manifest:full-path="Object 445"/>
  <manifest:file-entry manifest:media-type="" manifest:full-path="Object 446"/>
  <manifest:file-entry manifest:media-type="" manifest:full-path="Object 447"/>
  <manifest:file-entry manifest:media-type="" manifest:full-path="Object 448"/>
  <manifest:file-entry manifest:media-type="" manifest:full-path="Object 449"/>
  <manifest:file-entry manifest:media-type="" manifest:full-path="Object 300"/>
  <manifest:file-entry manifest:media-type="" manifest:full-path="Object 301"/>
  <manifest:file-entry manifest:media-type="" manifest:full-path="Object 302"/>
  <manifest:file-entry manifest:media-type="" manifest:full-path="Object 303"/>
  <manifest:file-entry manifest:media-type="" manifest:full-path="Object 304"/>
  <manifest:file-entry manifest:media-type="" manifest:full-path="Object 305"/>
  <manifest:file-entry manifest:media-type="" manifest:full-path="Object 306"/>
  <manifest:file-entry manifest:media-type="" manifest:full-path="Object 307"/>
  <manifest:file-entry manifest:media-type="" manifest:full-path="Object 308"/>
  <manifest:file-entry manifest:media-type="" manifest:full-path="Object 309"/>
  <manifest:file-entry manifest:media-type="" manifest:full-path="Object 450"/>
  <manifest:file-entry manifest:media-type="" manifest:full-path="Object 451"/>
  <manifest:file-entry manifest:media-type="" manifest:full-path="Object 452"/>
  <manifest:file-entry manifest:media-type="" manifest:full-path="Object 453"/>
  <manifest:file-entry manifest:media-type="" manifest:full-path="Object 454"/>
  <manifest:file-entry manifest:media-type="" manifest:full-path="Object 455"/>
  <manifest:file-entry manifest:media-type="" manifest:full-path="Object 456"/>
  <manifest:file-entry manifest:media-type="" manifest:full-path="Object 457"/>
  <manifest:file-entry manifest:media-type="" manifest:full-path="Object 458"/>
  <manifest:file-entry manifest:media-type="" manifest:full-path="Object 459"/>
  <manifest:file-entry manifest:media-type="text/xml" manifest:full-path="meta.xml"/>
  <manifest:file-entry manifest:media-type="" manifest:full-path="Object 310"/>
  <manifest:file-entry manifest:media-type="" manifest:full-path="Object 311"/>
  <manifest:file-entry manifest:media-type="" manifest:full-path="Object 312"/>
  <manifest:file-entry manifest:media-type="" manifest:full-path="Object 313"/>
  <manifest:file-entry manifest:media-type="" manifest:full-path="Object 314"/>
  <manifest:file-entry manifest:media-type="" manifest:full-path="Object 315"/>
  <manifest:file-entry manifest:media-type="" manifest:full-path="Object 316"/>
  <manifest:file-entry manifest:media-type="" manifest:full-path="Object 317"/>
  <manifest:file-entry manifest:media-type="" manifest:full-path="Object 318"/>
  <manifest:file-entry manifest:media-type="" manifest:full-path="Object 319"/>
  <manifest:file-entry manifest:media-type="" manifest:full-path="Object 460"/>
  <manifest:file-entry manifest:media-type="" manifest:full-path="Object 461"/>
  <manifest:file-entry manifest:media-type="application/binary" manifest:full-path="layout-cache"/>
  <manifest:file-entry manifest:media-type="" manifest:full-path="Object 462"/>
  <manifest:file-entry manifest:media-type="" manifest:full-path="Object 463"/>
  <manifest:file-entry manifest:media-type="" manifest:full-path="Object 464"/>
  <manifest:file-entry manifest:media-type="" manifest:full-path="Object 465"/>
  <manifest:file-entry manifest:media-type="" manifest:full-path="Object 466"/>
  <manifest:file-entry manifest:media-type="" manifest:full-path="Object 467"/>
  <manifest:file-entry manifest:media-type="" manifest:full-path="Object 468"/>
  <manifest:file-entry manifest:media-type="" manifest:full-path="Object 469"/>
  <manifest:file-entry manifest:media-type="" manifest:full-path="Object 320"/>
  <manifest:file-entry manifest:media-type="" manifest:full-path="Object 321"/>
  <manifest:file-entry manifest:media-type="" manifest:full-path="Object 322"/>
  <manifest:file-entry manifest:media-type="" manifest:full-path="Object 323"/>
  <manifest:file-entry manifest:media-type="" manifest:full-path="Object 324"/>
  <manifest:file-entry manifest:media-type="" manifest:full-path="Object 325"/>
  <manifest:file-entry manifest:media-type="" manifest:full-path="Object 326"/>
  <manifest:file-entry manifest:media-type="" manifest:full-path="Object 327"/>
  <manifest:file-entry manifest:media-type="" manifest:full-path="Object 328"/>
  <manifest:file-entry manifest:media-type="" manifest:full-path="Object 329"/>
  <manifest:file-entry manifest:media-type="" manifest:full-path="Object 470"/>
  <manifest:file-entry manifest:media-type="" manifest:full-path="Object 471"/>
  <manifest:file-entry manifest:media-type="" manifest:full-path="Object 472"/>
  <manifest:file-entry manifest:media-type="" manifest:full-path="Object 473"/>
  <manifest:file-entry manifest:media-type="" manifest:full-path="Object 474"/>
  <manifest:file-entry manifest:media-type="" manifest:full-path="Object 475"/>
  <manifest:file-entry manifest:media-type="" manifest:full-path="Object 476"/>
  <manifest:file-entry manifest:media-type="" manifest:full-path="Object 477"/>
  <manifest:file-entry manifest:media-type="" manifest:full-path="Object 478"/>
  <manifest:file-entry manifest:media-type="" manifest:full-path="Object 479"/>
  <manifest:file-entry manifest:media-type="" manifest:full-path="Object 330"/>
  <manifest:file-entry manifest:media-type="" manifest:full-path="Object 331"/>
  <manifest:file-entry manifest:media-type="" manifest:full-path="Object 332"/>
  <manifest:file-entry manifest:media-type="" manifest:full-path="Object 333"/>
  <manifest:file-entry manifest:media-type="" manifest:full-path="Object 334"/>
  <manifest:file-entry manifest:media-type="" manifest:full-path="Object 335"/>
  <manifest:file-entry manifest:media-type="" manifest:full-path="Object 336"/>
  <manifest:file-entry manifest:media-type="" manifest:full-path="Object 337"/>
  <manifest:file-entry manifest:media-type="" manifest:full-path="Object 338"/>
  <manifest:file-entry manifest:media-type="" manifest:full-path="Object 339"/>
  <manifest:file-entry manifest:media-type="" manifest:full-path="Object 480"/>
  <manifest:file-entry manifest:media-type="" manifest:full-path="Object 481"/>
  <manifest:file-entry manifest:media-type="" manifest:full-path="Object 482"/>
  <manifest:file-entry manifest:media-type="" manifest:full-path="Object 483"/>
  <manifest:file-entry manifest:media-type="" manifest:full-path="Object 484"/>
  <manifest:file-entry manifest:media-type="" manifest:full-path="Object 485"/>
  <manifest:file-entry manifest:media-type="" manifest:full-path="Object 486"/>
  <manifest:file-entry manifest:media-type="" manifest:full-path="Object 487"/>
  <manifest:file-entry manifest:media-type="" manifest:full-path="Object 488"/>
  <manifest:file-entry manifest:media-type="" manifest:full-path="Object 489"/>
  <manifest:file-entry manifest:media-type="" manifest:full-path="Thumbnails/thumbnail.png"/>
  <manifest:file-entry manifest:media-type="" manifest:full-path="Thumbnails/"/>
  <manifest:file-entry manifest:media-type="" manifest:full-path="Object 340"/>
  <manifest:file-entry manifest:media-type="" manifest:full-path="Object 341"/>
  <manifest:file-entry manifest:media-type="" manifest:full-path="Object 342"/>
  <manifest:file-entry manifest:media-type="" manifest:full-path="Object 343"/>
  <manifest:file-entry manifest:media-type="" manifest:full-path="Object 344"/>
  <manifest:file-entry manifest:media-type="" manifest:full-path="Object 345"/>
  <manifest:file-entry manifest:media-type="" manifest:full-path="Object 346"/>
  <manifest:file-entry manifest:media-type="" manifest:full-path="Object 347"/>
  <manifest:file-entry manifest:media-type="" manifest:full-path="Object 348"/>
  <manifest:file-entry manifest:media-type="" manifest:full-path="Object 349"/>
  <manifest:file-entry manifest:media-type="" manifest:full-path="Object 490"/>
  <manifest:file-entry manifest:media-type="" manifest:full-path="Object 491"/>
  <manifest:file-entry manifest:media-type="" manifest:full-path="Object 492"/>
  <manifest:file-entry manifest:media-type="" manifest:full-path="Object 493"/>
  <manifest:file-entry manifest:media-type="" manifest:full-path="Object 494"/>
  <manifest:file-entry manifest:media-type="" manifest:full-path="Object 200"/>
  <manifest:file-entry manifest:media-type="" manifest:full-path="Object 495"/>
  <manifest:file-entry manifest:media-type="" manifest:full-path="Object 201"/>
  <manifest:file-entry manifest:media-type="" manifest:full-path="Object 496"/>
  <manifest:file-entry manifest:media-type="" manifest:full-path="Object 202"/>
  <manifest:file-entry manifest:media-type="" manifest:full-path="Object 497"/>
  <manifest:file-entry manifest:media-type="" manifest:full-path="Object 203"/>
  <manifest:file-entry manifest:media-type="" manifest:full-path="Object 498"/>
  <manifest:file-entry manifest:media-type="" manifest:full-path="Object 204"/>
  <manifest:file-entry manifest:media-type="" manifest:full-path="Object 499"/>
  <manifest:file-entry manifest:media-type="" manifest:full-path="Object 205"/>
  <manifest:file-entry manifest:media-type="" manifest:full-path="Object 206"/>
  <manifest:file-entry manifest:media-type="" manifest:full-path="Object 207"/>
  <manifest:file-entry manifest:media-type="" manifest:full-path="Object 208"/>
  <manifest:file-entry manifest:media-type="" manifest:full-path="Object 209"/>
  <manifest:file-entry manifest:media-type="" manifest:full-path="Object 350"/>
  <manifest:file-entry manifest:media-type="" manifest:full-path="Object 351"/>
  <manifest:file-entry manifest:media-type="" manifest:full-path="Object 352"/>
  <manifest:file-entry manifest:media-type="" manifest:full-path="Object 353"/>
  <manifest:file-entry manifest:media-type="" manifest:full-path="Object 354"/>
  <manifest:file-entry manifest:media-type="" manifest:full-path="Object 355"/>
  <manifest:file-entry manifest:media-type="" manifest:full-path="Object 356"/>
  <manifest:file-entry manifest:media-type="" manifest:full-path="Object 357"/>
  <manifest:file-entry manifest:media-type="" manifest:full-path="Object 358"/>
  <manifest:file-entry manifest:media-type="" manifest:full-path="Object 359"/>
  <manifest:file-entry manifest:media-type="" manifest:full-path="Object 210"/>
  <manifest:file-entry manifest:media-type="" manifest:full-path="Object 211"/>
  <manifest:file-entry manifest:media-type="" manifest:full-path="Object 212"/>
  <manifest:file-entry manifest:media-type="" manifest:full-path="Object 213"/>
  <manifest:file-entry manifest:media-type="" manifest:full-path="Object 214"/>
  <manifest:file-entry manifest:media-type="" manifest:full-path="Object 215"/>
  <manifest:file-entry manifest:media-type="" manifest:full-path="Object 216"/>
  <manifest:file-entry manifest:media-type="" manifest:full-path="Object 217"/>
  <manifest:file-entry manifest:media-type="" manifest:full-path="Object 218"/>
  <manifest:file-entry manifest:media-type="" manifest:full-path="Object 219"/>
  <manifest:file-entry manifest:media-type="" manifest:full-path="Object 360"/>
  <manifest:file-entry manifest:media-type="" manifest:full-path="Object 361"/>
  <manifest:file-entry manifest:media-type="" manifest:full-path="Object 362"/>
  <manifest:file-entry manifest:media-type="" manifest:full-path="Object 363"/>
  <manifest:file-entry manifest:media-type="" manifest:full-path="Object 364"/>
  <manifest:file-entry manifest:media-type="" manifest:full-path="Object 365"/>
  <manifest:file-entry manifest:media-type="" manifest:full-path="Object 366"/>
  <manifest:file-entry manifest:media-type="" manifest:full-path="Object 367"/>
  <manifest:file-entry manifest:media-type="" manifest:full-path="Object 368"/>
  <manifest:file-entry manifest:media-type="" manifest:full-path="Object 369"/>
  <manifest:file-entry manifest:media-type="" manifest:full-path="Object 220"/>
  <manifest:file-entry manifest:media-type="" manifest:full-path="Object 221"/>
  <manifest:file-entry manifest:media-type="" manifest:full-path="Object 222"/>
  <manifest:file-entry manifest:media-type="" manifest:full-path="Object 223"/>
  <manifest:file-entry manifest:media-type="" manifest:full-path="Object 224"/>
  <manifest:file-entry manifest:media-type="" manifest:full-path="Object 225"/>
  <manifest:file-entry manifest:media-type="" manifest:full-path="Object 226"/>
  <manifest:file-entry manifest:media-type="" manifest:full-path="Object 227"/>
  <manifest:file-entry manifest:media-type="" manifest:full-path="Object 228"/>
  <manifest:file-entry manifest:media-type="" manifest:full-path="Object 229"/>
  <manifest:file-entry manifest:media-type="" manifest:full-path="Object 370"/>
  <manifest:file-entry manifest:media-type="" manifest:full-path="Object 371"/>
  <manifest:file-entry manifest:media-type="" manifest:full-path="Object 372"/>
  <manifest:file-entry manifest:media-type=""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Helvetica-Narrow1" svg:font-family="Helvetica-Narrow" style:font-adornments="Bold" style:font-pitch="variable"/>
    <style:font-face style:name="Helvetica-Narrow2" svg:font-family="Helvetica-Narro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break-before="auto" fo:break-after="auto"/>
    </style:style>
    <style:style style:name="P2" style:family="paragraph" style:parent-style-name="p">
      <style:paragraph-properties fo:break-before="page"/>
    </style:style>
    <style:style style:name="P3" style:family="paragraph" style:parent-style-name="Contents_20_2">
      <style:paragraph-properties>
        <style:tab-stops>
          <style:tab-stop style:position="16.401cm" style:type="right"/>
        </style:tab-stops>
      </style:paragraph-properties>
    </style:style>
    <style:style style:name="P4" style:family="paragraph" style:parent-style-name="Contents_20_1">
      <style:paragraph-properties>
        <style:tab-stops>
          <style:tab-stop style:position="17cm" style:type="right"/>
        </style:tab-stops>
      </style:paragraph-properties>
    </style:style>
    <style:style style:name="fr1" style:family="graphic" style:parent-style-name="OLE">
      <style:graphic-properties style:vertical-pos="middle" style:vertical-rel="baseline" style:horizontal-pos="from-left" style:horizontal-rel="paragraph" draw:ole-draw-aspect="1" draw:visible-area-top="0cm" draw:visible-area-width="5cm" draw:visible-area-height="5cm"/>
    </style:style>
    <style:style style:name="fr2" style:family="graphic" style:parent-style-name="OLE">
      <style:graphic-properties style:vertical-pos="top" style:vertical-rel="baseline" draw:ole-draw-aspect="1" draw:visible-area-top="0cm" draw:visible-area-width="5cm" draw:visible-area-height="5cm"/>
    </style:style>
    <style:style style:name="Sect1" style:family="section">
      <style:section-properties style:editable="false">
        <style:columns fo:column-count="0" fo:column-gap="0cm"/>
      </style:section-properties>
    </style:style>
    <style:style style:name="Sect2" style:family="section">
      <style:section-properties fo:margin-left="0cm" fo:margin-right="0cm"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ook">Enter Title</text:p>
      <text:p text:style-name="p"/>
      <text:p text:style-name="P2"/>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p text:style-name="P4">Sample MathType in OOo<text:tab/>1</text:p>
          <text:p text:style-name="P3">1 sample<text:tab/>1</text:p>
          <text:p text:style-name="P3">2 sample<text:tab/>2</text:p>
          <text:p text:style-name="P3">3 sample<text:tab/>2</text:p>
          <text:p text:style-name="P3">4 sample<text:tab/>3</text:p>
          <text:p text:style-name="P3">5 sample<text:tab/>3</text:p>
          <text:p text:style-name="P3">6 sample<text:tab/>4</text:p>
          <text:p text:style-name="P3">7 sample<text:tab/>5</text:p>
          <text:p text:style-name="P3">8 sample<text:tab/>6</text:p>
          <text:p text:style-name="P3">9 sample<text:tab/>7</text:p>
          <text:p text:style-name="P3">10 sample<text:tab/>7</text:p>
          <text:p text:style-name="P3">11 sample<text:tab/>8</text:p>
          <text:p text:style-name="P3">12 sample<text:tab/>9</text:p>
          <text:p text:style-name="P3">13 sample<text:tab/>10</text:p>
          <text:p text:style-name="P3">14 sample<text:tab/>10</text:p>
          <text:p text:style-name="P3">15 sample<text:tab/>11</text:p>
          <text:p text:style-name="P3">16 sample<text:tab/>12</text:p>
          <text:p text:style-name="P3">17 sample<text:tab/>13</text:p>
          <text:p text:style-name="P3">18 sample<text:tab/>14</text:p>
          <text:p text:style-name="P3">19 sample<text:tab/>14</text:p>
          <text:p text:style-name="P3">20 sample<text:tab/>15</text:p>
          <text:p text:style-name="P3">21 sample<text:tab/>16</text:p>
          <text:p text:style-name="P3">22 sample<text:tab/>17</text:p>
          <text:p text:style-name="P3">23 sample<text:tab/>18</text:p>
          <text:p text:style-name="P3">24 sample<text:tab/>18</text:p>
          <text:p text:style-name="P3">25 sample<text:tab/>19</text:p>
          <text:p text:style-name="P4">Sample MathType in OOo<text:tab/>21</text:p>
          <text:p text:style-name="P3">26 sample<text:tab/>21</text:p>
          <text:p text:style-name="P3">27 sample<text:tab/>22</text:p>
          <text:p text:style-name="P3">28 sample<text:tab/>22</text:p>
          <text:p text:style-name="P3">29 sample<text:tab/>23</text:p>
          <text:p text:style-name="P3">30 sample<text:tab/>23</text:p>
          <text:p text:style-name="P3">31 sample<text:tab/>24</text:p>
          <text:p text:style-name="P3">32 sample<text:tab/>25</text:p>
          <text:p text:style-name="P3">33 sample<text:tab/>26</text:p>
          <text:p text:style-name="P3">34 sample<text:tab/>27</text:p>
          <text:p text:style-name="P3">35 sample<text:tab/>27</text:p>
          <text:p text:style-name="P3">36 sample<text:tab/>28</text:p>
          <text:p text:style-name="P3">37 sample<text:tab/>29</text:p>
          <text:p text:style-name="P3">38 sample<text:tab/>30</text:p>
          <text:p text:style-name="P3">39 sample<text:tab/>30</text:p>
          <text:p text:style-name="P3">40 sample<text:tab/>31</text:p>
          <text:p text:style-name="P3">41 sample<text:tab/>32</text:p>
          <text:p text:style-name="P3">42 sample<text:tab/>33</text:p>
          <text:p text:style-name="P3">43 sample<text:tab/>34</text:p>
          <text:p text:style-name="P3">44 sample<text:tab/>34</text:p>
          <text:p text:style-name="P3">45 sample<text:tab/>35</text:p>
          <text:p text:style-name="P3">46 sample<text:tab/>36</text:p>
          <text:p text:style-name="P3">47 sample<text:tab/>37</text:p>
          <text:p text:style-name="P3">48 sample<text:tab/>38</text:p>
          <text:p text:style-name="P3">49 sample<text:tab/>38</text:p>
          <text:p text:style-name="P3">50 sample<text:tab/>39</text:p>
          <text:p text:style-name="P4">Sample MathType in OOo<text:tab/>41</text:p>
          <text:p text:style-name="P3">51 sample<text:tab/>41</text:p>
          <text:p text:style-name="P3">52 sample<text:tab/>42</text:p>
          <text:p text:style-name="P3">53 sample<text:tab/>42</text:p>
          <text:p text:style-name="P3">54 sample<text:tab/>43</text:p>
          <text:p text:style-name="P3">55 sample<text:tab/>43</text:p>
          <text:p text:style-name="P3">56 sample<text:tab/>44</text:p>
          <text:p text:style-name="P3">57 sample<text:tab/>45</text:p>
          <text:p text:style-name="P3">58 sample<text:tab/>46</text:p>
          <text:p text:style-name="P3">59 sample<text:tab/>47</text:p>
          <text:p text:style-name="P3">60 sample<text:tab/>47</text:p>
          <text:p text:style-name="P3">61 sample<text:tab/>48</text:p>
          <text:p text:style-name="P3">62 sample<text:tab/>49</text:p>
          <text:p text:style-name="P3">63 sample<text:tab/>50</text:p>
          <text:p text:style-name="P3">64 sample<text:tab/>50</text:p>
          <text:p text:style-name="P3">65 sample<text:tab/>51</text:p>
          <text:p text:style-name="P3">66 sample<text:tab/>52</text:p>
          <text:p text:style-name="P3">67 sample<text:tab/>53</text:p>
          <text:p text:style-name="P3">68 sample<text:tab/>54</text:p>
          <text:p text:style-name="P3">69 sample<text:tab/>54</text:p>
          <text:p text:style-name="P3">70 sample<text:tab/>55</text:p>
          <text:p text:style-name="P3">71 sample<text:tab/>56</text:p>
          <text:p text:style-name="P3">72 sample<text:tab/>57</text:p>
          <text:p text:style-name="P3">73 sample<text:tab/>58</text:p>
          <text:p text:style-name="P3">74 sample<text:tab/>58</text:p>
          <text:p text:style-name="P3">75 sample<text:tab/>59</text:p>
          <text:p text:style-name="P4">Sample MathType in OOo<text:tab/>61</text:p>
          <text:p text:style-name="P3">76 sample<text:tab/>61</text:p>
          <text:p text:style-name="P3">77 sample<text:tab/>62</text:p>
          <text:p text:style-name="P3">78 sample<text:tab/>62</text:p>
          <text:p text:style-name="P3">79 sample<text:tab/>63</text:p>
          <text:p text:style-name="P3">80 sample<text:tab/>63</text:p>
          <text:p text:style-name="P3">81 sample<text:tab/>64</text:p>
          <text:p text:style-name="P3">82 sample<text:tab/>65</text:p>
          <text:p text:style-name="P3">83 sample<text:tab/>66</text:p>
          <text:p text:style-name="P3">84 sample<text:tab/>67</text:p>
          <text:p text:style-name="P3">85 sample<text:tab/>67</text:p>
          <text:p text:style-name="P3">86 sample<text:tab/>68</text:p>
          <text:p text:style-name="P3">87 sample<text:tab/>69</text:p>
          <text:p text:style-name="P3">88 sample<text:tab/>70</text:p>
          <text:p text:style-name="P3">89 sample<text:tab/>70</text:p>
          <text:p text:style-name="P3">90 sample<text:tab/>71</text:p>
          <text:p text:style-name="P3">91 sample<text:tab/>72</text:p>
          <text:p text:style-name="P3">92 sample<text:tab/>73</text:p>
          <text:p text:style-name="P3">93 sample<text:tab/>74</text:p>
          <text:p text:style-name="P3">94 sample<text:tab/>74</text:p>
          <text:p text:style-name="P3">95 sample<text:tab/>75</text:p>
          <text:p text:style-name="P3">96 sample<text:tab/>76</text:p>
          <text:p text:style-name="P3">97 sample<text:tab/>77</text:p>
          <text:p text:style-name="P3">98 sample<text:tab/>78</text:p>
          <text:p text:style-name="P3">99 sample<text:tab/>78</text:p>
          <text:p text:style-name="P3">100 sample<text:tab/>79</text:p>
          <text:p text:style-name="P4">Sample MathType in OOo<text:tab/>81</text:p>
          <text:p text:style-name="P3">101 sample<text:tab/>81</text:p>
          <text:p text:style-name="P3">102 sample<text:tab/>82</text:p>
          <text:p text:style-name="P3">103 sample<text:tab/>82</text:p>
          <text:p text:style-name="P3">104 sample<text:tab/>83</text:p>
          <text:p text:style-name="P3">105 sample<text:tab/>83</text:p>
          <text:p text:style-name="P3">106 sample<text:tab/>84</text:p>
          <text:p text:style-name="P3">107 sample<text:tab/>85</text:p>
          <text:p text:style-name="P3">108 sample<text:tab/>86</text:p>
          <text:p text:style-name="P3">109 sample<text:tab/>87</text:p>
          <text:p text:style-name="P3">110 sample<text:tab/>87</text:p>
          <text:p text:style-name="P3">111 sample<text:tab/>88</text:p>
          <text:p text:style-name="P3">112 sample<text:tab/>89</text:p>
          <text:p text:style-name="P3">113 sample<text:tab/>90</text:p>
          <text:p text:style-name="P3">114 sample<text:tab/>90</text:p>
          <text:p text:style-name="P3">115 sample<text:tab/>91</text:p>
          <text:p text:style-name="P3">116 sample<text:tab/>92</text:p>
          <text:p text:style-name="P3">117 sample<text:tab/>93</text:p>
          <text:p text:style-name="P3">118 sample<text:tab/>94</text:p>
          <text:p text:style-name="P3">119 sample<text:tab/>94</text:p>
          <text:p text:style-name="P3">120 sample<text:tab/>95</text:p>
          <text:p text:style-name="P3">121 sample<text:tab/>96</text:p>
          <text:p text:style-name="P3">122 sample<text:tab/>97</text:p>
          <text:p text:style-name="P3">123 sample<text:tab/>98</text:p>
          <text:p text:style-name="P3">124 sample<text:tab/>98</text:p>
          <text:p text:style-name="P3">125 sample<text:tab/>99</text:p>
          <text:p text:style-name="P4">Sample MathType in OOo<text:tab/>101</text:p>
          <text:p text:style-name="P3">126 sample<text:tab/>101</text:p>
          <text:p text:style-name="P3">127 sample<text:tab/>102</text:p>
          <text:p text:style-name="P3">128 sample<text:tab/>102</text:p>
          <text:p text:style-name="P3">129 sample<text:tab/>103</text:p>
          <text:p text:style-name="P3">130 sample<text:tab/>103</text:p>
          <text:p text:style-name="P3">131 sample<text:tab/>104</text:p>
          <text:p text:style-name="P3">132 sample<text:tab/>105</text:p>
          <text:p text:style-name="P3">133 sample<text:tab/>106</text:p>
          <text:p text:style-name="P3">134 sample<text:tab/>107</text:p>
          <text:p text:style-name="P3">135 sample<text:tab/>107</text:p>
          <text:p text:style-name="P3">136 sample<text:tab/>108</text:p>
          <text:p text:style-name="P3">137 sample<text:tab/>109</text:p>
          <text:p text:style-name="P3">138 sample<text:tab/>110</text:p>
          <text:p text:style-name="P3">139 sample<text:tab/>110</text:p>
          <text:p text:style-name="P3">140 sample<text:tab/>111</text:p>
          <text:p text:style-name="P3">141 sample<text:tab/>112</text:p>
          <text:p text:style-name="P3">142 sample<text:tab/>113</text:p>
          <text:p text:style-name="P3">143 sample<text:tab/>114</text:p>
          <text:p text:style-name="P3">144 sample<text:tab/>114</text:p>
          <text:p text:style-name="P3">145 sample<text:tab/>115</text:p>
          <text:p text:style-name="P3">146 sample<text:tab/>116</text:p>
          <text:p text:style-name="P3">147 sample<text:tab/>117</text:p>
          <text:p text:style-name="P3">148 sample<text:tab/>118</text:p>
          <text:p text:style-name="P3">149 sample<text:tab/>118</text:p>
          <text:p text:style-name="P3">150 sample<text:tab/>119</text:p>
          <text:p text:style-name="P4">Sample MathType in OOo<text:tab/>121</text:p>
          <text:p text:style-name="P3">151 sample<text:tab/>121</text:p>
          <text:p text:style-name="P3">152 sample<text:tab/>122</text:p>
          <text:p text:style-name="P3">153 sample<text:tab/>122</text:p>
          <text:p text:style-name="P3">154 sample<text:tab/>123</text:p>
          <text:p text:style-name="P3">155 sample<text:tab/>123</text:p>
          <text:p text:style-name="P3">156 sample<text:tab/>124</text:p>
          <text:p text:style-name="P3">157 sample<text:tab/>125</text:p>
          <text:p text:style-name="P3">158 sample<text:tab/>126</text:p>
          <text:p text:style-name="P3">159 sample<text:tab/>127</text:p>
          <text:p text:style-name="P3">160 sample<text:tab/>127</text:p>
          <text:p text:style-name="P3">161 sample<text:tab/>128</text:p>
          <text:p text:style-name="P3">162 sample<text:tab/>129</text:p>
          <text:p text:style-name="P3">163 sample<text:tab/>130</text:p>
          <text:p text:style-name="P3">164 sample<text:tab/>130</text:p>
          <text:p text:style-name="P3">165 sample<text:tab/>131</text:p>
          <text:p text:style-name="P3">166 sample<text:tab/>132</text:p>
          <text:p text:style-name="P3">167 sample<text:tab/>133</text:p>
          <text:p text:style-name="P3">168 sample<text:tab/>134</text:p>
          <text:p text:style-name="P3">169 sample<text:tab/>134</text:p>
          <text:p text:style-name="P3">170 sample<text:tab/>135</text:p>
          <text:p text:style-name="P3">171 sample<text:tab/>136</text:p>
          <text:p text:style-name="P3">172 sample<text:tab/>137</text:p>
          <text:p text:style-name="P3">173 sample<text:tab/>138</text:p>
          <text:p text:style-name="P3">174 sample<text:tab/>138</text:p>
          <text:p text:style-name="P3">175 sample<text:tab/>139</text:p>
          <text:p text:style-name="P4">Sample MathType in OOo<text:tab/>141</text:p>
          <text:p text:style-name="P3">176 sample<text:tab/>141</text:p>
          <text:p text:style-name="P3">177 sample<text:tab/>142</text:p>
          <text:p text:style-name="P3">178 sample<text:tab/>142</text:p>
          <text:p text:style-name="P3">179 sample<text:tab/>143</text:p>
          <text:p text:style-name="P3">180 sample<text:tab/>143</text:p>
          <text:p text:style-name="P3">181 sample<text:tab/>144</text:p>
          <text:p text:style-name="P3">182 sample<text:tab/>145</text:p>
          <text:p text:style-name="P3">183 sample<text:tab/>146</text:p>
          <text:p text:style-name="P3">184 sample<text:tab/>147</text:p>
          <text:p text:style-name="P3">185 sample<text:tab/>147</text:p>
          <text:p text:style-name="P3">186 sample<text:tab/>148</text:p>
          <text:p text:style-name="P3">187 sample<text:tab/>149</text:p>
          <text:p text:style-name="P3">188 sample<text:tab/>150</text:p>
          <text:p text:style-name="P3">189 sample<text:tab/>150</text:p>
          <text:p text:style-name="P3">190 sample<text:tab/>151</text:p>
          <text:p text:style-name="P3">191 sample<text:tab/>152</text:p>
          <text:p text:style-name="P3">192 sample<text:tab/>153</text:p>
          <text:p text:style-name="P3">193 sample<text:tab/>154</text:p>
          <text:p text:style-name="P3">194 sample<text:tab/>154</text:p>
          <text:p text:style-name="P3">195 sample<text:tab/>155</text:p>
          <text:p text:style-name="P3">196 sample<text:tab/>156</text:p>
          <text:p text:style-name="P3">197 sample<text:tab/>157</text:p>
          <text:p text:style-name="P3">198 sample<text:tab/>158</text:p>
          <text:p text:style-name="P3">199 sample<text:tab/>158</text:p>
          <text:p text:style-name="P3">200 sample<text:tab/>159</text:p>
          <text:p text:style-name="P4">Sample MathType in OOo<text:tab/>161</text:p>
          <text:p text:style-name="P3">201 sample<text:tab/>161</text:p>
          <text:p text:style-name="P3">202 sample<text:tab/>162</text:p>
          <text:p text:style-name="P3">203 sample<text:tab/>162</text:p>
          <text:p text:style-name="P3">204 sample<text:tab/>163</text:p>
          <text:p text:style-name="P3">205 sample<text:tab/>163</text:p>
          <text:p text:style-name="P3">206 sample<text:tab/>164</text:p>
          <text:p text:style-name="P3">207 sample<text:tab/>165</text:p>
          <text:p text:style-name="P3">208 sample<text:tab/>166</text:p>
          <text:p text:style-name="P3">209 sample<text:tab/>167</text:p>
          <text:p text:style-name="P3">210 sample<text:tab/>167</text:p>
          <text:p text:style-name="P3">211 sample<text:tab/>168</text:p>
          <text:p text:style-name="P3">212 sample<text:tab/>169</text:p>
          <text:p text:style-name="P3">213 sample<text:tab/>170</text:p>
          <text:p text:style-name="P3">214 sample<text:tab/>170</text:p>
          <text:p text:style-name="P3">215 sample<text:tab/>171</text:p>
          <text:p text:style-name="P3">216 sample<text:tab/>172</text:p>
          <text:p text:style-name="P3">217 sample<text:tab/>173</text:p>
          <text:p text:style-name="P3">218 sample<text:tab/>174</text:p>
          <text:p text:style-name="P3">219 sample<text:tab/>174</text:p>
          <text:p text:style-name="P3">220 sample<text:tab/>175</text:p>
          <text:p text:style-name="P3">221 sample<text:tab/>176</text:p>
          <text:p text:style-name="P3">222 sample<text:tab/>177</text:p>
          <text:p text:style-name="P3">223 sample<text:tab/>178</text:p>
          <text:p text:style-name="P3">224 sample<text:tab/>178</text:p>
          <text:p text:style-name="P3">225 sample<text:tab/>179</text:p>
          <text:p text:style-name="P4">Sample MathType in OOo<text:tab/>181</text:p>
          <text:p text:style-name="P3">226 sample<text:tab/>181</text:p>
          <text:p text:style-name="P3">227 sample<text:tab/>182</text:p>
          <text:p text:style-name="P3">228 sample<text:tab/>182</text:p>
          <text:p text:style-name="P3">229 sample<text:tab/>183</text:p>
          <text:p text:style-name="P3">230 sample<text:tab/>183</text:p>
          <text:p text:style-name="P3">231 sample<text:tab/>184</text:p>
          <text:p text:style-name="P3">232 sample<text:tab/>185</text:p>
          <text:p text:style-name="P3">233 sample<text:tab/>186</text:p>
          <text:p text:style-name="P3">234 sample<text:tab/>187</text:p>
          <text:p text:style-name="P3">235 sample<text:tab/>187</text:p>
          <text:p text:style-name="P3">236 sample<text:tab/>188</text:p>
          <text:p text:style-name="P3">237 sample<text:tab/>189</text:p>
          <text:p text:style-name="P3">238 sample<text:tab/>190</text:p>
          <text:p text:style-name="P3">239 sample<text:tab/>190</text:p>
          <text:p text:style-name="P3">240 sample<text:tab/>191</text:p>
          <text:p text:style-name="P3">241 sample<text:tab/>192</text:p>
          <text:p text:style-name="P3">242 sample<text:tab/>193</text:p>
          <text:p text:style-name="P3">243 sample<text:tab/>194</text:p>
          <text:p text:style-name="P3">244 sample<text:tab/>194</text:p>
          <text:p text:style-name="P3">245 sample<text:tab/>195</text:p>
          <text:p text:style-name="P3">246 sample<text:tab/>196</text:p>
          <text:p text:style-name="P3">247 sample<text:tab/>197</text:p>
          <text:p text:style-name="P3">248 sample<text:tab/>198</text:p>
          <text:p text:style-name="P3">249 sample<text:tab/>198</text:p>
          <text:p text:style-name="P3">250 sample<text:tab/>199</text:p>
          <text:p text:style-name="P4">Sample MathType in OOo<text:tab/>201</text:p>
          <text:p text:style-name="P3">251 sample<text:tab/>201</text:p>
          <text:p text:style-name="P3">252 sample<text:tab/>202</text:p>
          <text:p text:style-name="P3">253 sample<text:tab/>202</text:p>
          <text:p text:style-name="P3">254 sample<text:tab/>203</text:p>
          <text:p text:style-name="P3">255 sample<text:tab/>203</text:p>
          <text:p text:style-name="P3">256 sample<text:tab/>204</text:p>
          <text:p text:style-name="P3">257 sample<text:tab/>205</text:p>
          <text:p text:style-name="P3">258 sample<text:tab/>206</text:p>
          <text:p text:style-name="P3">259 sample<text:tab/>207</text:p>
          <text:p text:style-name="P3">260 sample<text:tab/>207</text:p>
          <text:p text:style-name="P3">261 sample<text:tab/>208</text:p>
          <text:p text:style-name="P3">262 sample<text:tab/>209</text:p>
          <text:p text:style-name="P3">263 sample<text:tab/>210</text:p>
          <text:p text:style-name="P3">264 sample<text:tab/>210</text:p>
          <text:p text:style-name="P3">265 sample<text:tab/>211</text:p>
          <text:p text:style-name="P3">266 sample<text:tab/>212</text:p>
          <text:p text:style-name="P3">267 sample<text:tab/>213</text:p>
          <text:p text:style-name="P3">268 sample<text:tab/>214</text:p>
          <text:p text:style-name="P3">269 sample<text:tab/>214</text:p>
          <text:p text:style-name="P3">270 sample<text:tab/>215</text:p>
          <text:p text:style-name="P3">271 sample<text:tab/>216</text:p>
          <text:p text:style-name="P3">272 sample<text:tab/>217</text:p>
          <text:p text:style-name="P3">273 sample<text:tab/>218</text:p>
          <text:p text:style-name="P3">274 sample<text:tab/>218</text:p>
          <text:p text:style-name="P3">275 sample<text:tab/>219</text:p>
          <text:p text:style-name="P4">Sample MathType in OOo<text:tab/>221</text:p>
          <text:p text:style-name="P3">276 sample<text:tab/>221</text:p>
          <text:p text:style-name="P3">277 sample<text:tab/>222</text:p>
          <text:p text:style-name="P3">278 sample<text:tab/>222</text:p>
          <text:p text:style-name="P3">279 sample<text:tab/>223</text:p>
          <text:p text:style-name="P3">280 sample<text:tab/>223</text:p>
          <text:p text:style-name="P3">281 sample<text:tab/>224</text:p>
          <text:p text:style-name="P3">282 sample<text:tab/>225</text:p>
          <text:p text:style-name="P3">283 sample<text:tab/>226</text:p>
          <text:p text:style-name="P3">284 sample<text:tab/>227</text:p>
          <text:p text:style-name="P3">285 sample<text:tab/>227</text:p>
          <text:p text:style-name="P3">286 sample<text:tab/>228</text:p>
          <text:p text:style-name="P3">287 sample<text:tab/>229</text:p>
          <text:p text:style-name="P3">288 sample<text:tab/>230</text:p>
          <text:p text:style-name="P3">289 sample<text:tab/>230</text:p>
          <text:p text:style-name="P3">290 sample<text:tab/>231</text:p>
          <text:p text:style-name="P3">291 sample<text:tab/>232</text:p>
          <text:p text:style-name="P3">292 sample<text:tab/>233</text:p>
          <text:p text:style-name="P3">293 sample<text:tab/>234</text:p>
          <text:p text:style-name="P3">294 sample<text:tab/>234</text:p>
          <text:p text:style-name="P3">295 sample<text:tab/>235</text:p>
          <text:p text:style-name="P3">296 sample<text:tab/>236</text:p>
          <text:p text:style-name="P3">297 sample<text:tab/>237</text:p>
          <text:p text:style-name="P3">298 sample<text:tab/>238</text:p>
          <text:p text:style-name="P3">299 sample<text:tab/>238</text:p>
          <text:p text:style-name="P3">300 sample<text:tab/>239</text:p>
          <text:p text:style-name="P4">Sample MathType in OOo<text:tab/>241</text:p>
          <text:p text:style-name="P3">301 sample<text:tab/>241</text:p>
          <text:p text:style-name="P3">302 sample<text:tab/>242</text:p>
          <text:p text:style-name="P3">303 sample<text:tab/>242</text:p>
          <text:p text:style-name="P3">304 sample<text:tab/>243</text:p>
          <text:p text:style-name="P3">305 sample<text:tab/>243</text:p>
          <text:p text:style-name="P3">306 sample<text:tab/>244</text:p>
          <text:p text:style-name="P3">307 sample<text:tab/>245</text:p>
          <text:p text:style-name="P3">308 sample<text:tab/>246</text:p>
          <text:p text:style-name="P3">309 sample<text:tab/>247</text:p>
          <text:p text:style-name="P3">310 sample<text:tab/>247</text:p>
          <text:p text:style-name="P3">311 sample<text:tab/>248</text:p>
          <text:p text:style-name="P3">312 sample<text:tab/>249</text:p>
          <text:p text:style-name="P3">313 sample<text:tab/>250</text:p>
          <text:p text:style-name="P3">314 sample<text:tab/>250</text:p>
          <text:p text:style-name="P3">315 sample<text:tab/>251</text:p>
          <text:p text:style-name="P3">316 sample<text:tab/>252</text:p>
          <text:p text:style-name="P3">317 sample<text:tab/>253</text:p>
          <text:p text:style-name="P3">318 sample<text:tab/>254</text:p>
          <text:p text:style-name="P3">319 sample<text:tab/>254</text:p>
          <text:p text:style-name="P3">320 sample<text:tab/>255</text:p>
          <text:p text:style-name="P3">321 sample<text:tab/>256</text:p>
          <text:p text:style-name="P3">322 sample<text:tab/>257</text:p>
          <text:p text:style-name="P3">323 sample<text:tab/>258</text:p>
          <text:p text:style-name="P3">324 sample<text:tab/>258</text:p>
          <text:p text:style-name="P3">325 sample<text:tab/>259</text:p>
          <text:p text:style-name="P4">Sample MathType in OOo<text:tab/>261</text:p>
          <text:p text:style-name="P3">326 sample<text:tab/>261</text:p>
          <text:p text:style-name="P3">327 sample<text:tab/>262</text:p>
          <text:p text:style-name="P3">328 sample<text:tab/>262</text:p>
          <text:p text:style-name="P3">329 sample<text:tab/>263</text:p>
          <text:p text:style-name="P3">330 sample<text:tab/>263</text:p>
          <text:p text:style-name="P3">331 sample<text:tab/>264</text:p>
          <text:p text:style-name="P3">332 sample<text:tab/>265</text:p>
          <text:p text:style-name="P3">333 sample<text:tab/>266</text:p>
          <text:p text:style-name="P3">334 sample<text:tab/>267</text:p>
          <text:p text:style-name="P3">335 sample<text:tab/>267</text:p>
          <text:p text:style-name="P3">336 sample<text:tab/>268</text:p>
          <text:p text:style-name="P3">337 sample<text:tab/>269</text:p>
          <text:p text:style-name="P3">338 sample<text:tab/>270</text:p>
          <text:p text:style-name="P3">339 sample<text:tab/>270</text:p>
          <text:p text:style-name="P3">340 sample<text:tab/>271</text:p>
          <text:p text:style-name="P3">341 sample<text:tab/>272</text:p>
          <text:p text:style-name="P3">342 sample<text:tab/>273</text:p>
          <text:p text:style-name="P3">343 sample<text:tab/>274</text:p>
          <text:p text:style-name="P3">344 sample<text:tab/>274</text:p>
          <text:p text:style-name="P3">345 sample<text:tab/>275</text:p>
          <text:p text:style-name="P3">346 sample<text:tab/>276</text:p>
          <text:p text:style-name="P3">347 sample<text:tab/>277</text:p>
          <text:p text:style-name="P3">348 sample<text:tab/>278</text:p>
          <text:p text:style-name="P3">349 sample<text:tab/>278</text:p>
          <text:p text:style-name="P3">350 sample<text:tab/>279</text:p>
          <text:p text:style-name="P4">Sample MathType in OOo<text:tab/>281</text:p>
          <text:p text:style-name="P3">351 sample<text:tab/>281</text:p>
          <text:p text:style-name="P3">352 sample<text:tab/>282</text:p>
          <text:p text:style-name="P3">353 sample<text:tab/>282</text:p>
          <text:p text:style-name="P3">354 sample<text:tab/>283</text:p>
          <text:p text:style-name="P3">355 sample<text:tab/>283</text:p>
          <text:p text:style-name="P3">356 sample<text:tab/>284</text:p>
          <text:p text:style-name="P3">357 sample<text:tab/>285</text:p>
          <text:p text:style-name="P3">358 sample<text:tab/>286</text:p>
          <text:p text:style-name="P3">359 sample<text:tab/>287</text:p>
          <text:p text:style-name="P3">360 sample<text:tab/>287</text:p>
          <text:p text:style-name="P3">361 sample<text:tab/>288</text:p>
          <text:p text:style-name="P3">362 sample<text:tab/>289</text:p>
          <text:p text:style-name="P3">363 sample<text:tab/>290</text:p>
          <text:p text:style-name="P3">364 sample<text:tab/>290</text:p>
          <text:p text:style-name="P3">365 sample<text:tab/>291</text:p>
          <text:p text:style-name="P3">366 sample<text:tab/>292</text:p>
          <text:p text:style-name="P3">367 sample<text:tab/>293</text:p>
          <text:p text:style-name="P3">368 sample<text:tab/>294</text:p>
          <text:p text:style-name="P3">369 sample<text:tab/>294</text:p>
          <text:p text:style-name="P3">370 sample<text:tab/>295</text:p>
          <text:p text:style-name="P3">371 sample<text:tab/>296</text:p>
          <text:p text:style-name="P3">372 sample<text:tab/>297</text:p>
          <text:p text:style-name="P3">373 sample<text:tab/>298</text:p>
          <text:p text:style-name="P3">374 sample<text:tab/>298</text:p>
          <text:p text:style-name="P3">375 sample<text:tab/>299</text:p>
          <text:p text:style-name="P4">Sample MathType in OOo<text:tab/>301</text:p>
          <text:p text:style-name="P3">376 sample<text:tab/>301</text:p>
          <text:p text:style-name="P3">377 sample<text:tab/>302</text:p>
          <text:p text:style-name="P3">378 sample<text:tab/>302</text:p>
          <text:p text:style-name="P3">379 sample<text:tab/>303</text:p>
          <text:p text:style-name="P3">380 sample<text:tab/>303</text:p>
          <text:p text:style-name="P3">381 sample<text:tab/>304</text:p>
          <text:p text:style-name="P3">382 sample<text:tab/>305</text:p>
          <text:p text:style-name="P3">383 sample<text:tab/>306</text:p>
          <text:p text:style-name="P3">384 sample<text:tab/>307</text:p>
          <text:p text:style-name="P3">385 sample<text:tab/>307</text:p>
          <text:p text:style-name="P3">386 sample<text:tab/>308</text:p>
          <text:p text:style-name="P3">387 sample<text:tab/>309</text:p>
          <text:p text:style-name="P3">388 sample<text:tab/>310</text:p>
          <text:p text:style-name="P3">389 sample<text:tab/>310</text:p>
          <text:p text:style-name="P3">390 sample<text:tab/>311</text:p>
          <text:p text:style-name="P3">391 sample<text:tab/>312</text:p>
          <text:p text:style-name="P3">392 sample<text:tab/>313</text:p>
          <text:p text:style-name="P3">393 sample<text:tab/>314</text:p>
          <text:p text:style-name="P3">394 sample<text:tab/>314</text:p>
          <text:p text:style-name="P3">395 sample<text:tab/>315</text:p>
          <text:p text:style-name="P3">396 sample<text:tab/>316</text:p>
          <text:p text:style-name="P3">397 sample<text:tab/>317</text:p>
          <text:p text:style-name="P3">398 sample<text:tab/>318</text:p>
          <text:p text:style-name="P3">399 sample<text:tab/>318</text:p>
          <text:p text:style-name="P3">400 sample<text:tab/>319</text:p>
          <text:p text:style-name="P4">Sample MathType in OOo<text:tab/>321</text:p>
          <text:p text:style-name="P3">401 sample<text:tab/>321</text:p>
          <text:p text:style-name="P3">402 sample<text:tab/>322</text:p>
          <text:p text:style-name="P3">403 sample<text:tab/>322</text:p>
          <text:p text:style-name="P3">404 sample<text:tab/>323</text:p>
          <text:p text:style-name="P3">405 sample<text:tab/>323</text:p>
          <text:p text:style-name="P3">406 sample<text:tab/>324</text:p>
          <text:p text:style-name="P3">407 sample<text:tab/>325</text:p>
          <text:p text:style-name="P3">408 sample<text:tab/>326</text:p>
          <text:p text:style-name="P3">409 sample<text:tab/>327</text:p>
          <text:p text:style-name="P3">410 sample<text:tab/>327</text:p>
          <text:p text:style-name="P3">411 sample<text:tab/>328</text:p>
          <text:p text:style-name="P3">412 sample<text:tab/>329</text:p>
          <text:p text:style-name="P3">413 sample<text:tab/>330</text:p>
          <text:p text:style-name="P3">414 sample<text:tab/>330</text:p>
          <text:p text:style-name="P3">415 sample<text:tab/>331</text:p>
          <text:p text:style-name="P3">416 sample<text:tab/>332</text:p>
          <text:p text:style-name="P3">417 sample<text:tab/>333</text:p>
          <text:p text:style-name="P3">418 sample<text:tab/>334</text:p>
          <text:p text:style-name="P3">419 sample<text:tab/>334</text:p>
          <text:p text:style-name="P3">420 sample<text:tab/>335</text:p>
          <text:p text:style-name="P3">421 sample<text:tab/>336</text:p>
          <text:p text:style-name="P3">422 sample<text:tab/>337</text:p>
          <text:p text:style-name="P3">423 sample<text:tab/>338</text:p>
          <text:p text:style-name="P3">424 sample<text:tab/>338</text:p>
          <text:p text:style-name="P3">425 sample<text:tab/>339</text:p>
          <text:p text:style-name="P4">Sample MathType in OOo<text:tab/>341</text:p>
          <text:p text:style-name="P3">426 sample<text:tab/>341</text:p>
          <text:p text:style-name="P3">427 sample<text:tab/>342</text:p>
          <text:p text:style-name="P3">428 sample<text:tab/>342</text:p>
          <text:p text:style-name="P3">429 sample<text:tab/>343</text:p>
          <text:p text:style-name="P3">430 sample<text:tab/>343</text:p>
          <text:p text:style-name="P3">431 sample<text:tab/>344</text:p>
          <text:p text:style-name="P3">432 sample<text:tab/>345</text:p>
          <text:p text:style-name="P3">433 sample<text:tab/>346</text:p>
          <text:p text:style-name="P3">434 sample<text:tab/>347</text:p>
          <text:p text:style-name="P3">435 sample<text:tab/>347</text:p>
          <text:p text:style-name="P3">436 sample<text:tab/>348</text:p>
          <text:p text:style-name="P3">437 sample<text:tab/>349</text:p>
          <text:p text:style-name="P3">438 sample<text:tab/>350</text:p>
          <text:p text:style-name="P3">439 sample<text:tab/>350</text:p>
          <text:p text:style-name="P3">440 sample<text:tab/>351</text:p>
          <text:p text:style-name="P3">441 sample<text:tab/>352</text:p>
          <text:p text:style-name="P3">442 sample<text:tab/>353</text:p>
          <text:p text:style-name="P3">443 sample<text:tab/>354</text:p>
          <text:p text:style-name="P3">444 sample<text:tab/>354</text:p>
          <text:p text:style-name="P3">445 sample<text:tab/>355</text:p>
          <text:p text:style-name="P3">446 sample<text:tab/>356</text:p>
          <text:p text:style-name="P3">447 sample<text:tab/>357</text:p>
          <text:p text:style-name="P3">448 sample<text:tab/>358</text:p>
          <text:p text:style-name="P3">449 sample<text:tab/>358</text:p>
          <text:p text:style-name="P3">450 sample<text:tab/>359</text:p>
          <text:p text:style-name="P4">Sample MathType in OOo<text:tab/>361</text:p>
          <text:p text:style-name="P3">451 sample<text:tab/>361</text:p>
          <text:p text:style-name="P3">452 sample<text:tab/>362</text:p>
          <text:p text:style-name="P3">453 sample<text:tab/>362</text:p>
          <text:p text:style-name="P3">454 sample<text:tab/>363</text:p>
          <text:p text:style-name="P3">455 sample<text:tab/>363</text:p>
          <text:p text:style-name="P3">456 sample<text:tab/>364</text:p>
          <text:p text:style-name="P3">457 sample<text:tab/>365</text:p>
          <text:p text:style-name="P3">458 sample<text:tab/>366</text:p>
          <text:p text:style-name="P3">459 sample<text:tab/>367</text:p>
          <text:p text:style-name="P3">460 sample<text:tab/>367</text:p>
          <text:p text:style-name="P3">461 sample<text:tab/>368</text:p>
          <text:p text:style-name="P3">462 sample<text:tab/>369</text:p>
          <text:p text:style-name="P3">463 sample<text:tab/>370</text:p>
          <text:p text:style-name="P3">464 sample<text:tab/>370</text:p>
          <text:p text:style-name="P3">465 sample<text:tab/>371</text:p>
          <text:p text:style-name="P3">466 sample<text:tab/>372</text:p>
          <text:p text:style-name="P3">467 sample<text:tab/>373</text:p>
          <text:p text:style-name="P3">468 sample<text:tab/>374</text:p>
          <text:p text:style-name="P3">469 sample<text:tab/>374</text:p>
          <text:p text:style-name="P3">470 sample<text:tab/>375</text:p>
          <text:p text:style-name="P3">471 sample<text:tab/>376</text:p>
          <text:p text:style-name="P3">472 sample<text:tab/>377</text:p>
          <text:p text:style-name="P3">473 sample<text:tab/>378</text:p>
          <text:p text:style-name="P3">474 sample<text:tab/>378</text:p>
          <text:p text:style-name="P3">475 sample<text:tab/>379</text:p>
          <text:p text:style-name="P4">Sample MathType in OOo<text:tab/>381</text:p>
          <text:p text:style-name="P3">476 sample<text:tab/>381</text:p>
          <text:p text:style-name="P3">477 sample<text:tab/>382</text:p>
          <text:p text:style-name="P3">478 sample<text:tab/>382</text:p>
          <text:p text:style-name="P3">479 sample<text:tab/>383</text:p>
          <text:p text:style-name="P3">480 sample<text:tab/>383</text:p>
          <text:p text:style-name="P3">481 sample<text:tab/>384</text:p>
          <text:p text:style-name="P3">482 sample<text:tab/>385</text:p>
          <text:p text:style-name="P3">483 sample<text:tab/>386</text:p>
          <text:p text:style-name="P3">484 sample<text:tab/>387</text:p>
          <text:p text:style-name="P3">485 sample<text:tab/>387</text:p>
          <text:p text:style-name="P3">486 sample<text:tab/>388</text:p>
          <text:p text:style-name="P3">487 sample<text:tab/>389</text:p>
          <text:p text:style-name="P3">488 sample<text:tab/>390</text:p>
          <text:p text:style-name="P3">489 sample<text:tab/>390</text:p>
          <text:p text:style-name="P3">490 sample<text:tab/>391</text:p>
          <text:p text:style-name="P3">491 sample<text:tab/>392</text:p>
          <text:p text:style-name="P3">492 sample<text:tab/>393</text:p>
          <text:p text:style-name="P3">493 sample<text:tab/>394</text:p>
          <text:p text:style-name="P3">494 sample<text:tab/>394</text:p>
          <text:p text:style-name="P3">495 sample<text:tab/>395</text:p>
          <text:p text:style-name="P3">496 sample<text:tab/>396</text:p>
          <text:p text:style-name="P3">497 sample<text:tab/>397</text:p>
          <text:p text:style-name="P3">498 sample<text:tab/>398</text:p>
          <text:p text:style-name="P3">499 sample<text:tab/>398</text:p>
          <text:p text:style-name="P3">500 sample<text:tab/>399</text:p>
        </text:index-body>
      </text:table-of-content>
      <text:p text:style-name="smallfont"/>
      <text:p text:style-name="smallfont"><text:bookmark text:name="_end_of_template_"/></text:p>
      <text:p text:style-name="smallfont"/>
      <text:p text:style-name="P1"><text:bookmark text:name="_Start_1"/>Sample MathType in OOo</text:p>
      <text:p text:style-name="p">Sample MathType equations</text:p>
      <text:p text:style-name="p"/>
      <text:h text:style-name="h1n" text:outline-level="2">sample</text:h>
      <text:p text:style-name="p"><draw:frame draw:style-name="fr1" draw:name="Object1" text:anchor-type="as-char" svg:width="4.692cm" svg:height="1.235cm" draw:z-index="0"><draw:object-ole xlink:href="./Object 1" xlink:type="simple" xlink:show="embed" xlink:actuate="onLoad"/><draw:image xlink:href="./ObjectReplacements/Object 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lipsum">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 text:anchor-type="as-char" svg:width="4.692cm" svg:height="1.235cm" draw:z-index="1"><draw:object-ole xlink:href="./Object 2" xlink:type="simple" xlink:show="embed" xlink:actuate="onLoad"/><draw:image xlink:href="./ObjectReplacements/Object 2" xlink:type="simple" xlink:show="embed" xlink:actuate="onLoad"/></draw:frame> </text:p>
      <text:p text:style-name="p"/>
      <text:p text:style-name="Text_20_body"><text:bookmark text:name="lipsum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 text:anchor-type="as-char" svg:width="5.325cm" svg:height="1.376cm" draw:z-index="2"><draw:object-ole xlink:href="./Object 3" xlink:type="simple" xlink:show="embed" xlink:actuate="onLoad"/><draw:image xlink:href="./ObjectReplacements/Object 3" xlink:type="simple" xlink:show="embed" xlink:actuate="onLoad"/></draw:frame></text:p>
      <text:h text:style-name="h1n" text:outline-level="2">sample</text:h>
      <text:p text:style-name="p"><draw:frame draw:style-name="fr2" draw:name="Object4" text:anchor-type="as-char" svg:width="5.292cm" svg:height="1.376cm" draw:z-index="3"><draw:object-ole xlink:href="./Object 4" xlink:type="simple" xlink:show="embed" xlink:actuate="onLoad"/><draw:image xlink:href="./ObjectReplacements/Object 4" xlink:type="simple" xlink:show="embed" xlink:actuate="onLoad"/></draw:frame></text:p>
      <text:p text:style-name="p"/>
      <text:p text:style-name="Text_20_body"><text:bookmark text:name="lipsum1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 text:anchor-type="as-char" svg:width="5.325cm" svg:height="1.376cm" draw:z-index="4"><draw:object-ole xlink:href="./Object 5" xlink:type="simple" xlink:show="embed" xlink:actuate="onLoad"/><draw:image xlink:href="./ObjectReplacements/Object 5" xlink:type="simple" xlink:show="embed" xlink:actuate="onLoad"/></draw:frame></text:p>
      <text:p text:style-name="p"/>
      <text:p text:style-name="Text_20_body"><text:bookmark text:name="lipsum2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 text:anchor-type="as-char" svg:width="5.292cm" svg:height="1.376cm" draw:z-index="5"><draw:object-ole xlink:href="./Object 6" xlink:type="simple" xlink:show="embed" xlink:actuate="onLoad"/><draw:image xlink:href="./ObjectReplacements/Object 6" xlink:type="simple" xlink:show="embed" xlink:actuate="onLoad"/></draw:frame></text:p>
      <text:p text:style-name="p"/>
      <text:p text:style-name="Text_20_body"><text:bookmark text:name="lipsum3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 text:anchor-type="as-char" svg:width="5.325cm" svg:height="1.376cm" draw:z-index="6"><draw:object-ole xlink:href="./Object 7" xlink:type="simple" xlink:show="embed" xlink:actuate="onLoad"/><draw:image xlink:href="./ObjectReplacements/Object 7" xlink:type="simple" xlink:show="embed" xlink:actuate="onLoad"/></draw:frame></text:p>
      <text:p text:style-name="Text_20_body"><text:bookmark text:name="lipsum4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 text:anchor-type="as-char" svg:width="5.325cm" svg:height="1.376cm" draw:z-index="7"><draw:object-ole xlink:href="./Object 8" xlink:type="simple" xlink:show="embed" xlink:actuate="onLoad"/><draw:image xlink:href="./ObjectReplacements/Object 8" xlink:type="simple" xlink:show="embed" xlink:actuate="onLoad"/></draw:frame></text:p>
      <text:p text:style-name="Text_20_body"><text:bookmark text:name="lipsum5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 text:anchor-type="as-char" svg:width="5.292cm" svg:height="1.376cm" draw:z-index="8"><draw:object-ole xlink:href="./Object 9" xlink:type="simple" xlink:show="embed" xlink:actuate="onLoad"/><draw:image xlink:href="./ObjectReplacements/Object 9" xlink:type="simple" xlink:show="embed" xlink:actuate="onLoad"/></draw:frame></text:p>
      <text:p text:style-name="Text_20_body"><text:bookmark text:name="lipsum6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 text:anchor-type="as-char" svg:width="5.325cm" svg:height="1.376cm" draw:z-index="9"><draw:object-ole xlink:href="./Object 10" xlink:type="simple" xlink:show="embed" xlink:actuate="onLoad"/><draw:image xlink:href="./ObjectReplacements/Object 10" xlink:type="simple" xlink:show="embed" xlink:actuate="onLoad"/></draw:frame></text:p>
      <text:p text:style-name="Text_20_body"><text:bookmark text:name="lipsum7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 text:anchor-type="as-char" svg:width="5.503cm" svg:height="1.376cm" draw:z-index="10"><draw:object-ole xlink:href="./Object 11" xlink:type="simple" xlink:show="embed" xlink:actuate="onLoad"/><draw:image xlink:href="./ObjectReplacements/Object 11" xlink:type="simple" xlink:show="embed" xlink:actuate="onLoad"/></draw:frame></text:p>
      <text:p text:style-name="Text_20_body"><text:bookmark text:name="lipsum8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 text:anchor-type="as-char" svg:width="4.904cm" svg:height="1.235cm" draw:z-index="11"><draw:object-ole xlink:href="./Object 12" xlink:type="simple" xlink:show="embed" xlink:actuate="onLoad"/><draw:image xlink:href="./ObjectReplacements/Object 12" xlink:type="simple" xlink:show="embed" xlink:actuate="onLoad"/></draw:frame></text:p>
      <text:p text:style-name="Text_20_body"><text:bookmark text:name="lipsum9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 text:anchor-type="as-char" svg:width="5.503cm" svg:height="1.376cm" draw:z-index="12"><draw:object-ole xlink:href="./Object 13" xlink:type="simple" xlink:show="embed" xlink:actuate="onLoad"/><draw:image xlink:href="./ObjectReplacements/Object 13" xlink:type="simple" xlink:show="embed" xlink:actuate="onLoad"/></draw:frame></text:p>
      <text:p text:style-name="Text_20_body"><text:bookmark text:name="lipsum10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 text:anchor-type="as-char" svg:width="5.468cm" svg:height="1.376cm" draw:z-index="13"><draw:object-ole xlink:href="./Object 14" xlink:type="simple" xlink:show="embed" xlink:actuate="onLoad"/><draw:image xlink:href="./ObjectReplacements/Object 14" xlink:type="simple" xlink:show="embed" xlink:actuate="onLoad"/></draw:frame></text:p>
      <text:p text:style-name="Text_20_body"><text:bookmark text:name="lipsum11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 text:anchor-type="as-char" svg:width="5.503cm" svg:height="1.376cm" draw:z-index="14"><draw:object-ole xlink:href="./Object 15" xlink:type="simple" xlink:show="embed" xlink:actuate="onLoad"/><draw:image xlink:href="./ObjectReplacements/Object 15" xlink:type="simple" xlink:show="embed" xlink:actuate="onLoad"/></draw:frame></text:p>
      <text:p text:style-name="Text_20_body"><text:bookmark text:name="lipsum12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 text:anchor-type="as-char" svg:width="5.468cm" svg:height="1.376cm" draw:z-index="15"><draw:object-ole xlink:href="./Object 16" xlink:type="simple" xlink:show="embed" xlink:actuate="onLoad"/><draw:image xlink:href="./ObjectReplacements/Object 16" xlink:type="simple" xlink:show="embed" xlink:actuate="onLoad"/></draw:frame></text:p>
      <text:p text:style-name="Text_20_body"><text:bookmark text:name="lipsum13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 text:anchor-type="as-char" svg:width="5.503cm" svg:height="1.376cm" draw:z-index="16"><draw:object-ole xlink:href="./Object 17" xlink:type="simple" xlink:show="embed" xlink:actuate="onLoad"/><draw:image xlink:href="./ObjectReplacements/Object 17" xlink:type="simple" xlink:show="embed" xlink:actuate="onLoad"/></draw:frame></text:p>
      <text:p text:style-name="Text_20_body"><text:bookmark text:name="lipsum14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 text:anchor-type="as-char" svg:width="5.503cm" svg:height="1.376cm" draw:z-index="17"><draw:object-ole xlink:href="./Object 18" xlink:type="simple" xlink:show="embed" xlink:actuate="onLoad"/><draw:image xlink:href="./ObjectReplacements/Object 18" xlink:type="simple" xlink:show="embed" xlink:actuate="onLoad"/></draw:frame></text:p>
      <text:p text:style-name="Text_20_body"><text:bookmark text:name="lipsum15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 text:anchor-type="as-char" svg:width="5.468cm" svg:height="1.376cm" draw:z-index="18"><draw:object-ole xlink:href="./Object 19" xlink:type="simple" xlink:show="embed" xlink:actuate="onLoad"/><draw:image xlink:href="./ObjectReplacements/Object 19" xlink:type="simple" xlink:show="embed" xlink:actuate="onLoad"/></draw:frame></text:p>
      <text:p text:style-name="Text_20_body"><text:bookmark text:name="lipsum16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 text:anchor-type="as-char" svg:width="5.503cm" svg:height="1.376cm" draw:z-index="19"><draw:object-ole xlink:href="./Object 20" xlink:type="simple" xlink:show="embed" xlink:actuate="onLoad"/><draw:image xlink:href="./ObjectReplacements/Object 20" xlink:type="simple" xlink:show="embed" xlink:actuate="onLoad"/></draw:frame></text:p>
      <text:p text:style-name="Text_20_body"><text:bookmark text:name="lipsum17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 text:anchor-type="as-char" svg:width="5.539cm" svg:height="1.376cm" draw:z-index="20"><draw:object-ole xlink:href="./Object 21" xlink:type="simple" xlink:show="embed" xlink:actuate="onLoad"/><draw:image xlink:href="./ObjectReplacements/Object 21" xlink:type="simple" xlink:show="embed" xlink:actuate="onLoad"/></draw:frame></text:p>
      <text:p text:style-name="Text_20_body"><text:bookmark text:name="lipsum18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22" text:anchor-type="as-char" svg:width="5.503cm" svg:height="1.376cm" draw:z-index="21"><draw:object-ole xlink:href="./Object 22" xlink:type="simple" xlink:show="embed" xlink:actuate="onLoad"/><draw:image xlink:href="./ObjectReplacements/Object 22" xlink:type="simple" xlink:show="embed" xlink:actuate="onLoad"/></draw:frame></text:p>
      <text:p text:style-name="Text_20_body"><text:bookmark text:name="lipsum19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 text:anchor-type="as-char" svg:width="5.539cm" svg:height="1.376cm" draw:z-index="22"><draw:object-ole xlink:href="./Object 23" xlink:type="simple" xlink:show="embed" xlink:actuate="onLoad"/><draw:image xlink:href="./ObjectReplacements/Object 23" xlink:type="simple" xlink:show="embed" xlink:actuate="onLoad"/></draw:frame></text:p>
      <text:p text:style-name="Text_20_body"><text:bookmark text:name="lipsum20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 text:anchor-type="as-char" svg:width="5.539cm" svg:height="1.376cm" draw:z-index="23"><draw:object-ole xlink:href="./Object 24" xlink:type="simple" xlink:show="embed" xlink:actuate="onLoad"/><draw:image xlink:href="./ObjectReplacements/Object 24" xlink:type="simple" xlink:show="embed" xlink:actuate="onLoad"/></draw:frame></text:p>
      <text:p text:style-name="Text_20_body"><text:bookmark text:name="lipsum21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 text:anchor-type="as-char" svg:width="5.539cm" svg:height="1.376cm" draw:z-index="24"><draw:object-ole xlink:href="./Object 25" xlink:type="simple" xlink:show="embed" xlink:actuate="onLoad"/><draw:image xlink:href="./ObjectReplacements/Object 25" xlink:type="simple" xlink:show="embed" xlink:actuate="onLoad"/></draw:frame></text:p>
      <text:p text:style-name="Text_20_body"><text:bookmark text:name="lipsum22_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text:p>
      <text:p text:style-name="Standard"/>
      <text:p text:style-name="Title"><text:bookmark text:name="_Start_2"/>Sample MathType in OOo</text:p>
      <text:p text:style-name="p">Sample MathType equations</text:p>
      <text:p text:style-name="p"/>
      <text:h text:style-name="h1n" text:outline-level="2">sample</text:h>
      <text:p text:style-name="p"><draw:frame draw:style-name="fr1" draw:name="Object26" text:anchor-type="as-char" svg:width="4.692cm" svg:height="1.235cm" draw:z-index="25"><draw:object-ole xlink:href="./Object 26" xlink:type="simple" xlink:show="embed" xlink:actuate="onLoad"/><draw:image xlink:href="./ObjectReplacements/Object 2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7" text:anchor-type="as-char" svg:width="4.692cm" svg:height="1.235cm" draw:z-index="26"><draw:object-ole xlink:href="./Object 27" xlink:type="simple" xlink:show="embed" xlink:actuate="onLoad"/><draw:image xlink:href="./ObjectReplacements/Object 27" xlink:type="simple" xlink:show="embed" xlink:actuate="onLoad"/></draw:frame> </text:p>
      <text:p text:style-name="p"/>
      <text:p text:style-name="Text_20_body"><text:bookmark text:name="lipsum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 text:anchor-type="as-char" svg:width="5.325cm" svg:height="1.376cm" draw:z-index="27"><draw:object-ole xlink:href="./Object 28" xlink:type="simple" xlink:show="embed" xlink:actuate="onLoad"/><draw:image xlink:href="./ObjectReplacements/Object 28" xlink:type="simple" xlink:show="embed" xlink:actuate="onLoad"/></draw:frame></text:p>
      <text:h text:style-name="h1n" text:outline-level="2">sample</text:h>
      <text:p text:style-name="p"><draw:frame draw:style-name="fr2" draw:name="Object29" text:anchor-type="as-char" svg:width="5.292cm" svg:height="1.376cm" draw:z-index="28"><draw:object-ole xlink:href="./Object 29" xlink:type="simple" xlink:show="embed" xlink:actuate="onLoad"/><draw:image xlink:href="./ObjectReplacements/Object 29" xlink:type="simple" xlink:show="embed" xlink:actuate="onLoad"/></draw:frame></text:p>
      <text:p text:style-name="p"/>
      <text:p text:style-name="Text_20_body"><text:bookmark text:name="lipsum1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 text:anchor-type="as-char" svg:width="5.325cm" svg:height="1.376cm" draw:z-index="29"><draw:object-ole xlink:href="./Object 30" xlink:type="simple" xlink:show="embed" xlink:actuate="onLoad"/><draw:image xlink:href="./ObjectReplacements/Object 30" xlink:type="simple" xlink:show="embed" xlink:actuate="onLoad"/></draw:frame></text:p>
      <text:p text:style-name="p"/>
      <text:p text:style-name="Text_20_body"><text:bookmark text:name="lipsum2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 text:anchor-type="as-char" svg:width="5.292cm" svg:height="1.376cm" draw:z-index="30"><draw:object-ole xlink:href="./Object 31" xlink:type="simple" xlink:show="embed" xlink:actuate="onLoad"/><draw:image xlink:href="./ObjectReplacements/Object 31" xlink:type="simple" xlink:show="embed" xlink:actuate="onLoad"/></draw:frame></text:p>
      <text:p text:style-name="p"/>
      <text:p text:style-name="Text_20_body"><text:bookmark text:name="lipsum3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 text:anchor-type="as-char" svg:width="5.325cm" svg:height="1.376cm" draw:z-index="31"><draw:object-ole xlink:href="./Object 32" xlink:type="simple" xlink:show="embed" xlink:actuate="onLoad"/><draw:image xlink:href="./ObjectReplacements/Object 32" xlink:type="simple" xlink:show="embed" xlink:actuate="onLoad"/></draw:frame></text:p>
      <text:p text:style-name="Text_20_body"><text:bookmark text:name="lipsum4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 text:anchor-type="as-char" svg:width="5.325cm" svg:height="1.376cm" draw:z-index="32"><draw:object-ole xlink:href="./Object 33" xlink:type="simple" xlink:show="embed" xlink:actuate="onLoad"/><draw:image xlink:href="./ObjectReplacements/Object 33" xlink:type="simple" xlink:show="embed" xlink:actuate="onLoad"/></draw:frame></text:p>
      <text:p text:style-name="Text_20_body"><text:bookmark text:name="lipsum5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 text:anchor-type="as-char" svg:width="5.292cm" svg:height="1.376cm" draw:z-index="33"><draw:object-ole xlink:href="./Object 34" xlink:type="simple" xlink:show="embed" xlink:actuate="onLoad"/><draw:image xlink:href="./ObjectReplacements/Object 34" xlink:type="simple" xlink:show="embed" xlink:actuate="onLoad"/></draw:frame></text:p>
      <text:p text:style-name="Text_20_body"><text:bookmark text:name="lipsum6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 text:anchor-type="as-char" svg:width="5.325cm" svg:height="1.376cm" draw:z-index="34"><draw:object-ole xlink:href="./Object 35" xlink:type="simple" xlink:show="embed" xlink:actuate="onLoad"/><draw:image xlink:href="./ObjectReplacements/Object 35" xlink:type="simple" xlink:show="embed" xlink:actuate="onLoad"/></draw:frame></text:p>
      <text:p text:style-name="Text_20_body"><text:bookmark text:name="lipsum7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 text:anchor-type="as-char" svg:width="5.503cm" svg:height="1.376cm" draw:z-index="35"><draw:object-ole xlink:href="./Object 36" xlink:type="simple" xlink:show="embed" xlink:actuate="onLoad"/><draw:image xlink:href="./ObjectReplacements/Object 36" xlink:type="simple" xlink:show="embed" xlink:actuate="onLoad"/></draw:frame></text:p>
      <text:p text:style-name="Text_20_body"><text:bookmark text:name="lipsum8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 text:anchor-type="as-char" svg:width="4.904cm" svg:height="1.235cm" draw:z-index="36"><draw:object-ole xlink:href="./Object 37" xlink:type="simple" xlink:show="embed" xlink:actuate="onLoad"/><draw:image xlink:href="./ObjectReplacements/Object 37" xlink:type="simple" xlink:show="embed" xlink:actuate="onLoad"/></draw:frame></text:p>
      <text:p text:style-name="Text_20_body"><text:bookmark text:name="lipsum9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 text:anchor-type="as-char" svg:width="5.503cm" svg:height="1.376cm" draw:z-index="37"><draw:object-ole xlink:href="./Object 38" xlink:type="simple" xlink:show="embed" xlink:actuate="onLoad"/><draw:image xlink:href="./ObjectReplacements/Object 38" xlink:type="simple" xlink:show="embed" xlink:actuate="onLoad"/></draw:frame></text:p>
      <text:p text:style-name="Text_20_body"><text:bookmark text:name="lipsum10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 text:anchor-type="as-char" svg:width="5.468cm" svg:height="1.376cm" draw:z-index="38"><draw:object-ole xlink:href="./Object 39" xlink:type="simple" xlink:show="embed" xlink:actuate="onLoad"/><draw:image xlink:href="./ObjectReplacements/Object 39" xlink:type="simple" xlink:show="embed" xlink:actuate="onLoad"/></draw:frame></text:p>
      <text:p text:style-name="Text_20_body"><text:bookmark text:name="lipsum11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 text:anchor-type="as-char" svg:width="5.503cm" svg:height="1.376cm" draw:z-index="39"><draw:object-ole xlink:href="./Object 40" xlink:type="simple" xlink:show="embed" xlink:actuate="onLoad"/><draw:image xlink:href="./ObjectReplacements/Object 40" xlink:type="simple" xlink:show="embed" xlink:actuate="onLoad"/></draw:frame></text:p>
      <text:p text:style-name="Text_20_body"><text:bookmark text:name="lipsum12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 text:anchor-type="as-char" svg:width="5.468cm" svg:height="1.376cm" draw:z-index="40"><draw:object-ole xlink:href="./Object 41" xlink:type="simple" xlink:show="embed" xlink:actuate="onLoad"/><draw:image xlink:href="./ObjectReplacements/Object 41" xlink:type="simple" xlink:show="embed" xlink:actuate="onLoad"/></draw:frame></text:p>
      <text:p text:style-name="Text_20_body"><text:bookmark text:name="lipsum13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 text:anchor-type="as-char" svg:width="5.503cm" svg:height="1.376cm" draw:z-index="41"><draw:object-ole xlink:href="./Object 42" xlink:type="simple" xlink:show="embed" xlink:actuate="onLoad"/><draw:image xlink:href="./ObjectReplacements/Object 42" xlink:type="simple" xlink:show="embed" xlink:actuate="onLoad"/></draw:frame></text:p>
      <text:p text:style-name="Text_20_body"><text:bookmark text:name="lipsum14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 text:anchor-type="as-char" svg:width="5.503cm" svg:height="1.376cm" draw:z-index="42"><draw:object-ole xlink:href="./Object 43" xlink:type="simple" xlink:show="embed" xlink:actuate="onLoad"/><draw:image xlink:href="./ObjectReplacements/Object 43" xlink:type="simple" xlink:show="embed" xlink:actuate="onLoad"/></draw:frame></text:p>
      <text:p text:style-name="Text_20_body"><text:bookmark text:name="lipsum15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 text:anchor-type="as-char" svg:width="5.468cm" svg:height="1.376cm" draw:z-index="43"><draw:object-ole xlink:href="./Object 44" xlink:type="simple" xlink:show="embed" xlink:actuate="onLoad"/><draw:image xlink:href="./ObjectReplacements/Object 44" xlink:type="simple" xlink:show="embed" xlink:actuate="onLoad"/></draw:frame></text:p>
      <text:p text:style-name="Text_20_body"><text:bookmark text:name="lipsum16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 text:anchor-type="as-char" svg:width="5.503cm" svg:height="1.376cm" draw:z-index="44"><draw:object-ole xlink:href="./Object 45" xlink:type="simple" xlink:show="embed" xlink:actuate="onLoad"/><draw:image xlink:href="./ObjectReplacements/Object 45" xlink:type="simple" xlink:show="embed" xlink:actuate="onLoad"/></draw:frame></text:p>
      <text:p text:style-name="Text_20_body"><text:bookmark text:name="lipsum17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 text:anchor-type="as-char" svg:width="5.539cm" svg:height="1.376cm" draw:z-index="45"><draw:object-ole xlink:href="./Object 46" xlink:type="simple" xlink:show="embed" xlink:actuate="onLoad"/><draw:image xlink:href="./ObjectReplacements/Object 46" xlink:type="simple" xlink:show="embed" xlink:actuate="onLoad"/></draw:frame></text:p>
      <text:p text:style-name="Text_20_body"><text:bookmark text:name="lipsum18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47" text:anchor-type="as-char" svg:width="5.503cm" svg:height="1.376cm" draw:z-index="46"><draw:object-ole xlink:href="./Object 47" xlink:type="simple" xlink:show="embed" xlink:actuate="onLoad"/><draw:image xlink:href="./ObjectReplacements/Object 47" xlink:type="simple" xlink:show="embed" xlink:actuate="onLoad"/></draw:frame></text:p>
      <text:p text:style-name="Text_20_body"><text:bookmark text:name="lipsum19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 text:anchor-type="as-char" svg:width="5.539cm" svg:height="1.376cm" draw:z-index="47"><draw:object-ole xlink:href="./Object 48" xlink:type="simple" xlink:show="embed" xlink:actuate="onLoad"/><draw:image xlink:href="./ObjectReplacements/Object 48" xlink:type="simple" xlink:show="embed" xlink:actuate="onLoad"/></draw:frame></text:p>
      <text:p text:style-name="Text_20_body"><text:bookmark text:name="lipsum20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 text:anchor-type="as-char" svg:width="5.539cm" svg:height="1.376cm" draw:z-index="48"><draw:object-ole xlink:href="./Object 49" xlink:type="simple" xlink:show="embed" xlink:actuate="onLoad"/><draw:image xlink:href="./ObjectReplacements/Object 49" xlink:type="simple" xlink:show="embed" xlink:actuate="onLoad"/></draw:frame></text:p>
      <text:p text:style-name="Text_20_body"><text:bookmark text:name="lipsum21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0" text:anchor-type="as-char" svg:width="5.539cm" svg:height="1.376cm" draw:z-index="49"><draw:object-ole xlink:href="./Object 50" xlink:type="simple" xlink:show="embed" xlink:actuate="onLoad"/><draw:image xlink:href="./ObjectReplacements/Object 50" xlink:type="simple" xlink:show="embed" xlink:actuate="onLoad"/></draw:frame></text:p>
      <text:p text:style-name="Text_20_body"><text:bookmark text:name="lipsum22_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2"/></text:p>
      <text:p text:style-name="Standard"/>
      <text:p text:style-name="Title"><text:bookmark text:name="_Start_3"/>Sample MathType in OOo</text:p>
      <text:p text:style-name="p">Sample MathType equations</text:p>
      <text:p text:style-name="p"/>
      <text:h text:style-name="h1n" text:outline-level="2">sample</text:h>
      <text:p text:style-name="p"><draw:frame draw:style-name="fr1" draw:name="Object51" text:anchor-type="as-char" svg:width="4.692cm" svg:height="1.235cm" draw:z-index="50"><draw:object-ole xlink:href="./Object 51" xlink:type="simple" xlink:show="embed" xlink:actuate="onLoad"/><draw:image xlink:href="./ObjectReplacements/Object 5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52" text:anchor-type="as-char" svg:width="4.692cm" svg:height="1.235cm" draw:z-index="51"><draw:object-ole xlink:href="./Object 52" xlink:type="simple" xlink:show="embed" xlink:actuate="onLoad"/><draw:image xlink:href="./ObjectReplacements/Object 52" xlink:type="simple" xlink:show="embed" xlink:actuate="onLoad"/></draw:frame> </text:p>
      <text:p text:style-name="p"/>
      <text:p text:style-name="Text_20_body"><text:bookmark text:name="lipsum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3" text:anchor-type="as-char" svg:width="5.325cm" svg:height="1.376cm" draw:z-index="52"><draw:object-ole xlink:href="./Object 53" xlink:type="simple" xlink:show="embed" xlink:actuate="onLoad"/><draw:image xlink:href="./ObjectReplacements/Object 53" xlink:type="simple" xlink:show="embed" xlink:actuate="onLoad"/></draw:frame></text:p>
      <text:h text:style-name="h1n" text:outline-level="2">sample</text:h>
      <text:p text:style-name="p"><draw:frame draw:style-name="fr2" draw:name="Object54" text:anchor-type="as-char" svg:width="5.292cm" svg:height="1.376cm" draw:z-index="53"><draw:object-ole xlink:href="./Object 54" xlink:type="simple" xlink:show="embed" xlink:actuate="onLoad"/><draw:image xlink:href="./ObjectReplacements/Object 54" xlink:type="simple" xlink:show="embed" xlink:actuate="onLoad"/></draw:frame></text:p>
      <text:p text:style-name="p"/>
      <text:p text:style-name="Text_20_body"><text:bookmark text:name="lipsum1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5" text:anchor-type="as-char" svg:width="5.325cm" svg:height="1.376cm" draw:z-index="54"><draw:object-ole xlink:href="./Object 55" xlink:type="simple" xlink:show="embed" xlink:actuate="onLoad"/><draw:image xlink:href="./ObjectReplacements/Object 55" xlink:type="simple" xlink:show="embed" xlink:actuate="onLoad"/></draw:frame></text:p>
      <text:p text:style-name="p"/>
      <text:p text:style-name="Text_20_body"><text:bookmark text:name="lipsum2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6" text:anchor-type="as-char" svg:width="5.292cm" svg:height="1.376cm" draw:z-index="55"><draw:object-ole xlink:href="./Object 56" xlink:type="simple" xlink:show="embed" xlink:actuate="onLoad"/><draw:image xlink:href="./ObjectReplacements/Object 56" xlink:type="simple" xlink:show="embed" xlink:actuate="onLoad"/></draw:frame></text:p>
      <text:p text:style-name="p"/>
      <text:p text:style-name="Text_20_body"><text:bookmark text:name="lipsum3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7" text:anchor-type="as-char" svg:width="5.325cm" svg:height="1.376cm" draw:z-index="56"><draw:object-ole xlink:href="./Object 57" xlink:type="simple" xlink:show="embed" xlink:actuate="onLoad"/><draw:image xlink:href="./ObjectReplacements/Object 57" xlink:type="simple" xlink:show="embed" xlink:actuate="onLoad"/></draw:frame></text:p>
      <text:p text:style-name="Text_20_body"><text:bookmark text:name="lipsum4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8" text:anchor-type="as-char" svg:width="5.325cm" svg:height="1.376cm" draw:z-index="57"><draw:object-ole xlink:href="./Object 58" xlink:type="simple" xlink:show="embed" xlink:actuate="onLoad"/><draw:image xlink:href="./ObjectReplacements/Object 58" xlink:type="simple" xlink:show="embed" xlink:actuate="onLoad"/></draw:frame></text:p>
      <text:p text:style-name="Text_20_body"><text:bookmark text:name="lipsum5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9" text:anchor-type="as-char" svg:width="5.292cm" svg:height="1.376cm" draw:z-index="58"><draw:object-ole xlink:href="./Object 59" xlink:type="simple" xlink:show="embed" xlink:actuate="onLoad"/><draw:image xlink:href="./ObjectReplacements/Object 59" xlink:type="simple" xlink:show="embed" xlink:actuate="onLoad"/></draw:frame></text:p>
      <text:p text:style-name="Text_20_body"><text:bookmark text:name="lipsum6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0" text:anchor-type="as-char" svg:width="5.325cm" svg:height="1.376cm" draw:z-index="59"><draw:object-ole xlink:href="./Object 60" xlink:type="simple" xlink:show="embed" xlink:actuate="onLoad"/><draw:image xlink:href="./ObjectReplacements/Object 60" xlink:type="simple" xlink:show="embed" xlink:actuate="onLoad"/></draw:frame></text:p>
      <text:p text:style-name="Text_20_body"><text:bookmark text:name="lipsum7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1" text:anchor-type="as-char" svg:width="5.503cm" svg:height="1.376cm" draw:z-index="60"><draw:object-ole xlink:href="./Object 61" xlink:type="simple" xlink:show="embed" xlink:actuate="onLoad"/><draw:image xlink:href="./ObjectReplacements/Object 61" xlink:type="simple" xlink:show="embed" xlink:actuate="onLoad"/></draw:frame></text:p>
      <text:p text:style-name="Text_20_body"><text:bookmark text:name="lipsum8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2" text:anchor-type="as-char" svg:width="4.904cm" svg:height="1.235cm" draw:z-index="61"><draw:object-ole xlink:href="./Object 62" xlink:type="simple" xlink:show="embed" xlink:actuate="onLoad"/><draw:image xlink:href="./ObjectReplacements/Object 62" xlink:type="simple" xlink:show="embed" xlink:actuate="onLoad"/></draw:frame></text:p>
      <text:p text:style-name="Text_20_body"><text:bookmark text:name="lipsum9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3" text:anchor-type="as-char" svg:width="5.503cm" svg:height="1.376cm" draw:z-index="62"><draw:object-ole xlink:href="./Object 63" xlink:type="simple" xlink:show="embed" xlink:actuate="onLoad"/><draw:image xlink:href="./ObjectReplacements/Object 63" xlink:type="simple" xlink:show="embed" xlink:actuate="onLoad"/></draw:frame></text:p>
      <text:p text:style-name="Text_20_body"><text:bookmark text:name="lipsum10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5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4" text:anchor-type="as-char" svg:width="5.468cm" svg:height="1.376cm" draw:z-index="63"><draw:object-ole xlink:href="./Object 64" xlink:type="simple" xlink:show="embed" xlink:actuate="onLoad"/><draw:image xlink:href="./ObjectReplacements/Object 64" xlink:type="simple" xlink:show="embed" xlink:actuate="onLoad"/></draw:frame></text:p>
      <text:p text:style-name="Text_20_body"><text:bookmark text:name="lipsum11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5" text:anchor-type="as-char" svg:width="5.503cm" svg:height="1.376cm" draw:z-index="64"><draw:object-ole xlink:href="./Object 65" xlink:type="simple" xlink:show="embed" xlink:actuate="onLoad"/><draw:image xlink:href="./ObjectReplacements/Object 65" xlink:type="simple" xlink:show="embed" xlink:actuate="onLoad"/></draw:frame></text:p>
      <text:p text:style-name="Text_20_body"><text:bookmark text:name="lipsum12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6" text:anchor-type="as-char" svg:width="5.468cm" svg:height="1.376cm" draw:z-index="65"><draw:object-ole xlink:href="./Object 66" xlink:type="simple" xlink:show="embed" xlink:actuate="onLoad"/><draw:image xlink:href="./ObjectReplacements/Object 66" xlink:type="simple" xlink:show="embed" xlink:actuate="onLoad"/></draw:frame></text:p>
      <text:p text:style-name="Text_20_body"><text:bookmark text:name="lipsum13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7" text:anchor-type="as-char" svg:width="5.503cm" svg:height="1.376cm" draw:z-index="66"><draw:object-ole xlink:href="./Object 67" xlink:type="simple" xlink:show="embed" xlink:actuate="onLoad"/><draw:image xlink:href="./ObjectReplacements/Object 67" xlink:type="simple" xlink:show="embed" xlink:actuate="onLoad"/></draw:frame></text:p>
      <text:p text:style-name="Text_20_body"><text:bookmark text:name="lipsum14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8" text:anchor-type="as-char" svg:width="5.503cm" svg:height="1.376cm" draw:z-index="67"><draw:object-ole xlink:href="./Object 68" xlink:type="simple" xlink:show="embed" xlink:actuate="onLoad"/><draw:image xlink:href="./ObjectReplacements/Object 68" xlink:type="simple" xlink:show="embed" xlink:actuate="onLoad"/></draw:frame></text:p>
      <text:p text:style-name="Text_20_body"><text:bookmark text:name="lipsum15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69" text:anchor-type="as-char" svg:width="5.468cm" svg:height="1.376cm" draw:z-index="68"><draw:object-ole xlink:href="./Object 69" xlink:type="simple" xlink:show="embed" xlink:actuate="onLoad"/><draw:image xlink:href="./ObjectReplacements/Object 69" xlink:type="simple" xlink:show="embed" xlink:actuate="onLoad"/></draw:frame></text:p>
      <text:p text:style-name="Text_20_body"><text:bookmark text:name="lipsum16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0" text:anchor-type="as-char" svg:width="5.503cm" svg:height="1.376cm" draw:z-index="69"><draw:object-ole xlink:href="./Object 70" xlink:type="simple" xlink:show="embed" xlink:actuate="onLoad"/><draw:image xlink:href="./ObjectReplacements/Object 70" xlink:type="simple" xlink:show="embed" xlink:actuate="onLoad"/></draw:frame></text:p>
      <text:p text:style-name="Text_20_body"><text:bookmark text:name="lipsum17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1" text:anchor-type="as-char" svg:width="5.539cm" svg:height="1.376cm" draw:z-index="70"><draw:object-ole xlink:href="./Object 71" xlink:type="simple" xlink:show="embed" xlink:actuate="onLoad"/><draw:image xlink:href="./ObjectReplacements/Object 71" xlink:type="simple" xlink:show="embed" xlink:actuate="onLoad"/></draw:frame></text:p>
      <text:p text:style-name="Text_20_body"><text:bookmark text:name="lipsum18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72" text:anchor-type="as-char" svg:width="5.503cm" svg:height="1.376cm" draw:z-index="71"><draw:object-ole xlink:href="./Object 72" xlink:type="simple" xlink:show="embed" xlink:actuate="onLoad"/><draw:image xlink:href="./ObjectReplacements/Object 72" xlink:type="simple" xlink:show="embed" xlink:actuate="onLoad"/></draw:frame></text:p>
      <text:p text:style-name="Text_20_body"><text:bookmark text:name="lipsum19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3" text:anchor-type="as-char" svg:width="5.539cm" svg:height="1.376cm" draw:z-index="72"><draw:object-ole xlink:href="./Object 73" xlink:type="simple" xlink:show="embed" xlink:actuate="onLoad"/><draw:image xlink:href="./ObjectReplacements/Object 73" xlink:type="simple" xlink:show="embed" xlink:actuate="onLoad"/></draw:frame></text:p>
      <text:p text:style-name="Text_20_body"><text:bookmark text:name="lipsum20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6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4" text:anchor-type="as-char" svg:width="5.539cm" svg:height="1.376cm" draw:z-index="73"><draw:object-ole xlink:href="./Object 74" xlink:type="simple" xlink:show="embed" xlink:actuate="onLoad"/><draw:image xlink:href="./ObjectReplacements/Object 74" xlink:type="simple" xlink:show="embed" xlink:actuate="onLoad"/></draw:frame></text:p>
      <text:p text:style-name="Text_20_body"><text:bookmark text:name="lipsum21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5" text:anchor-type="as-char" svg:width="5.539cm" svg:height="1.376cm" draw:z-index="74"><draw:object-ole xlink:href="./Object 75" xlink:type="simple" xlink:show="embed" xlink:actuate="onLoad"/><draw:image xlink:href="./ObjectReplacements/Object 75" xlink:type="simple" xlink:show="embed" xlink:actuate="onLoad"/></draw:frame></text:p>
      <text:p text:style-name="Text_20_body"><text:bookmark text:name="lipsum22_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3"/></text:p>
      <text:p text:style-name="Standard"/>
      <text:p text:style-name="Title"><text:bookmark text:name="_Start_4"/>Sample MathType in OOo</text:p>
      <text:p text:style-name="p">Sample MathType equations</text:p>
      <text:p text:style-name="p"/>
      <text:h text:style-name="h1n" text:outline-level="2">sample</text:h>
      <text:p text:style-name="p"><draw:frame draw:style-name="fr1" draw:name="Object76" text:anchor-type="as-char" svg:width="4.692cm" svg:height="1.235cm" draw:z-index="75"><draw:object-ole xlink:href="./Object 76" xlink:type="simple" xlink:show="embed" xlink:actuate="onLoad"/><draw:image xlink:href="./ObjectReplacements/Object 7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77" text:anchor-type="as-char" svg:width="4.692cm" svg:height="1.235cm" draw:z-index="76"><draw:object-ole xlink:href="./Object 77" xlink:type="simple" xlink:show="embed" xlink:actuate="onLoad"/><draw:image xlink:href="./ObjectReplacements/Object 77" xlink:type="simple" xlink:show="embed" xlink:actuate="onLoad"/></draw:frame> </text:p>
      <text:p text:style-name="p"/>
      <text:p text:style-name="Text_20_body"><text:bookmark text:name="lipsum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78" text:anchor-type="as-char" svg:width="5.325cm" svg:height="1.376cm" draw:z-index="77"><draw:object-ole xlink:href="./Object 78" xlink:type="simple" xlink:show="embed" xlink:actuate="onLoad"/><draw:image xlink:href="./ObjectReplacements/Object 78" xlink:type="simple" xlink:show="embed" xlink:actuate="onLoad"/></draw:frame></text:p>
      <text:h text:style-name="h1n" text:outline-level="2">sample</text:h>
      <text:p text:style-name="p"><draw:frame draw:style-name="fr2" draw:name="Object79" text:anchor-type="as-char" svg:width="5.292cm" svg:height="1.376cm" draw:z-index="78"><draw:object-ole xlink:href="./Object 79" xlink:type="simple" xlink:show="embed" xlink:actuate="onLoad"/><draw:image xlink:href="./ObjectReplacements/Object 79" xlink:type="simple" xlink:show="embed" xlink:actuate="onLoad"/></draw:frame></text:p>
      <text:p text:style-name="p"/>
      <text:p text:style-name="Text_20_body"><text:bookmark text:name="lipsum1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0" text:anchor-type="as-char" svg:width="5.325cm" svg:height="1.376cm" draw:z-index="79"><draw:object-ole xlink:href="./Object 80" xlink:type="simple" xlink:show="embed" xlink:actuate="onLoad"/><draw:image xlink:href="./ObjectReplacements/Object 80" xlink:type="simple" xlink:show="embed" xlink:actuate="onLoad"/></draw:frame></text:p>
      <text:p text:style-name="p"/>
      <text:p text:style-name="Text_20_body"><text:bookmark text:name="lipsum2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1" text:anchor-type="as-char" svg:width="5.292cm" svg:height="1.376cm" draw:z-index="80"><draw:object-ole xlink:href="./Object 81" xlink:type="simple" xlink:show="embed" xlink:actuate="onLoad"/><draw:image xlink:href="./ObjectReplacements/Object 81" xlink:type="simple" xlink:show="embed" xlink:actuate="onLoad"/></draw:frame></text:p>
      <text:p text:style-name="p"/>
      <text:p text:style-name="Text_20_body"><text:bookmark text:name="lipsum3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2" text:anchor-type="as-char" svg:width="5.325cm" svg:height="1.376cm" draw:z-index="81"><draw:object-ole xlink:href="./Object 82" xlink:type="simple" xlink:show="embed" xlink:actuate="onLoad"/><draw:image xlink:href="./ObjectReplacements/Object 82" xlink:type="simple" xlink:show="embed" xlink:actuate="onLoad"/></draw:frame></text:p>
      <text:p text:style-name="Text_20_body"><text:bookmark text:name="lipsum4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3" text:anchor-type="as-char" svg:width="5.325cm" svg:height="1.376cm" draw:z-index="82"><draw:object-ole xlink:href="./Object 83" xlink:type="simple" xlink:show="embed" xlink:actuate="onLoad"/><draw:image xlink:href="./ObjectReplacements/Object 83" xlink:type="simple" xlink:show="embed" xlink:actuate="onLoad"/></draw:frame></text:p>
      <text:p text:style-name="Text_20_body"><text:bookmark text:name="lipsum5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4" text:anchor-type="as-char" svg:width="5.292cm" svg:height="1.376cm" draw:z-index="83"><draw:object-ole xlink:href="./Object 84" xlink:type="simple" xlink:show="embed" xlink:actuate="onLoad"/><draw:image xlink:href="./ObjectReplacements/Object 84" xlink:type="simple" xlink:show="embed" xlink:actuate="onLoad"/></draw:frame></text:p>
      <text:p text:style-name="Text_20_body"><text:bookmark text:name="lipsum6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7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5" text:anchor-type="as-char" svg:width="5.325cm" svg:height="1.376cm" draw:z-index="84"><draw:object-ole xlink:href="./Object 85" xlink:type="simple" xlink:show="embed" xlink:actuate="onLoad"/><draw:image xlink:href="./ObjectReplacements/Object 85" xlink:type="simple" xlink:show="embed" xlink:actuate="onLoad"/></draw:frame></text:p>
      <text:p text:style-name="Text_20_body"><text:bookmark text:name="lipsum7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6" text:anchor-type="as-char" svg:width="5.503cm" svg:height="1.376cm" draw:z-index="85"><draw:object-ole xlink:href="./Object 86" xlink:type="simple" xlink:show="embed" xlink:actuate="onLoad"/><draw:image xlink:href="./ObjectReplacements/Object 86" xlink:type="simple" xlink:show="embed" xlink:actuate="onLoad"/></draw:frame></text:p>
      <text:p text:style-name="Text_20_body"><text:bookmark text:name="lipsum8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7" text:anchor-type="as-char" svg:width="4.904cm" svg:height="1.235cm" draw:z-index="86"><draw:object-ole xlink:href="./Object 87" xlink:type="simple" xlink:show="embed" xlink:actuate="onLoad"/><draw:image xlink:href="./ObjectReplacements/Object 87" xlink:type="simple" xlink:show="embed" xlink:actuate="onLoad"/></draw:frame></text:p>
      <text:p text:style-name="Text_20_body"><text:bookmark text:name="lipsum9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8" text:anchor-type="as-char" svg:width="5.503cm" svg:height="1.376cm" draw:z-index="87"><draw:object-ole xlink:href="./Object 88" xlink:type="simple" xlink:show="embed" xlink:actuate="onLoad"/><draw:image xlink:href="./ObjectReplacements/Object 88" xlink:type="simple" xlink:show="embed" xlink:actuate="onLoad"/></draw:frame></text:p>
      <text:p text:style-name="Text_20_body"><text:bookmark text:name="lipsum10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89" text:anchor-type="as-char" svg:width="5.468cm" svg:height="1.376cm" draw:z-index="88"><draw:object-ole xlink:href="./Object 89" xlink:type="simple" xlink:show="embed" xlink:actuate="onLoad"/><draw:image xlink:href="./ObjectReplacements/Object 89" xlink:type="simple" xlink:show="embed" xlink:actuate="onLoad"/></draw:frame></text:p>
      <text:p text:style-name="Text_20_body"><text:bookmark text:name="lipsum11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0" text:anchor-type="as-char" svg:width="5.503cm" svg:height="1.376cm" draw:z-index="89"><draw:object-ole xlink:href="./Object 90" xlink:type="simple" xlink:show="embed" xlink:actuate="onLoad"/><draw:image xlink:href="./ObjectReplacements/Object 90" xlink:type="simple" xlink:show="embed" xlink:actuate="onLoad"/></draw:frame></text:p>
      <text:p text:style-name="Text_20_body"><text:bookmark text:name="lipsum12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1" text:anchor-type="as-char" svg:width="5.468cm" svg:height="1.376cm" draw:z-index="90"><draw:object-ole xlink:href="./Object 91" xlink:type="simple" xlink:show="embed" xlink:actuate="onLoad"/><draw:image xlink:href="./ObjectReplacements/Object 91" xlink:type="simple" xlink:show="embed" xlink:actuate="onLoad"/></draw:frame></text:p>
      <text:p text:style-name="Text_20_body"><text:bookmark text:name="lipsum13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2" text:anchor-type="as-char" svg:width="5.503cm" svg:height="1.376cm" draw:z-index="91"><draw:object-ole xlink:href="./Object 92" xlink:type="simple" xlink:show="embed" xlink:actuate="onLoad"/><draw:image xlink:href="./ObjectReplacements/Object 92" xlink:type="simple" xlink:show="embed" xlink:actuate="onLoad"/></draw:frame></text:p>
      <text:p text:style-name="Text_20_body"><text:bookmark text:name="lipsum14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3" text:anchor-type="as-char" svg:width="5.503cm" svg:height="1.376cm" draw:z-index="92"><draw:object-ole xlink:href="./Object 93" xlink:type="simple" xlink:show="embed" xlink:actuate="onLoad"/><draw:image xlink:href="./ObjectReplacements/Object 93" xlink:type="simple" xlink:show="embed" xlink:actuate="onLoad"/></draw:frame></text:p>
      <text:p text:style-name="Text_20_body"><text:bookmark text:name="lipsum15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4" text:anchor-type="as-char" svg:width="5.468cm" svg:height="1.376cm" draw:z-index="93"><draw:object-ole xlink:href="./Object 94" xlink:type="simple" xlink:show="embed" xlink:actuate="onLoad"/><draw:image xlink:href="./ObjectReplacements/Object 94" xlink:type="simple" xlink:show="embed" xlink:actuate="onLoad"/></draw:frame></text:p>
      <text:p text:style-name="Text_20_body"><text:bookmark text:name="lipsum16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8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5" text:anchor-type="as-char" svg:width="5.503cm" svg:height="1.376cm" draw:z-index="94"><draw:object-ole xlink:href="./Object 95" xlink:type="simple" xlink:show="embed" xlink:actuate="onLoad"/><draw:image xlink:href="./ObjectReplacements/Object 95" xlink:type="simple" xlink:show="embed" xlink:actuate="onLoad"/></draw:frame></text:p>
      <text:p text:style-name="Text_20_body"><text:bookmark text:name="lipsum17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6" text:anchor-type="as-char" svg:width="5.539cm" svg:height="1.376cm" draw:z-index="95"><draw:object-ole xlink:href="./Object 96" xlink:type="simple" xlink:show="embed" xlink:actuate="onLoad"/><draw:image xlink:href="./ObjectReplacements/Object 96" xlink:type="simple" xlink:show="embed" xlink:actuate="onLoad"/></draw:frame></text:p>
      <text:p text:style-name="Text_20_body"><text:bookmark text:name="lipsum18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97" text:anchor-type="as-char" svg:width="5.503cm" svg:height="1.376cm" draw:z-index="96"><draw:object-ole xlink:href="./Object 97" xlink:type="simple" xlink:show="embed" xlink:actuate="onLoad"/><draw:image xlink:href="./ObjectReplacements/Object 97" xlink:type="simple" xlink:show="embed" xlink:actuate="onLoad"/></draw:frame></text:p>
      <text:p text:style-name="Text_20_body"><text:bookmark text:name="lipsum19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8" text:anchor-type="as-char" svg:width="5.539cm" svg:height="1.376cm" draw:z-index="97"><draw:object-ole xlink:href="./Object 98" xlink:type="simple" xlink:show="embed" xlink:actuate="onLoad"/><draw:image xlink:href="./ObjectReplacements/Object 98" xlink:type="simple" xlink:show="embed" xlink:actuate="onLoad"/></draw:frame></text:p>
      <text:p text:style-name="Text_20_body"><text:bookmark text:name="lipsum20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99" text:anchor-type="as-char" svg:width="5.539cm" svg:height="1.376cm" draw:z-index="98"><draw:object-ole xlink:href="./Object 99" xlink:type="simple" xlink:show="embed" xlink:actuate="onLoad"/><draw:image xlink:href="./ObjectReplacements/Object 99" xlink:type="simple" xlink:show="embed" xlink:actuate="onLoad"/></draw:frame></text:p>
      <text:p text:style-name="Text_20_body"><text:bookmark text:name="lipsum21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0" text:anchor-type="as-char" svg:width="5.539cm" svg:height="1.376cm" draw:z-index="99"><draw:object-ole xlink:href="./Object 100" xlink:type="simple" xlink:show="embed" xlink:actuate="onLoad"/><draw:image xlink:href="./ObjectReplacements/Object 100" xlink:type="simple" xlink:show="embed" xlink:actuate="onLoad"/></draw:frame></text:p>
      <text:p text:style-name="Text_20_body"><text:bookmark text:name="lipsum22_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4"/></text:p>
      <text:p text:style-name="Standard"/>
      <text:p text:style-name="Title"><text:bookmark text:name="_Start_5"/>Sample MathType in OOo</text:p>
      <text:p text:style-name="p">Sample MathType equations</text:p>
      <text:p text:style-name="p"/>
      <text:h text:style-name="h1n" text:outline-level="2">sample</text:h>
      <text:p text:style-name="p"><draw:frame draw:style-name="fr1" draw:name="Object101" text:anchor-type="as-char" svg:width="4.692cm" svg:height="1.235cm" draw:z-index="100"><draw:object-ole xlink:href="./Object 101" xlink:type="simple" xlink:show="embed" xlink:actuate="onLoad"/><draw:image xlink:href="./ObjectReplacements/Object 10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102" text:anchor-type="as-char" svg:width="4.692cm" svg:height="1.235cm" draw:z-index="101"><draw:object-ole xlink:href="./Object 102" xlink:type="simple" xlink:show="embed" xlink:actuate="onLoad"/><draw:image xlink:href="./ObjectReplacements/Object 102" xlink:type="simple" xlink:show="embed" xlink:actuate="onLoad"/></draw:frame> </text:p>
      <text:p text:style-name="p"/>
      <text:p text:style-name="Text_20_body"><text:bookmark text:name="lipsum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3" text:anchor-type="as-char" svg:width="5.325cm" svg:height="1.376cm" draw:z-index="102"><draw:object-ole xlink:href="./Object 103" xlink:type="simple" xlink:show="embed" xlink:actuate="onLoad"/><draw:image xlink:href="./ObjectReplacements/Object 103" xlink:type="simple" xlink:show="embed" xlink:actuate="onLoad"/></draw:frame></text:p>
      <text:h text:style-name="h1n" text:outline-level="2">sample</text:h>
      <text:p text:style-name="p"><draw:frame draw:style-name="fr2" draw:name="Object104" text:anchor-type="as-char" svg:width="5.292cm" svg:height="1.376cm" draw:z-index="103"><draw:object-ole xlink:href="./Object 104" xlink:type="simple" xlink:show="embed" xlink:actuate="onLoad"/><draw:image xlink:href="./ObjectReplacements/Object 104" xlink:type="simple" xlink:show="embed" xlink:actuate="onLoad"/></draw:frame></text:p>
      <text:p text:style-name="p"/>
      <text:p text:style-name="Text_20_body"><text:bookmark text:name="lipsum1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5" text:anchor-type="as-char" svg:width="5.325cm" svg:height="1.376cm" draw:z-index="104"><draw:object-ole xlink:href="./Object 105" xlink:type="simple" xlink:show="embed" xlink:actuate="onLoad"/><draw:image xlink:href="./ObjectReplacements/Object 105" xlink:type="simple" xlink:show="embed" xlink:actuate="onLoad"/></draw:frame></text:p>
      <text:p text:style-name="p"/>
      <text:p text:style-name="Text_20_body"><text:bookmark text:name="lipsum2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9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6" text:anchor-type="as-char" svg:width="5.292cm" svg:height="1.376cm" draw:z-index="105"><draw:object-ole xlink:href="./Object 106" xlink:type="simple" xlink:show="embed" xlink:actuate="onLoad"/><draw:image xlink:href="./ObjectReplacements/Object 106" xlink:type="simple" xlink:show="embed" xlink:actuate="onLoad"/></draw:frame></text:p>
      <text:p text:style-name="p"/>
      <text:p text:style-name="Text_20_body"><text:bookmark text:name="lipsum3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7" text:anchor-type="as-char" svg:width="5.325cm" svg:height="1.376cm" draw:z-index="106"><draw:object-ole xlink:href="./Object 107" xlink:type="simple" xlink:show="embed" xlink:actuate="onLoad"/><draw:image xlink:href="./ObjectReplacements/Object 107" xlink:type="simple" xlink:show="embed" xlink:actuate="onLoad"/></draw:frame></text:p>
      <text:p text:style-name="Text_20_body"><text:bookmark text:name="lipsum4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8" text:anchor-type="as-char" svg:width="5.325cm" svg:height="1.376cm" draw:z-index="107"><draw:object-ole xlink:href="./Object 108" xlink:type="simple" xlink:show="embed" xlink:actuate="onLoad"/><draw:image xlink:href="./ObjectReplacements/Object 108" xlink:type="simple" xlink:show="embed" xlink:actuate="onLoad"/></draw:frame></text:p>
      <text:p text:style-name="Text_20_body"><text:bookmark text:name="lipsum5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09" text:anchor-type="as-char" svg:width="5.292cm" svg:height="1.376cm" draw:z-index="108"><draw:object-ole xlink:href="./Object 109" xlink:type="simple" xlink:show="embed" xlink:actuate="onLoad"/><draw:image xlink:href="./ObjectReplacements/Object 109" xlink:type="simple" xlink:show="embed" xlink:actuate="onLoad"/></draw:frame></text:p>
      <text:p text:style-name="Text_20_body"><text:bookmark text:name="lipsum6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0" text:anchor-type="as-char" svg:width="5.325cm" svg:height="1.376cm" draw:z-index="109"><draw:object-ole xlink:href="./Object 110" xlink:type="simple" xlink:show="embed" xlink:actuate="onLoad"/><draw:image xlink:href="./ObjectReplacements/Object 110" xlink:type="simple" xlink:show="embed" xlink:actuate="onLoad"/></draw:frame></text:p>
      <text:p text:style-name="Text_20_body"><text:bookmark text:name="lipsum7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1" text:anchor-type="as-char" svg:width="5.503cm" svg:height="1.376cm" draw:z-index="110"><draw:object-ole xlink:href="./Object 111" xlink:type="simple" xlink:show="embed" xlink:actuate="onLoad"/><draw:image xlink:href="./ObjectReplacements/Object 111" xlink:type="simple" xlink:show="embed" xlink:actuate="onLoad"/></draw:frame></text:p>
      <text:p text:style-name="Text_20_body"><text:bookmark text:name="lipsum8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2" text:anchor-type="as-char" svg:width="4.904cm" svg:height="1.235cm" draw:z-index="111"><draw:object-ole xlink:href="./Object 112" xlink:type="simple" xlink:show="embed" xlink:actuate="onLoad"/><draw:image xlink:href="./ObjectReplacements/Object 112" xlink:type="simple" xlink:show="embed" xlink:actuate="onLoad"/></draw:frame></text:p>
      <text:p text:style-name="Text_20_body"><text:bookmark text:name="lipsum9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3" text:anchor-type="as-char" svg:width="5.503cm" svg:height="1.376cm" draw:z-index="112"><draw:object-ole xlink:href="./Object 113" xlink:type="simple" xlink:show="embed" xlink:actuate="onLoad"/><draw:image xlink:href="./ObjectReplacements/Object 113" xlink:type="simple" xlink:show="embed" xlink:actuate="onLoad"/></draw:frame></text:p>
      <text:p text:style-name="Text_20_body"><text:bookmark text:name="lipsum10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4" text:anchor-type="as-char" svg:width="5.468cm" svg:height="1.376cm" draw:z-index="113"><draw:object-ole xlink:href="./Object 114" xlink:type="simple" xlink:show="embed" xlink:actuate="onLoad"/><draw:image xlink:href="./ObjectReplacements/Object 114" xlink:type="simple" xlink:show="embed" xlink:actuate="onLoad"/></draw:frame></text:p>
      <text:p text:style-name="Text_20_body"><text:bookmark text:name="lipsum11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5" text:anchor-type="as-char" svg:width="5.503cm" svg:height="1.376cm" draw:z-index="114"><draw:object-ole xlink:href="./Object 115" xlink:type="simple" xlink:show="embed" xlink:actuate="onLoad"/><draw:image xlink:href="./ObjectReplacements/Object 115" xlink:type="simple" xlink:show="embed" xlink:actuate="onLoad"/></draw:frame></text:p>
      <text:p text:style-name="Text_20_body"><text:bookmark text:name="lipsum12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0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6" text:anchor-type="as-char" svg:width="5.468cm" svg:height="1.376cm" draw:z-index="115"><draw:object-ole xlink:href="./Object 116" xlink:type="simple" xlink:show="embed" xlink:actuate="onLoad"/><draw:image xlink:href="./ObjectReplacements/Object 116" xlink:type="simple" xlink:show="embed" xlink:actuate="onLoad"/></draw:frame></text:p>
      <text:p text:style-name="Text_20_body"><text:bookmark text:name="lipsum13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7" text:anchor-type="as-char" svg:width="5.503cm" svg:height="1.376cm" draw:z-index="116"><draw:object-ole xlink:href="./Object 117" xlink:type="simple" xlink:show="embed" xlink:actuate="onLoad"/><draw:image xlink:href="./ObjectReplacements/Object 117" xlink:type="simple" xlink:show="embed" xlink:actuate="onLoad"/></draw:frame></text:p>
      <text:p text:style-name="Text_20_body"><text:bookmark text:name="lipsum14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8" text:anchor-type="as-char" svg:width="5.503cm" svg:height="1.376cm" draw:z-index="117"><draw:object-ole xlink:href="./Object 118" xlink:type="simple" xlink:show="embed" xlink:actuate="onLoad"/><draw:image xlink:href="./ObjectReplacements/Object 118" xlink:type="simple" xlink:show="embed" xlink:actuate="onLoad"/></draw:frame></text:p>
      <text:p text:style-name="Text_20_body"><text:bookmark text:name="lipsum15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19" text:anchor-type="as-char" svg:width="5.468cm" svg:height="1.376cm" draw:z-index="118"><draw:object-ole xlink:href="./Object 119" xlink:type="simple" xlink:show="embed" xlink:actuate="onLoad"/><draw:image xlink:href="./ObjectReplacements/Object 119" xlink:type="simple" xlink:show="embed" xlink:actuate="onLoad"/></draw:frame></text:p>
      <text:p text:style-name="Text_20_body"><text:bookmark text:name="lipsum16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0" text:anchor-type="as-char" svg:width="5.503cm" svg:height="1.376cm" draw:z-index="119"><draw:object-ole xlink:href="./Object 120" xlink:type="simple" xlink:show="embed" xlink:actuate="onLoad"/><draw:image xlink:href="./ObjectReplacements/Object 120" xlink:type="simple" xlink:show="embed" xlink:actuate="onLoad"/></draw:frame></text:p>
      <text:p text:style-name="Text_20_body"><text:bookmark text:name="lipsum17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1" text:anchor-type="as-char" svg:width="5.539cm" svg:height="1.376cm" draw:z-index="120"><draw:object-ole xlink:href="./Object 121" xlink:type="simple" xlink:show="embed" xlink:actuate="onLoad"/><draw:image xlink:href="./ObjectReplacements/Object 121" xlink:type="simple" xlink:show="embed" xlink:actuate="onLoad"/></draw:frame></text:p>
      <text:p text:style-name="Text_20_body"><text:bookmark text:name="lipsum18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122" text:anchor-type="as-char" svg:width="5.503cm" svg:height="1.376cm" draw:z-index="121"><draw:object-ole xlink:href="./Object 122" xlink:type="simple" xlink:show="embed" xlink:actuate="onLoad"/><draw:image xlink:href="./ObjectReplacements/Object 122" xlink:type="simple" xlink:show="embed" xlink:actuate="onLoad"/></draw:frame></text:p>
      <text:p text:style-name="Text_20_body"><text:bookmark text:name="lipsum19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3" text:anchor-type="as-char" svg:width="5.539cm" svg:height="1.376cm" draw:z-index="122"><draw:object-ole xlink:href="./Object 123" xlink:type="simple" xlink:show="embed" xlink:actuate="onLoad"/><draw:image xlink:href="./ObjectReplacements/Object 123" xlink:type="simple" xlink:show="embed" xlink:actuate="onLoad"/></draw:frame></text:p>
      <text:p text:style-name="Text_20_body"><text:bookmark text:name="lipsum20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4" text:anchor-type="as-char" svg:width="5.539cm" svg:height="1.376cm" draw:z-index="123"><draw:object-ole xlink:href="./Object 124" xlink:type="simple" xlink:show="embed" xlink:actuate="onLoad"/><draw:image xlink:href="./ObjectReplacements/Object 124" xlink:type="simple" xlink:show="embed" xlink:actuate="onLoad"/></draw:frame></text:p>
      <text:p text:style-name="Text_20_body"><text:bookmark text:name="lipsum21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5" text:anchor-type="as-char" svg:width="5.539cm" svg:height="1.376cm" draw:z-index="124"><draw:object-ole xlink:href="./Object 125" xlink:type="simple" xlink:show="embed" xlink:actuate="onLoad"/><draw:image xlink:href="./ObjectReplacements/Object 125" xlink:type="simple" xlink:show="embed" xlink:actuate="onLoad"/></draw:frame></text:p>
      <text:p text:style-name="Text_20_body"><text:bookmark text:name="lipsum22_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1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5"/></text:p>
      <text:p text:style-name="Standard"/>
      <text:p text:style-name="Title"><text:bookmark text:name="_Start_6"/>Sample MathType in OOo</text:p>
      <text:p text:style-name="p">Sample MathType equations</text:p>
      <text:p text:style-name="p"/>
      <text:h text:style-name="h1n" text:outline-level="2">sample</text:h>
      <text:p text:style-name="p"><draw:frame draw:style-name="fr1" draw:name="Object126" text:anchor-type="as-char" svg:width="4.692cm" svg:height="1.235cm" draw:z-index="125"><draw:object-ole xlink:href="./Object 126" xlink:type="simple" xlink:show="embed" xlink:actuate="onLoad"/><draw:image xlink:href="./ObjectReplacements/Object 12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127" text:anchor-type="as-char" svg:width="4.692cm" svg:height="1.235cm" draw:z-index="126"><draw:object-ole xlink:href="./Object 127" xlink:type="simple" xlink:show="embed" xlink:actuate="onLoad"/><draw:image xlink:href="./ObjectReplacements/Object 127" xlink:type="simple" xlink:show="embed" xlink:actuate="onLoad"/></draw:frame> </text:p>
      <text:p text:style-name="p"/>
      <text:p text:style-name="Text_20_body"><text:bookmark text:name="lipsum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28" text:anchor-type="as-char" svg:width="5.325cm" svg:height="1.376cm" draw:z-index="127"><draw:object-ole xlink:href="./Object 128" xlink:type="simple" xlink:show="embed" xlink:actuate="onLoad"/><draw:image xlink:href="./ObjectReplacements/Object 128" xlink:type="simple" xlink:show="embed" xlink:actuate="onLoad"/></draw:frame></text:p>
      <text:h text:style-name="h1n" text:outline-level="2">sample</text:h>
      <text:p text:style-name="p"><draw:frame draw:style-name="fr2" draw:name="Object129" text:anchor-type="as-char" svg:width="5.292cm" svg:height="1.376cm" draw:z-index="128"><draw:object-ole xlink:href="./Object 129" xlink:type="simple" xlink:show="embed" xlink:actuate="onLoad"/><draw:image xlink:href="./ObjectReplacements/Object 129" xlink:type="simple" xlink:show="embed" xlink:actuate="onLoad"/></draw:frame></text:p>
      <text:p text:style-name="p"/>
      <text:p text:style-name="Text_20_body"><text:bookmark text:name="lipsum1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0" text:anchor-type="as-char" svg:width="5.325cm" svg:height="1.376cm" draw:z-index="129"><draw:object-ole xlink:href="./Object 130" xlink:type="simple" xlink:show="embed" xlink:actuate="onLoad"/><draw:image xlink:href="./ObjectReplacements/Object 130" xlink:type="simple" xlink:show="embed" xlink:actuate="onLoad"/></draw:frame></text:p>
      <text:p text:style-name="p"/>
      <text:p text:style-name="Text_20_body"><text:bookmark text:name="lipsum2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1" text:anchor-type="as-char" svg:width="5.292cm" svg:height="1.376cm" draw:z-index="130"><draw:object-ole xlink:href="./Object 131" xlink:type="simple" xlink:show="embed" xlink:actuate="onLoad"/><draw:image xlink:href="./ObjectReplacements/Object 131" xlink:type="simple" xlink:show="embed" xlink:actuate="onLoad"/></draw:frame></text:p>
      <text:p text:style-name="p"/>
      <text:p text:style-name="Text_20_body"><text:bookmark text:name="lipsum3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2" text:anchor-type="as-char" svg:width="5.325cm" svg:height="1.376cm" draw:z-index="131"><draw:object-ole xlink:href="./Object 132" xlink:type="simple" xlink:show="embed" xlink:actuate="onLoad"/><draw:image xlink:href="./ObjectReplacements/Object 132" xlink:type="simple" xlink:show="embed" xlink:actuate="onLoad"/></draw:frame></text:p>
      <text:p text:style-name="Text_20_body"><text:bookmark text:name="lipsum4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3" text:anchor-type="as-char" svg:width="5.325cm" svg:height="1.376cm" draw:z-index="132"><draw:object-ole xlink:href="./Object 133" xlink:type="simple" xlink:show="embed" xlink:actuate="onLoad"/><draw:image xlink:href="./ObjectReplacements/Object 133" xlink:type="simple" xlink:show="embed" xlink:actuate="onLoad"/></draw:frame></text:p>
      <text:p text:style-name="Text_20_body"><text:bookmark text:name="lipsum5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4" text:anchor-type="as-char" svg:width="5.292cm" svg:height="1.376cm" draw:z-index="133"><draw:object-ole xlink:href="./Object 134" xlink:type="simple" xlink:show="embed" xlink:actuate="onLoad"/><draw:image xlink:href="./ObjectReplacements/Object 134" xlink:type="simple" xlink:show="embed" xlink:actuate="onLoad"/></draw:frame></text:p>
      <text:p text:style-name="Text_20_body"><text:bookmark text:name="lipsum6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5" text:anchor-type="as-char" svg:width="5.325cm" svg:height="1.376cm" draw:z-index="134"><draw:object-ole xlink:href="./Object 135" xlink:type="simple" xlink:show="embed" xlink:actuate="onLoad"/><draw:image xlink:href="./ObjectReplacements/Object 135" xlink:type="simple" xlink:show="embed" xlink:actuate="onLoad"/></draw:frame></text:p>
      <text:p text:style-name="Text_20_body"><text:bookmark text:name="lipsum7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6" text:anchor-type="as-char" svg:width="5.503cm" svg:height="1.376cm" draw:z-index="135"><draw:object-ole xlink:href="./Object 136" xlink:type="simple" xlink:show="embed" xlink:actuate="onLoad"/><draw:image xlink:href="./ObjectReplacements/Object 136" xlink:type="simple" xlink:show="embed" xlink:actuate="onLoad"/></draw:frame></text:p>
      <text:p text:style-name="Text_20_body"><text:bookmark text:name="lipsum8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2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7" text:anchor-type="as-char" svg:width="4.904cm" svg:height="1.235cm" draw:z-index="136"><draw:object-ole xlink:href="./Object 137" xlink:type="simple" xlink:show="embed" xlink:actuate="onLoad"/><draw:image xlink:href="./ObjectReplacements/Object 137" xlink:type="simple" xlink:show="embed" xlink:actuate="onLoad"/></draw:frame></text:p>
      <text:p text:style-name="Text_20_body"><text:bookmark text:name="lipsum9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8" text:anchor-type="as-char" svg:width="5.503cm" svg:height="1.376cm" draw:z-index="137"><draw:object-ole xlink:href="./Object 138" xlink:type="simple" xlink:show="embed" xlink:actuate="onLoad"/><draw:image xlink:href="./ObjectReplacements/Object 138" xlink:type="simple" xlink:show="embed" xlink:actuate="onLoad"/></draw:frame></text:p>
      <text:p text:style-name="Text_20_body"><text:bookmark text:name="lipsum10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39" text:anchor-type="as-char" svg:width="5.468cm" svg:height="1.376cm" draw:z-index="138"><draw:object-ole xlink:href="./Object 139" xlink:type="simple" xlink:show="embed" xlink:actuate="onLoad"/><draw:image xlink:href="./ObjectReplacements/Object 139" xlink:type="simple" xlink:show="embed" xlink:actuate="onLoad"/></draw:frame></text:p>
      <text:p text:style-name="Text_20_body"><text:bookmark text:name="lipsum11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0" text:anchor-type="as-char" svg:width="5.503cm" svg:height="1.376cm" draw:z-index="139"><draw:object-ole xlink:href="./Object 140" xlink:type="simple" xlink:show="embed" xlink:actuate="onLoad"/><draw:image xlink:href="./ObjectReplacements/Object 140" xlink:type="simple" xlink:show="embed" xlink:actuate="onLoad"/></draw:frame></text:p>
      <text:p text:style-name="Text_20_body"><text:bookmark text:name="lipsum12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1" text:anchor-type="as-char" svg:width="5.468cm" svg:height="1.376cm" draw:z-index="140"><draw:object-ole xlink:href="./Object 141" xlink:type="simple" xlink:show="embed" xlink:actuate="onLoad"/><draw:image xlink:href="./ObjectReplacements/Object 141" xlink:type="simple" xlink:show="embed" xlink:actuate="onLoad"/></draw:frame></text:p>
      <text:p text:style-name="Text_20_body"><text:bookmark text:name="lipsum13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2" text:anchor-type="as-char" svg:width="5.503cm" svg:height="1.376cm" draw:z-index="141"><draw:object-ole xlink:href="./Object 142" xlink:type="simple" xlink:show="embed" xlink:actuate="onLoad"/><draw:image xlink:href="./ObjectReplacements/Object 142" xlink:type="simple" xlink:show="embed" xlink:actuate="onLoad"/></draw:frame></text:p>
      <text:p text:style-name="Text_20_body"><text:bookmark text:name="lipsum14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3" text:anchor-type="as-char" svg:width="5.503cm" svg:height="1.376cm" draw:z-index="142"><draw:object-ole xlink:href="./Object 143" xlink:type="simple" xlink:show="embed" xlink:actuate="onLoad"/><draw:image xlink:href="./ObjectReplacements/Object 143" xlink:type="simple" xlink:show="embed" xlink:actuate="onLoad"/></draw:frame></text:p>
      <text:p text:style-name="Text_20_body"><text:bookmark text:name="lipsum15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4" text:anchor-type="as-char" svg:width="5.468cm" svg:height="1.376cm" draw:z-index="143"><draw:object-ole xlink:href="./Object 144" xlink:type="simple" xlink:show="embed" xlink:actuate="onLoad"/><draw:image xlink:href="./ObjectReplacements/Object 144" xlink:type="simple" xlink:show="embed" xlink:actuate="onLoad"/></draw:frame></text:p>
      <text:p text:style-name="Text_20_body"><text:bookmark text:name="lipsum16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5" text:anchor-type="as-char" svg:width="5.503cm" svg:height="1.376cm" draw:z-index="144"><draw:object-ole xlink:href="./Object 145" xlink:type="simple" xlink:show="embed" xlink:actuate="onLoad"/><draw:image xlink:href="./ObjectReplacements/Object 145" xlink:type="simple" xlink:show="embed" xlink:actuate="onLoad"/></draw:frame></text:p>
      <text:p text:style-name="Text_20_body"><text:bookmark text:name="lipsum17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6" text:anchor-type="as-char" svg:width="5.539cm" svg:height="1.376cm" draw:z-index="145"><draw:object-ole xlink:href="./Object 146" xlink:type="simple" xlink:show="embed" xlink:actuate="onLoad"/><draw:image xlink:href="./ObjectReplacements/Object 146" xlink:type="simple" xlink:show="embed" xlink:actuate="onLoad"/></draw:frame></text:p>
      <text:p text:style-name="Text_20_body"><text:bookmark text:name="lipsum18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3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147" text:anchor-type="as-char" svg:width="5.503cm" svg:height="1.376cm" draw:z-index="146"><draw:object-ole xlink:href="./Object 147" xlink:type="simple" xlink:show="embed" xlink:actuate="onLoad"/><draw:image xlink:href="./ObjectReplacements/Object 147" xlink:type="simple" xlink:show="embed" xlink:actuate="onLoad"/></draw:frame></text:p>
      <text:p text:style-name="Text_20_body"><text:bookmark text:name="lipsum19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8" text:anchor-type="as-char" svg:width="5.539cm" svg:height="1.376cm" draw:z-index="147"><draw:object-ole xlink:href="./Object 148" xlink:type="simple" xlink:show="embed" xlink:actuate="onLoad"/><draw:image xlink:href="./ObjectReplacements/Object 148" xlink:type="simple" xlink:show="embed" xlink:actuate="onLoad"/></draw:frame></text:p>
      <text:p text:style-name="Text_20_body"><text:bookmark text:name="lipsum20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49" text:anchor-type="as-char" svg:width="5.539cm" svg:height="1.376cm" draw:z-index="148"><draw:object-ole xlink:href="./Object 149" xlink:type="simple" xlink:show="embed" xlink:actuate="onLoad"/><draw:image xlink:href="./ObjectReplacements/Object 149" xlink:type="simple" xlink:show="embed" xlink:actuate="onLoad"/></draw:frame></text:p>
      <text:p text:style-name="Text_20_body"><text:bookmark text:name="lipsum21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0" text:anchor-type="as-char" svg:width="5.539cm" svg:height="1.376cm" draw:z-index="149"><draw:object-ole xlink:href="./Object 150" xlink:type="simple" xlink:show="embed" xlink:actuate="onLoad"/><draw:image xlink:href="./ObjectReplacements/Object 150" xlink:type="simple" xlink:show="embed" xlink:actuate="onLoad"/></draw:frame></text:p>
      <text:p text:style-name="Text_20_body"><text:bookmark text:name="lipsum22_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6"/></text:p>
      <text:p text:style-name="Standard"/>
      <text:p text:style-name="Title"><text:bookmark text:name="_Start_7"/>Sample MathType in OOo</text:p>
      <text:p text:style-name="p">Sample MathType equations</text:p>
      <text:p text:style-name="p"/>
      <text:h text:style-name="h1n" text:outline-level="2">sample</text:h>
      <text:p text:style-name="p"><draw:frame draw:style-name="fr1" draw:name="Object151" text:anchor-type="as-char" svg:width="4.692cm" svg:height="1.235cm" draw:z-index="150"><draw:object-ole xlink:href="./Object 151" xlink:type="simple" xlink:show="embed" xlink:actuate="onLoad"/><draw:image xlink:href="./ObjectReplacements/Object 15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152" text:anchor-type="as-char" svg:width="4.692cm" svg:height="1.235cm" draw:z-index="151"><draw:object-ole xlink:href="./Object 152" xlink:type="simple" xlink:show="embed" xlink:actuate="onLoad"/><draw:image xlink:href="./ObjectReplacements/Object 152" xlink:type="simple" xlink:show="embed" xlink:actuate="onLoad"/></draw:frame> </text:p>
      <text:p text:style-name="p"/>
      <text:p text:style-name="Text_20_body"><text:bookmark text:name="lipsum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3" text:anchor-type="as-char" svg:width="5.325cm" svg:height="1.376cm" draw:z-index="152"><draw:object-ole xlink:href="./Object 153" xlink:type="simple" xlink:show="embed" xlink:actuate="onLoad"/><draw:image xlink:href="./ObjectReplacements/Object 153" xlink:type="simple" xlink:show="embed" xlink:actuate="onLoad"/></draw:frame></text:p>
      <text:h text:style-name="h1n" text:outline-level="2">sample</text:h>
      <text:p text:style-name="p"><draw:frame draw:style-name="fr2" draw:name="Object154" text:anchor-type="as-char" svg:width="5.292cm" svg:height="1.376cm" draw:z-index="153"><draw:object-ole xlink:href="./Object 154" xlink:type="simple" xlink:show="embed" xlink:actuate="onLoad"/><draw:image xlink:href="./ObjectReplacements/Object 154" xlink:type="simple" xlink:show="embed" xlink:actuate="onLoad"/></draw:frame></text:p>
      <text:p text:style-name="p"/>
      <text:p text:style-name="Text_20_body"><text:bookmark text:name="lipsum1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5" text:anchor-type="as-char" svg:width="5.325cm" svg:height="1.376cm" draw:z-index="154"><draw:object-ole xlink:href="./Object 155" xlink:type="simple" xlink:show="embed" xlink:actuate="onLoad"/><draw:image xlink:href="./ObjectReplacements/Object 155" xlink:type="simple" xlink:show="embed" xlink:actuate="onLoad"/></draw:frame></text:p>
      <text:p text:style-name="p"/>
      <text:p text:style-name="Text_20_body"><text:bookmark text:name="lipsum2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6" text:anchor-type="as-char" svg:width="5.292cm" svg:height="1.376cm" draw:z-index="155"><draw:object-ole xlink:href="./Object 156" xlink:type="simple" xlink:show="embed" xlink:actuate="onLoad"/><draw:image xlink:href="./ObjectReplacements/Object 156" xlink:type="simple" xlink:show="embed" xlink:actuate="onLoad"/></draw:frame></text:p>
      <text:p text:style-name="p"/>
      <text:p text:style-name="Text_20_body"><text:bookmark text:name="lipsum3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7" text:anchor-type="as-char" svg:width="5.325cm" svg:height="1.376cm" draw:z-index="156"><draw:object-ole xlink:href="./Object 157" xlink:type="simple" xlink:show="embed" xlink:actuate="onLoad"/><draw:image xlink:href="./ObjectReplacements/Object 157" xlink:type="simple" xlink:show="embed" xlink:actuate="onLoad"/></draw:frame></text:p>
      <text:p text:style-name="Text_20_body"><text:bookmark text:name="lipsum4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4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8" text:anchor-type="as-char" svg:width="5.325cm" svg:height="1.376cm" draw:z-index="157"><draw:object-ole xlink:href="./Object 158" xlink:type="simple" xlink:show="embed" xlink:actuate="onLoad"/><draw:image xlink:href="./ObjectReplacements/Object 158" xlink:type="simple" xlink:show="embed" xlink:actuate="onLoad"/></draw:frame></text:p>
      <text:p text:style-name="Text_20_body"><text:bookmark text:name="lipsum5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59" text:anchor-type="as-char" svg:width="5.292cm" svg:height="1.376cm" draw:z-index="158"><draw:object-ole xlink:href="./Object 159" xlink:type="simple" xlink:show="embed" xlink:actuate="onLoad"/><draw:image xlink:href="./ObjectReplacements/Object 159" xlink:type="simple" xlink:show="embed" xlink:actuate="onLoad"/></draw:frame></text:p>
      <text:p text:style-name="Text_20_body"><text:bookmark text:name="lipsum6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0" text:anchor-type="as-char" svg:width="5.325cm" svg:height="1.376cm" draw:z-index="159"><draw:object-ole xlink:href="./Object 160" xlink:type="simple" xlink:show="embed" xlink:actuate="onLoad"/><draw:image xlink:href="./ObjectReplacements/Object 160" xlink:type="simple" xlink:show="embed" xlink:actuate="onLoad"/></draw:frame></text:p>
      <text:p text:style-name="Text_20_body"><text:bookmark text:name="lipsum7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1" text:anchor-type="as-char" svg:width="5.503cm" svg:height="1.376cm" draw:z-index="160"><draw:object-ole xlink:href="./Object 161" xlink:type="simple" xlink:show="embed" xlink:actuate="onLoad"/><draw:image xlink:href="./ObjectReplacements/Object 161" xlink:type="simple" xlink:show="embed" xlink:actuate="onLoad"/></draw:frame></text:p>
      <text:p text:style-name="Text_20_body"><text:bookmark text:name="lipsum8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2" text:anchor-type="as-char" svg:width="4.904cm" svg:height="1.235cm" draw:z-index="161"><draw:object-ole xlink:href="./Object 162" xlink:type="simple" xlink:show="embed" xlink:actuate="onLoad"/><draw:image xlink:href="./ObjectReplacements/Object 162" xlink:type="simple" xlink:show="embed" xlink:actuate="onLoad"/></draw:frame></text:p>
      <text:p text:style-name="Text_20_body"><text:bookmark text:name="lipsum9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3" text:anchor-type="as-char" svg:width="5.503cm" svg:height="1.376cm" draw:z-index="162"><draw:object-ole xlink:href="./Object 163" xlink:type="simple" xlink:show="embed" xlink:actuate="onLoad"/><draw:image xlink:href="./ObjectReplacements/Object 163" xlink:type="simple" xlink:show="embed" xlink:actuate="onLoad"/></draw:frame></text:p>
      <text:p text:style-name="Text_20_body"><text:bookmark text:name="lipsum10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4" text:anchor-type="as-char" svg:width="5.468cm" svg:height="1.376cm" draw:z-index="163"><draw:object-ole xlink:href="./Object 164" xlink:type="simple" xlink:show="embed" xlink:actuate="onLoad"/><draw:image xlink:href="./ObjectReplacements/Object 164" xlink:type="simple" xlink:show="embed" xlink:actuate="onLoad"/></draw:frame></text:p>
      <text:p text:style-name="Text_20_body"><text:bookmark text:name="lipsum11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5" text:anchor-type="as-char" svg:width="5.503cm" svg:height="1.376cm" draw:z-index="164"><draw:object-ole xlink:href="./Object 165" xlink:type="simple" xlink:show="embed" xlink:actuate="onLoad"/><draw:image xlink:href="./ObjectReplacements/Object 165" xlink:type="simple" xlink:show="embed" xlink:actuate="onLoad"/></draw:frame></text:p>
      <text:p text:style-name="Text_20_body"><text:bookmark text:name="lipsum12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6" text:anchor-type="as-char" svg:width="5.468cm" svg:height="1.376cm" draw:z-index="165"><draw:object-ole xlink:href="./Object 166" xlink:type="simple" xlink:show="embed" xlink:actuate="onLoad"/><draw:image xlink:href="./ObjectReplacements/Object 166" xlink:type="simple" xlink:show="embed" xlink:actuate="onLoad"/></draw:frame></text:p>
      <text:p text:style-name="Text_20_body"><text:bookmark text:name="lipsum13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7" text:anchor-type="as-char" svg:width="5.503cm" svg:height="1.376cm" draw:z-index="166"><draw:object-ole xlink:href="./Object 167" xlink:type="simple" xlink:show="embed" xlink:actuate="onLoad"/><draw:image xlink:href="./ObjectReplacements/Object 167" xlink:type="simple" xlink:show="embed" xlink:actuate="onLoad"/></draw:frame></text:p>
      <text:p text:style-name="Text_20_body"><text:bookmark text:name="lipsum14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5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8" text:anchor-type="as-char" svg:width="5.503cm" svg:height="1.376cm" draw:z-index="167"><draw:object-ole xlink:href="./Object 168" xlink:type="simple" xlink:show="embed" xlink:actuate="onLoad"/><draw:image xlink:href="./ObjectReplacements/Object 168" xlink:type="simple" xlink:show="embed" xlink:actuate="onLoad"/></draw:frame></text:p>
      <text:p text:style-name="Text_20_body"><text:bookmark text:name="lipsum15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69" text:anchor-type="as-char" svg:width="5.468cm" svg:height="1.376cm" draw:z-index="168"><draw:object-ole xlink:href="./Object 169" xlink:type="simple" xlink:show="embed" xlink:actuate="onLoad"/><draw:image xlink:href="./ObjectReplacements/Object 169" xlink:type="simple" xlink:show="embed" xlink:actuate="onLoad"/></draw:frame></text:p>
      <text:p text:style-name="Text_20_body"><text:bookmark text:name="lipsum16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0" text:anchor-type="as-char" svg:width="5.503cm" svg:height="1.376cm" draw:z-index="169"><draw:object-ole xlink:href="./Object 170" xlink:type="simple" xlink:show="embed" xlink:actuate="onLoad"/><draw:image xlink:href="./ObjectReplacements/Object 170" xlink:type="simple" xlink:show="embed" xlink:actuate="onLoad"/></draw:frame></text:p>
      <text:p text:style-name="Text_20_body"><text:bookmark text:name="lipsum17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1" text:anchor-type="as-char" svg:width="5.539cm" svg:height="1.376cm" draw:z-index="170"><draw:object-ole xlink:href="./Object 171" xlink:type="simple" xlink:show="embed" xlink:actuate="onLoad"/><draw:image xlink:href="./ObjectReplacements/Object 171" xlink:type="simple" xlink:show="embed" xlink:actuate="onLoad"/></draw:frame></text:p>
      <text:p text:style-name="Text_20_body"><text:bookmark text:name="lipsum18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172" text:anchor-type="as-char" svg:width="5.503cm" svg:height="1.376cm" draw:z-index="171"><draw:object-ole xlink:href="./Object 172" xlink:type="simple" xlink:show="embed" xlink:actuate="onLoad"/><draw:image xlink:href="./ObjectReplacements/Object 172" xlink:type="simple" xlink:show="embed" xlink:actuate="onLoad"/></draw:frame></text:p>
      <text:p text:style-name="Text_20_body"><text:bookmark text:name="lipsum19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3" text:anchor-type="as-char" svg:width="5.539cm" svg:height="1.376cm" draw:z-index="172"><draw:object-ole xlink:href="./Object 173" xlink:type="simple" xlink:show="embed" xlink:actuate="onLoad"/><draw:image xlink:href="./ObjectReplacements/Object 173" xlink:type="simple" xlink:show="embed" xlink:actuate="onLoad"/></draw:frame></text:p>
      <text:p text:style-name="Text_20_body"><text:bookmark text:name="lipsum20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4" text:anchor-type="as-char" svg:width="5.539cm" svg:height="1.376cm" draw:z-index="173"><draw:object-ole xlink:href="./Object 174" xlink:type="simple" xlink:show="embed" xlink:actuate="onLoad"/><draw:image xlink:href="./ObjectReplacements/Object 174" xlink:type="simple" xlink:show="embed" xlink:actuate="onLoad"/></draw:frame></text:p>
      <text:p text:style-name="Text_20_body"><text:bookmark text:name="lipsum21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5" text:anchor-type="as-char" svg:width="5.539cm" svg:height="1.376cm" draw:z-index="174"><draw:object-ole xlink:href="./Object 175" xlink:type="simple" xlink:show="embed" xlink:actuate="onLoad"/><draw:image xlink:href="./ObjectReplacements/Object 175" xlink:type="simple" xlink:show="embed" xlink:actuate="onLoad"/></draw:frame></text:p>
      <text:p text:style-name="Text_20_body"><text:bookmark text:name="lipsum22_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7"/></text:p>
      <text:p text:style-name="Standard"/>
      <text:p text:style-name="Title"><text:bookmark text:name="_Start_8"/>Sample MathType in OOo</text:p>
      <text:p text:style-name="p">Sample MathType equations</text:p>
      <text:p text:style-name="p"/>
      <text:h text:style-name="h1n" text:outline-level="2">sample</text:h>
      <text:p text:style-name="p"><draw:frame draw:style-name="fr1" draw:name="Object176" text:anchor-type="as-char" svg:width="4.692cm" svg:height="1.235cm" draw:z-index="175"><draw:object-ole xlink:href="./Object 176" xlink:type="simple" xlink:show="embed" xlink:actuate="onLoad"/><draw:image xlink:href="./ObjectReplacements/Object 17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177" text:anchor-type="as-char" svg:width="4.692cm" svg:height="1.235cm" draw:z-index="176"><draw:object-ole xlink:href="./Object 177" xlink:type="simple" xlink:show="embed" xlink:actuate="onLoad"/><draw:image xlink:href="./ObjectReplacements/Object 177" xlink:type="simple" xlink:show="embed" xlink:actuate="onLoad"/></draw:frame> </text:p>
      <text:p text:style-name="p"/>
      <text:p text:style-name="Text_20_body"><text:bookmark text:name="lipsum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6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78" text:anchor-type="as-char" svg:width="5.325cm" svg:height="1.376cm" draw:z-index="177"><draw:object-ole xlink:href="./Object 178" xlink:type="simple" xlink:show="embed" xlink:actuate="onLoad"/><draw:image xlink:href="./ObjectReplacements/Object 178" xlink:type="simple" xlink:show="embed" xlink:actuate="onLoad"/></draw:frame></text:p>
      <text:h text:style-name="h1n" text:outline-level="2">sample</text:h>
      <text:p text:style-name="p"><draw:frame draw:style-name="fr2" draw:name="Object179" text:anchor-type="as-char" svg:width="5.292cm" svg:height="1.376cm" draw:z-index="178"><draw:object-ole xlink:href="./Object 179" xlink:type="simple" xlink:show="embed" xlink:actuate="onLoad"/><draw:image xlink:href="./ObjectReplacements/Object 179" xlink:type="simple" xlink:show="embed" xlink:actuate="onLoad"/></draw:frame></text:p>
      <text:p text:style-name="p"/>
      <text:p text:style-name="Text_20_body"><text:bookmark text:name="lipsum1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0" text:anchor-type="as-char" svg:width="5.325cm" svg:height="1.376cm" draw:z-index="179"><draw:object-ole xlink:href="./Object 180" xlink:type="simple" xlink:show="embed" xlink:actuate="onLoad"/><draw:image xlink:href="./ObjectReplacements/Object 180" xlink:type="simple" xlink:show="embed" xlink:actuate="onLoad"/></draw:frame></text:p>
      <text:p text:style-name="p"/>
      <text:p text:style-name="Text_20_body"><text:bookmark text:name="lipsum2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1" text:anchor-type="as-char" svg:width="5.292cm" svg:height="1.376cm" draw:z-index="180"><draw:object-ole xlink:href="./Object 181" xlink:type="simple" xlink:show="embed" xlink:actuate="onLoad"/><draw:image xlink:href="./ObjectReplacements/Object 181" xlink:type="simple" xlink:show="embed" xlink:actuate="onLoad"/></draw:frame></text:p>
      <text:p text:style-name="p"/>
      <text:p text:style-name="Text_20_body"><text:bookmark text:name="lipsum3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2" text:anchor-type="as-char" svg:width="5.325cm" svg:height="1.376cm" draw:z-index="181"><draw:object-ole xlink:href="./Object 182" xlink:type="simple" xlink:show="embed" xlink:actuate="onLoad"/><draw:image xlink:href="./ObjectReplacements/Object 182" xlink:type="simple" xlink:show="embed" xlink:actuate="onLoad"/></draw:frame></text:p>
      <text:p text:style-name="Text_20_body"><text:bookmark text:name="lipsum4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3" text:anchor-type="as-char" svg:width="5.325cm" svg:height="1.376cm" draw:z-index="182"><draw:object-ole xlink:href="./Object 183" xlink:type="simple" xlink:show="embed" xlink:actuate="onLoad"/><draw:image xlink:href="./ObjectReplacements/Object 183" xlink:type="simple" xlink:show="embed" xlink:actuate="onLoad"/></draw:frame></text:p>
      <text:p text:style-name="Text_20_body"><text:bookmark text:name="lipsum5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4" text:anchor-type="as-char" svg:width="5.292cm" svg:height="1.376cm" draw:z-index="183"><draw:object-ole xlink:href="./Object 184" xlink:type="simple" xlink:show="embed" xlink:actuate="onLoad"/><draw:image xlink:href="./ObjectReplacements/Object 184" xlink:type="simple" xlink:show="embed" xlink:actuate="onLoad"/></draw:frame></text:p>
      <text:p text:style-name="Text_20_body"><text:bookmark text:name="lipsum6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5" text:anchor-type="as-char" svg:width="5.325cm" svg:height="1.376cm" draw:z-index="184"><draw:object-ole xlink:href="./Object 185" xlink:type="simple" xlink:show="embed" xlink:actuate="onLoad"/><draw:image xlink:href="./ObjectReplacements/Object 185" xlink:type="simple" xlink:show="embed" xlink:actuate="onLoad"/></draw:frame></text:p>
      <text:p text:style-name="Text_20_body"><text:bookmark text:name="lipsum7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6" text:anchor-type="as-char" svg:width="5.503cm" svg:height="1.376cm" draw:z-index="185"><draw:object-ole xlink:href="./Object 186" xlink:type="simple" xlink:show="embed" xlink:actuate="onLoad"/><draw:image xlink:href="./ObjectReplacements/Object 186" xlink:type="simple" xlink:show="embed" xlink:actuate="onLoad"/></draw:frame></text:p>
      <text:p text:style-name="Text_20_body"><text:bookmark text:name="lipsum8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7" text:anchor-type="as-char" svg:width="4.904cm" svg:height="1.235cm" draw:z-index="186"><draw:object-ole xlink:href="./Object 187" xlink:type="simple" xlink:show="embed" xlink:actuate="onLoad"/><draw:image xlink:href="./ObjectReplacements/Object 187" xlink:type="simple" xlink:show="embed" xlink:actuate="onLoad"/></draw:frame></text:p>
      <text:p text:style-name="Text_20_body"><text:bookmark text:name="lipsum9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8" text:anchor-type="as-char" svg:width="5.503cm" svg:height="1.376cm" draw:z-index="187"><draw:object-ole xlink:href="./Object 188" xlink:type="simple" xlink:show="embed" xlink:actuate="onLoad"/><draw:image xlink:href="./ObjectReplacements/Object 188" xlink:type="simple" xlink:show="embed" xlink:actuate="onLoad"/></draw:frame></text:p>
      <text:p text:style-name="Text_20_body"><text:bookmark text:name="lipsum10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7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89" text:anchor-type="as-char" svg:width="5.468cm" svg:height="1.376cm" draw:z-index="188"><draw:object-ole xlink:href="./Object 189" xlink:type="simple" xlink:show="embed" xlink:actuate="onLoad"/><draw:image xlink:href="./ObjectReplacements/Object 189" xlink:type="simple" xlink:show="embed" xlink:actuate="onLoad"/></draw:frame></text:p>
      <text:p text:style-name="Text_20_body"><text:bookmark text:name="lipsum11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0" text:anchor-type="as-char" svg:width="5.503cm" svg:height="1.376cm" draw:z-index="189"><draw:object-ole xlink:href="./Object 190" xlink:type="simple" xlink:show="embed" xlink:actuate="onLoad"/><draw:image xlink:href="./ObjectReplacements/Object 190" xlink:type="simple" xlink:show="embed" xlink:actuate="onLoad"/></draw:frame></text:p>
      <text:p text:style-name="Text_20_body"><text:bookmark text:name="lipsum12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1" text:anchor-type="as-char" svg:width="5.468cm" svg:height="1.376cm" draw:z-index="190"><draw:object-ole xlink:href="./Object 191" xlink:type="simple" xlink:show="embed" xlink:actuate="onLoad"/><draw:image xlink:href="./ObjectReplacements/Object 191" xlink:type="simple" xlink:show="embed" xlink:actuate="onLoad"/></draw:frame></text:p>
      <text:p text:style-name="Text_20_body"><text:bookmark text:name="lipsum13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2" text:anchor-type="as-char" svg:width="5.503cm" svg:height="1.376cm" draw:z-index="191"><draw:object-ole xlink:href="./Object 192" xlink:type="simple" xlink:show="embed" xlink:actuate="onLoad"/><draw:image xlink:href="./ObjectReplacements/Object 192" xlink:type="simple" xlink:show="embed" xlink:actuate="onLoad"/></draw:frame></text:p>
      <text:p text:style-name="Text_20_body"><text:bookmark text:name="lipsum14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3" text:anchor-type="as-char" svg:width="5.503cm" svg:height="1.376cm" draw:z-index="192"><draw:object-ole xlink:href="./Object 193" xlink:type="simple" xlink:show="embed" xlink:actuate="onLoad"/><draw:image xlink:href="./ObjectReplacements/Object 193" xlink:type="simple" xlink:show="embed" xlink:actuate="onLoad"/></draw:frame></text:p>
      <text:p text:style-name="Text_20_body"><text:bookmark text:name="lipsum15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4" text:anchor-type="as-char" svg:width="5.468cm" svg:height="1.376cm" draw:z-index="193"><draw:object-ole xlink:href="./Object 194" xlink:type="simple" xlink:show="embed" xlink:actuate="onLoad"/><draw:image xlink:href="./ObjectReplacements/Object 194" xlink:type="simple" xlink:show="embed" xlink:actuate="onLoad"/></draw:frame></text:p>
      <text:p text:style-name="Text_20_body"><text:bookmark text:name="lipsum16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5" text:anchor-type="as-char" svg:width="5.503cm" svg:height="1.376cm" draw:z-index="194"><draw:object-ole xlink:href="./Object 195" xlink:type="simple" xlink:show="embed" xlink:actuate="onLoad"/><draw:image xlink:href="./ObjectReplacements/Object 195" xlink:type="simple" xlink:show="embed" xlink:actuate="onLoad"/></draw:frame></text:p>
      <text:p text:style-name="Text_20_body"><text:bookmark text:name="lipsum17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6" text:anchor-type="as-char" svg:width="5.539cm" svg:height="1.376cm" draw:z-index="195"><draw:object-ole xlink:href="./Object 196" xlink:type="simple" xlink:show="embed" xlink:actuate="onLoad"/><draw:image xlink:href="./ObjectReplacements/Object 196" xlink:type="simple" xlink:show="embed" xlink:actuate="onLoad"/></draw:frame></text:p>
      <text:p text:style-name="Text_20_body"><text:bookmark text:name="lipsum18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197" text:anchor-type="as-char" svg:width="5.503cm" svg:height="1.376cm" draw:z-index="196"><draw:object-ole xlink:href="./Object 197" xlink:type="simple" xlink:show="embed" xlink:actuate="onLoad"/><draw:image xlink:href="./ObjectReplacements/Object 197" xlink:type="simple" xlink:show="embed" xlink:actuate="onLoad"/></draw:frame></text:p>
      <text:p text:style-name="Text_20_body"><text:bookmark text:name="lipsum19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8" text:anchor-type="as-char" svg:width="5.539cm" svg:height="1.376cm" draw:z-index="197"><draw:object-ole xlink:href="./Object 198" xlink:type="simple" xlink:show="embed" xlink:actuate="onLoad"/><draw:image xlink:href="./ObjectReplacements/Object 198" xlink:type="simple" xlink:show="embed" xlink:actuate="onLoad"/></draw:frame></text:p>
      <text:p text:style-name="Text_20_body"><text:bookmark text:name="lipsum20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8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199" text:anchor-type="as-char" svg:width="5.539cm" svg:height="1.376cm" draw:z-index="198"><draw:object-ole xlink:href="./Object 199" xlink:type="simple" xlink:show="embed" xlink:actuate="onLoad"/><draw:image xlink:href="./ObjectReplacements/Object 199" xlink:type="simple" xlink:show="embed" xlink:actuate="onLoad"/></draw:frame></text:p>
      <text:p text:style-name="Text_20_body"><text:bookmark text:name="lipsum21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0" text:anchor-type="as-char" svg:width="5.539cm" svg:height="1.376cm" draw:z-index="199"><draw:object-ole xlink:href="./Object 200" xlink:type="simple" xlink:show="embed" xlink:actuate="onLoad"/><draw:image xlink:href="./ObjectReplacements/Object 200" xlink:type="simple" xlink:show="embed" xlink:actuate="onLoad"/></draw:frame></text:p>
      <text:p text:style-name="Text_20_body"><text:bookmark text:name="lipsum22_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8"/></text:p>
      <text:p text:style-name="Standard"/>
      <text:p text:style-name="Title"><text:bookmark text:name="_Start_9"/>Sample MathType in OOo</text:p>
      <text:p text:style-name="p">Sample MathType equations</text:p>
      <text:p text:style-name="p"/>
      <text:h text:style-name="h1n" text:outline-level="2">sample</text:h>
      <text:p text:style-name="p"><draw:frame draw:style-name="fr1" draw:name="Object201" text:anchor-type="as-char" svg:width="4.692cm" svg:height="1.235cm" draw:z-index="200"><draw:object-ole xlink:href="./Object 201" xlink:type="simple" xlink:show="embed" xlink:actuate="onLoad"/><draw:image xlink:href="./ObjectReplacements/Object 20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02" text:anchor-type="as-char" svg:width="4.692cm" svg:height="1.235cm" draw:z-index="201"><draw:object-ole xlink:href="./Object 202" xlink:type="simple" xlink:show="embed" xlink:actuate="onLoad"/><draw:image xlink:href="./ObjectReplacements/Object 202" xlink:type="simple" xlink:show="embed" xlink:actuate="onLoad"/></draw:frame> </text:p>
      <text:p text:style-name="p"/>
      <text:p text:style-name="Text_20_body"><text:bookmark text:name="lipsum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3" text:anchor-type="as-char" svg:width="5.325cm" svg:height="1.376cm" draw:z-index="202"><draw:object-ole xlink:href="./Object 203" xlink:type="simple" xlink:show="embed" xlink:actuate="onLoad"/><draw:image xlink:href="./ObjectReplacements/Object 203" xlink:type="simple" xlink:show="embed" xlink:actuate="onLoad"/></draw:frame></text:p>
      <text:h text:style-name="h1n" text:outline-level="2">sample</text:h>
      <text:p text:style-name="p"><draw:frame draw:style-name="fr2" draw:name="Object204" text:anchor-type="as-char" svg:width="5.292cm" svg:height="1.376cm" draw:z-index="203"><draw:object-ole xlink:href="./Object 204" xlink:type="simple" xlink:show="embed" xlink:actuate="onLoad"/><draw:image xlink:href="./ObjectReplacements/Object 204" xlink:type="simple" xlink:show="embed" xlink:actuate="onLoad"/></draw:frame></text:p>
      <text:p text:style-name="p"/>
      <text:p text:style-name="Text_20_body"><text:bookmark text:name="lipsum1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5" text:anchor-type="as-char" svg:width="5.325cm" svg:height="1.376cm" draw:z-index="204"><draw:object-ole xlink:href="./Object 205" xlink:type="simple" xlink:show="embed" xlink:actuate="onLoad"/><draw:image xlink:href="./ObjectReplacements/Object 205" xlink:type="simple" xlink:show="embed" xlink:actuate="onLoad"/></draw:frame></text:p>
      <text:p text:style-name="p"/>
      <text:p text:style-name="Text_20_body"><text:bookmark text:name="lipsum2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6" text:anchor-type="as-char" svg:width="5.292cm" svg:height="1.376cm" draw:z-index="205"><draw:object-ole xlink:href="./Object 206" xlink:type="simple" xlink:show="embed" xlink:actuate="onLoad"/><draw:image xlink:href="./ObjectReplacements/Object 206" xlink:type="simple" xlink:show="embed" xlink:actuate="onLoad"/></draw:frame></text:p>
      <text:p text:style-name="p"/>
      <text:p text:style-name="Text_20_body"><text:bookmark text:name="lipsum3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7" text:anchor-type="as-char" svg:width="5.325cm" svg:height="1.376cm" draw:z-index="206"><draw:object-ole xlink:href="./Object 207" xlink:type="simple" xlink:show="embed" xlink:actuate="onLoad"/><draw:image xlink:href="./ObjectReplacements/Object 207" xlink:type="simple" xlink:show="embed" xlink:actuate="onLoad"/></draw:frame></text:p>
      <text:p text:style-name="Text_20_body"><text:bookmark text:name="lipsum4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8" text:anchor-type="as-char" svg:width="5.325cm" svg:height="1.376cm" draw:z-index="207"><draw:object-ole xlink:href="./Object 208" xlink:type="simple" xlink:show="embed" xlink:actuate="onLoad"/><draw:image xlink:href="./ObjectReplacements/Object 208" xlink:type="simple" xlink:show="embed" xlink:actuate="onLoad"/></draw:frame></text:p>
      <text:p text:style-name="Text_20_body"><text:bookmark text:name="lipsum5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09" text:anchor-type="as-char" svg:width="5.292cm" svg:height="1.376cm" draw:z-index="208"><draw:object-ole xlink:href="./Object 209" xlink:type="simple" xlink:show="embed" xlink:actuate="onLoad"/><draw:image xlink:href="./ObjectReplacements/Object 209" xlink:type="simple" xlink:show="embed" xlink:actuate="onLoad"/></draw:frame></text:p>
      <text:p text:style-name="Text_20_body"><text:bookmark text:name="lipsum6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19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0" text:anchor-type="as-char" svg:width="5.325cm" svg:height="1.376cm" draw:z-index="209"><draw:object-ole xlink:href="./Object 210" xlink:type="simple" xlink:show="embed" xlink:actuate="onLoad"/><draw:image xlink:href="./ObjectReplacements/Object 210" xlink:type="simple" xlink:show="embed" xlink:actuate="onLoad"/></draw:frame></text:p>
      <text:p text:style-name="Text_20_body"><text:bookmark text:name="lipsum7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1" text:anchor-type="as-char" svg:width="5.503cm" svg:height="1.376cm" draw:z-index="210"><draw:object-ole xlink:href="./Object 211" xlink:type="simple" xlink:show="embed" xlink:actuate="onLoad"/><draw:image xlink:href="./ObjectReplacements/Object 211" xlink:type="simple" xlink:show="embed" xlink:actuate="onLoad"/></draw:frame></text:p>
      <text:p text:style-name="Text_20_body"><text:bookmark text:name="lipsum8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2" text:anchor-type="as-char" svg:width="4.904cm" svg:height="1.235cm" draw:z-index="211"><draw:object-ole xlink:href="./Object 212" xlink:type="simple" xlink:show="embed" xlink:actuate="onLoad"/><draw:image xlink:href="./ObjectReplacements/Object 212" xlink:type="simple" xlink:show="embed" xlink:actuate="onLoad"/></draw:frame></text:p>
      <text:p text:style-name="Text_20_body"><text:bookmark text:name="lipsum9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3" text:anchor-type="as-char" svg:width="5.503cm" svg:height="1.376cm" draw:z-index="212"><draw:object-ole xlink:href="./Object 213" xlink:type="simple" xlink:show="embed" xlink:actuate="onLoad"/><draw:image xlink:href="./ObjectReplacements/Object 213" xlink:type="simple" xlink:show="embed" xlink:actuate="onLoad"/></draw:frame></text:p>
      <text:p text:style-name="Text_20_body"><text:bookmark text:name="lipsum10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4" text:anchor-type="as-char" svg:width="5.468cm" svg:height="1.376cm" draw:z-index="213"><draw:object-ole xlink:href="./Object 214" xlink:type="simple" xlink:show="embed" xlink:actuate="onLoad"/><draw:image xlink:href="./ObjectReplacements/Object 214" xlink:type="simple" xlink:show="embed" xlink:actuate="onLoad"/></draw:frame></text:p>
      <text:p text:style-name="Text_20_body"><text:bookmark text:name="lipsum11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5" text:anchor-type="as-char" svg:width="5.503cm" svg:height="1.376cm" draw:z-index="214"><draw:object-ole xlink:href="./Object 215" xlink:type="simple" xlink:show="embed" xlink:actuate="onLoad"/><draw:image xlink:href="./ObjectReplacements/Object 215" xlink:type="simple" xlink:show="embed" xlink:actuate="onLoad"/></draw:frame></text:p>
      <text:p text:style-name="Text_20_body"><text:bookmark text:name="lipsum12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6" text:anchor-type="as-char" svg:width="5.468cm" svg:height="1.376cm" draw:z-index="215"><draw:object-ole xlink:href="./Object 216" xlink:type="simple" xlink:show="embed" xlink:actuate="onLoad"/><draw:image xlink:href="./ObjectReplacements/Object 216" xlink:type="simple" xlink:show="embed" xlink:actuate="onLoad"/></draw:frame></text:p>
      <text:p text:style-name="Text_20_body"><text:bookmark text:name="lipsum13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7" text:anchor-type="as-char" svg:width="5.503cm" svg:height="1.376cm" draw:z-index="216"><draw:object-ole xlink:href="./Object 217" xlink:type="simple" xlink:show="embed" xlink:actuate="onLoad"/><draw:image xlink:href="./ObjectReplacements/Object 217" xlink:type="simple" xlink:show="embed" xlink:actuate="onLoad"/></draw:frame></text:p>
      <text:p text:style-name="Text_20_body"><text:bookmark text:name="lipsum14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8" text:anchor-type="as-char" svg:width="5.503cm" svg:height="1.376cm" draw:z-index="217"><draw:object-ole xlink:href="./Object 218" xlink:type="simple" xlink:show="embed" xlink:actuate="onLoad"/><draw:image xlink:href="./ObjectReplacements/Object 218" xlink:type="simple" xlink:show="embed" xlink:actuate="onLoad"/></draw:frame></text:p>
      <text:p text:style-name="Text_20_body"><text:bookmark text:name="lipsum15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19" text:anchor-type="as-char" svg:width="5.468cm" svg:height="1.376cm" draw:z-index="218"><draw:object-ole xlink:href="./Object 219" xlink:type="simple" xlink:show="embed" xlink:actuate="onLoad"/><draw:image xlink:href="./ObjectReplacements/Object 219" xlink:type="simple" xlink:show="embed" xlink:actuate="onLoad"/></draw:frame></text:p>
      <text:p text:style-name="Text_20_body"><text:bookmark text:name="lipsum16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0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0" text:anchor-type="as-char" svg:width="5.503cm" svg:height="1.376cm" draw:z-index="219"><draw:object-ole xlink:href="./Object 220" xlink:type="simple" xlink:show="embed" xlink:actuate="onLoad"/><draw:image xlink:href="./ObjectReplacements/Object 220" xlink:type="simple" xlink:show="embed" xlink:actuate="onLoad"/></draw:frame></text:p>
      <text:p text:style-name="Text_20_body"><text:bookmark text:name="lipsum17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1" text:anchor-type="as-char" svg:width="5.539cm" svg:height="1.376cm" draw:z-index="220"><draw:object-ole xlink:href="./Object 221" xlink:type="simple" xlink:show="embed" xlink:actuate="onLoad"/><draw:image xlink:href="./ObjectReplacements/Object 221" xlink:type="simple" xlink:show="embed" xlink:actuate="onLoad"/></draw:frame></text:p>
      <text:p text:style-name="Text_20_body"><text:bookmark text:name="lipsum18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222" text:anchor-type="as-char" svg:width="5.503cm" svg:height="1.376cm" draw:z-index="221"><draw:object-ole xlink:href="./Object 222" xlink:type="simple" xlink:show="embed" xlink:actuate="onLoad"/><draw:image xlink:href="./ObjectReplacements/Object 222" xlink:type="simple" xlink:show="embed" xlink:actuate="onLoad"/></draw:frame></text:p>
      <text:p text:style-name="Text_20_body"><text:bookmark text:name="lipsum19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3" text:anchor-type="as-char" svg:width="5.539cm" svg:height="1.376cm" draw:z-index="222"><draw:object-ole xlink:href="./Object 223" xlink:type="simple" xlink:show="embed" xlink:actuate="onLoad"/><draw:image xlink:href="./ObjectReplacements/Object 223" xlink:type="simple" xlink:show="embed" xlink:actuate="onLoad"/></draw:frame></text:p>
      <text:p text:style-name="Text_20_body"><text:bookmark text:name="lipsum20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4" text:anchor-type="as-char" svg:width="5.539cm" svg:height="1.376cm" draw:z-index="223"><draw:object-ole xlink:href="./Object 224" xlink:type="simple" xlink:show="embed" xlink:actuate="onLoad"/><draw:image xlink:href="./ObjectReplacements/Object 224" xlink:type="simple" xlink:show="embed" xlink:actuate="onLoad"/></draw:frame></text:p>
      <text:p text:style-name="Text_20_body"><text:bookmark text:name="lipsum21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5" text:anchor-type="as-char" svg:width="5.539cm" svg:height="1.376cm" draw:z-index="224"><draw:object-ole xlink:href="./Object 225" xlink:type="simple" xlink:show="embed" xlink:actuate="onLoad"/><draw:image xlink:href="./ObjectReplacements/Object 225" xlink:type="simple" xlink:show="embed" xlink:actuate="onLoad"/></draw:frame></text:p>
      <text:p text:style-name="Text_20_body"><text:bookmark text:name="lipsum22_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9"/></text:p>
      <text:p text:style-name="Standard"/>
      <text:p text:style-name="Title"><text:bookmark text:name="_Start_10"/>Sample MathType in OOo</text:p>
      <text:p text:style-name="p">Sample MathType equations</text:p>
      <text:p text:style-name="p"/>
      <text:h text:style-name="h1n" text:outline-level="2">sample</text:h>
      <text:p text:style-name="p"><draw:frame draw:style-name="fr1" draw:name="Object226" text:anchor-type="as-char" svg:width="4.692cm" svg:height="1.235cm" draw:z-index="225"><draw:object-ole xlink:href="./Object 226" xlink:type="simple" xlink:show="embed" xlink:actuate="onLoad"/><draw:image xlink:href="./ObjectReplacements/Object 22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27" text:anchor-type="as-char" svg:width="4.692cm" svg:height="1.235cm" draw:z-index="226"><draw:object-ole xlink:href="./Object 227" xlink:type="simple" xlink:show="embed" xlink:actuate="onLoad"/><draw:image xlink:href="./ObjectReplacements/Object 227" xlink:type="simple" xlink:show="embed" xlink:actuate="onLoad"/></draw:frame> </text:p>
      <text:p text:style-name="p"/>
      <text:p text:style-name="Text_20_body"><text:bookmark text:name="lipsum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28" text:anchor-type="as-char" svg:width="5.325cm" svg:height="1.376cm" draw:z-index="227"><draw:object-ole xlink:href="./Object 228" xlink:type="simple" xlink:show="embed" xlink:actuate="onLoad"/><draw:image xlink:href="./ObjectReplacements/Object 228" xlink:type="simple" xlink:show="embed" xlink:actuate="onLoad"/></draw:frame></text:p>
      <text:h text:style-name="h1n" text:outline-level="2">sample</text:h>
      <text:p text:style-name="p"><draw:frame draw:style-name="fr2" draw:name="Object229" text:anchor-type="as-char" svg:width="5.292cm" svg:height="1.376cm" draw:z-index="228"><draw:object-ole xlink:href="./Object 229" xlink:type="simple" xlink:show="embed" xlink:actuate="onLoad"/><draw:image xlink:href="./ObjectReplacements/Object 229" xlink:type="simple" xlink:show="embed" xlink:actuate="onLoad"/></draw:frame></text:p>
      <text:p text:style-name="p"/>
      <text:p text:style-name="Text_20_body"><text:bookmark text:name="lipsum1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0" text:anchor-type="as-char" svg:width="5.325cm" svg:height="1.376cm" draw:z-index="229"><draw:object-ole xlink:href="./Object 230" xlink:type="simple" xlink:show="embed" xlink:actuate="onLoad"/><draw:image xlink:href="./ObjectReplacements/Object 230" xlink:type="simple" xlink:show="embed" xlink:actuate="onLoad"/></draw:frame></text:p>
      <text:p text:style-name="p"/>
      <text:p text:style-name="Text_20_body"><text:bookmark text:name="lipsum2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1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1" text:anchor-type="as-char" svg:width="5.292cm" svg:height="1.376cm" draw:z-index="230"><draw:object-ole xlink:href="./Object 231" xlink:type="simple" xlink:show="embed" xlink:actuate="onLoad"/><draw:image xlink:href="./ObjectReplacements/Object 231" xlink:type="simple" xlink:show="embed" xlink:actuate="onLoad"/></draw:frame></text:p>
      <text:p text:style-name="p"/>
      <text:p text:style-name="Text_20_body"><text:bookmark text:name="lipsum3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2" text:anchor-type="as-char" svg:width="5.325cm" svg:height="1.376cm" draw:z-index="231"><draw:object-ole xlink:href="./Object 232" xlink:type="simple" xlink:show="embed" xlink:actuate="onLoad"/><draw:image xlink:href="./ObjectReplacements/Object 232" xlink:type="simple" xlink:show="embed" xlink:actuate="onLoad"/></draw:frame></text:p>
      <text:p text:style-name="Text_20_body"><text:bookmark text:name="lipsum4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3" text:anchor-type="as-char" svg:width="5.325cm" svg:height="1.376cm" draw:z-index="232"><draw:object-ole xlink:href="./Object 233" xlink:type="simple" xlink:show="embed" xlink:actuate="onLoad"/><draw:image xlink:href="./ObjectReplacements/Object 233" xlink:type="simple" xlink:show="embed" xlink:actuate="onLoad"/></draw:frame></text:p>
      <text:p text:style-name="Text_20_body"><text:bookmark text:name="lipsum5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4" text:anchor-type="as-char" svg:width="5.292cm" svg:height="1.376cm" draw:z-index="233"><draw:object-ole xlink:href="./Object 234" xlink:type="simple" xlink:show="embed" xlink:actuate="onLoad"/><draw:image xlink:href="./ObjectReplacements/Object 234" xlink:type="simple" xlink:show="embed" xlink:actuate="onLoad"/></draw:frame></text:p>
      <text:p text:style-name="Text_20_body"><text:bookmark text:name="lipsum6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5" text:anchor-type="as-char" svg:width="5.325cm" svg:height="1.376cm" draw:z-index="234"><draw:object-ole xlink:href="./Object 235" xlink:type="simple" xlink:show="embed" xlink:actuate="onLoad"/><draw:image xlink:href="./ObjectReplacements/Object 235" xlink:type="simple" xlink:show="embed" xlink:actuate="onLoad"/></draw:frame></text:p>
      <text:p text:style-name="Text_20_body"><text:bookmark text:name="lipsum7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6" text:anchor-type="as-char" svg:width="5.503cm" svg:height="1.376cm" draw:z-index="235"><draw:object-ole xlink:href="./Object 236" xlink:type="simple" xlink:show="embed" xlink:actuate="onLoad"/><draw:image xlink:href="./ObjectReplacements/Object 236" xlink:type="simple" xlink:show="embed" xlink:actuate="onLoad"/></draw:frame></text:p>
      <text:p text:style-name="Text_20_body"><text:bookmark text:name="lipsum8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7" text:anchor-type="as-char" svg:width="4.904cm" svg:height="1.235cm" draw:z-index="236"><draw:object-ole xlink:href="./Object 237" xlink:type="simple" xlink:show="embed" xlink:actuate="onLoad"/><draw:image xlink:href="./ObjectReplacements/Object 237" xlink:type="simple" xlink:show="embed" xlink:actuate="onLoad"/></draw:frame></text:p>
      <text:p text:style-name="Text_20_body"><text:bookmark text:name="lipsum9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8" text:anchor-type="as-char" svg:width="5.503cm" svg:height="1.376cm" draw:z-index="237"><draw:object-ole xlink:href="./Object 238" xlink:type="simple" xlink:show="embed" xlink:actuate="onLoad"/><draw:image xlink:href="./ObjectReplacements/Object 238" xlink:type="simple" xlink:show="embed" xlink:actuate="onLoad"/></draw:frame></text:p>
      <text:p text:style-name="Text_20_body"><text:bookmark text:name="lipsum10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39" text:anchor-type="as-char" svg:width="5.468cm" svg:height="1.376cm" draw:z-index="238"><draw:object-ole xlink:href="./Object 239" xlink:type="simple" xlink:show="embed" xlink:actuate="onLoad"/><draw:image xlink:href="./ObjectReplacements/Object 239" xlink:type="simple" xlink:show="embed" xlink:actuate="onLoad"/></draw:frame></text:p>
      <text:p text:style-name="Text_20_body"><text:bookmark text:name="lipsum11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0" text:anchor-type="as-char" svg:width="5.503cm" svg:height="1.376cm" draw:z-index="239"><draw:object-ole xlink:href="./Object 240" xlink:type="simple" xlink:show="embed" xlink:actuate="onLoad"/><draw:image xlink:href="./ObjectReplacements/Object 240" xlink:type="simple" xlink:show="embed" xlink:actuate="onLoad"/></draw:frame></text:p>
      <text:p text:style-name="Text_20_body"><text:bookmark text:name="lipsum12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2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1" text:anchor-type="as-char" svg:width="5.468cm" svg:height="1.376cm" draw:z-index="240"><draw:object-ole xlink:href="./Object 241" xlink:type="simple" xlink:show="embed" xlink:actuate="onLoad"/><draw:image xlink:href="./ObjectReplacements/Object 241" xlink:type="simple" xlink:show="embed" xlink:actuate="onLoad"/></draw:frame></text:p>
      <text:p text:style-name="Text_20_body"><text:bookmark text:name="lipsum13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2" text:anchor-type="as-char" svg:width="5.503cm" svg:height="1.376cm" draw:z-index="241"><draw:object-ole xlink:href="./Object 242" xlink:type="simple" xlink:show="embed" xlink:actuate="onLoad"/><draw:image xlink:href="./ObjectReplacements/Object 242" xlink:type="simple" xlink:show="embed" xlink:actuate="onLoad"/></draw:frame></text:p>
      <text:p text:style-name="Text_20_body"><text:bookmark text:name="lipsum14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3" text:anchor-type="as-char" svg:width="5.503cm" svg:height="1.376cm" draw:z-index="242"><draw:object-ole xlink:href="./Object 243" xlink:type="simple" xlink:show="embed" xlink:actuate="onLoad"/><draw:image xlink:href="./ObjectReplacements/Object 243" xlink:type="simple" xlink:show="embed" xlink:actuate="onLoad"/></draw:frame></text:p>
      <text:p text:style-name="Text_20_body"><text:bookmark text:name="lipsum15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4" text:anchor-type="as-char" svg:width="5.468cm" svg:height="1.376cm" draw:z-index="243"><draw:object-ole xlink:href="./Object 244" xlink:type="simple" xlink:show="embed" xlink:actuate="onLoad"/><draw:image xlink:href="./ObjectReplacements/Object 244" xlink:type="simple" xlink:show="embed" xlink:actuate="onLoad"/></draw:frame></text:p>
      <text:p text:style-name="Text_20_body"><text:bookmark text:name="lipsum16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5" text:anchor-type="as-char" svg:width="5.503cm" svg:height="1.376cm" draw:z-index="244"><draw:object-ole xlink:href="./Object 245" xlink:type="simple" xlink:show="embed" xlink:actuate="onLoad"/><draw:image xlink:href="./ObjectReplacements/Object 245" xlink:type="simple" xlink:show="embed" xlink:actuate="onLoad"/></draw:frame></text:p>
      <text:p text:style-name="Text_20_body"><text:bookmark text:name="lipsum17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6" text:anchor-type="as-char" svg:width="5.539cm" svg:height="1.376cm" draw:z-index="245"><draw:object-ole xlink:href="./Object 246" xlink:type="simple" xlink:show="embed" xlink:actuate="onLoad"/><draw:image xlink:href="./ObjectReplacements/Object 246" xlink:type="simple" xlink:show="embed" xlink:actuate="onLoad"/></draw:frame></text:p>
      <text:p text:style-name="Text_20_body"><text:bookmark text:name="lipsum18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247" text:anchor-type="as-char" svg:width="5.503cm" svg:height="1.376cm" draw:z-index="246"><draw:object-ole xlink:href="./Object 247" xlink:type="simple" xlink:show="embed" xlink:actuate="onLoad"/><draw:image xlink:href="./ObjectReplacements/Object 247" xlink:type="simple" xlink:show="embed" xlink:actuate="onLoad"/></draw:frame></text:p>
      <text:p text:style-name="Text_20_body"><text:bookmark text:name="lipsum19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8" text:anchor-type="as-char" svg:width="5.539cm" svg:height="1.376cm" draw:z-index="247"><draw:object-ole xlink:href="./Object 248" xlink:type="simple" xlink:show="embed" xlink:actuate="onLoad"/><draw:image xlink:href="./ObjectReplacements/Object 248" xlink:type="simple" xlink:show="embed" xlink:actuate="onLoad"/></draw:frame></text:p>
      <text:p text:style-name="Text_20_body"><text:bookmark text:name="lipsum20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49" text:anchor-type="as-char" svg:width="5.539cm" svg:height="1.376cm" draw:z-index="248"><draw:object-ole xlink:href="./Object 249" xlink:type="simple" xlink:show="embed" xlink:actuate="onLoad"/><draw:image xlink:href="./ObjectReplacements/Object 249" xlink:type="simple" xlink:show="embed" xlink:actuate="onLoad"/></draw:frame></text:p>
      <text:p text:style-name="Text_20_body"><text:bookmark text:name="lipsum21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0" text:anchor-type="as-char" svg:width="5.539cm" svg:height="1.376cm" draw:z-index="249"><draw:object-ole xlink:href="./Object 250" xlink:type="simple" xlink:show="embed" xlink:actuate="onLoad"/><draw:image xlink:href="./ObjectReplacements/Object 250" xlink:type="simple" xlink:show="embed" xlink:actuate="onLoad"/></draw:frame></text:p>
      <text:p text:style-name="Text_20_body"><text:bookmark text:name="lipsum22_1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3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0"/></text:p>
      <text:p text:style-name="Standard"/>
      <text:p text:style-name="Title"><text:bookmark text:name="_Start_11"/>Sample MathType in OOo</text:p>
      <text:p text:style-name="p">Sample MathType equations</text:p>
      <text:p text:style-name="p"/>
      <text:h text:style-name="h1n" text:outline-level="2">sample</text:h>
      <text:p text:style-name="p"><draw:frame draw:style-name="fr1" draw:name="Object251" text:anchor-type="as-char" svg:width="4.692cm" svg:height="1.235cm" draw:z-index="250"><draw:object-ole xlink:href="./Object 251" xlink:type="simple" xlink:show="embed" xlink:actuate="onLoad"/><draw:image xlink:href="./ObjectReplacements/Object 25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52" text:anchor-type="as-char" svg:width="4.692cm" svg:height="1.235cm" draw:z-index="251"><draw:object-ole xlink:href="./Object 252" xlink:type="simple" xlink:show="embed" xlink:actuate="onLoad"/><draw:image xlink:href="./ObjectReplacements/Object 252" xlink:type="simple" xlink:show="embed" xlink:actuate="onLoad"/></draw:frame> </text:p>
      <text:p text:style-name="p"/>
      <text:p text:style-name="Text_20_body"><text:bookmark text:name="lipsum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3" text:anchor-type="as-char" svg:width="5.325cm" svg:height="1.376cm" draw:z-index="252"><draw:object-ole xlink:href="./Object 253" xlink:type="simple" xlink:show="embed" xlink:actuate="onLoad"/><draw:image xlink:href="./ObjectReplacements/Object 253" xlink:type="simple" xlink:show="embed" xlink:actuate="onLoad"/></draw:frame></text:p>
      <text:h text:style-name="h1n" text:outline-level="2">sample</text:h>
      <text:p text:style-name="p"><draw:frame draw:style-name="fr2" draw:name="Object254" text:anchor-type="as-char" svg:width="5.292cm" svg:height="1.376cm" draw:z-index="253"><draw:object-ole xlink:href="./Object 254" xlink:type="simple" xlink:show="embed" xlink:actuate="onLoad"/><draw:image xlink:href="./ObjectReplacements/Object 254" xlink:type="simple" xlink:show="embed" xlink:actuate="onLoad"/></draw:frame></text:p>
      <text:p text:style-name="p"/>
      <text:p text:style-name="Text_20_body"><text:bookmark text:name="lipsum1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5" text:anchor-type="as-char" svg:width="5.325cm" svg:height="1.376cm" draw:z-index="254"><draw:object-ole xlink:href="./Object 255" xlink:type="simple" xlink:show="embed" xlink:actuate="onLoad"/><draw:image xlink:href="./ObjectReplacements/Object 255" xlink:type="simple" xlink:show="embed" xlink:actuate="onLoad"/></draw:frame></text:p>
      <text:p text:style-name="p"/>
      <text:p text:style-name="Text_20_body"><text:bookmark text:name="lipsum2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6" text:anchor-type="as-char" svg:width="5.292cm" svg:height="1.376cm" draw:z-index="255"><draw:object-ole xlink:href="./Object 256" xlink:type="simple" xlink:show="embed" xlink:actuate="onLoad"/><draw:image xlink:href="./ObjectReplacements/Object 256" xlink:type="simple" xlink:show="embed" xlink:actuate="onLoad"/></draw:frame></text:p>
      <text:p text:style-name="p"/>
      <text:p text:style-name="Text_20_body"><text:bookmark text:name="lipsum3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7" text:anchor-type="as-char" svg:width="5.325cm" svg:height="1.376cm" draw:z-index="256"><draw:object-ole xlink:href="./Object 257" xlink:type="simple" xlink:show="embed" xlink:actuate="onLoad"/><draw:image xlink:href="./ObjectReplacements/Object 257" xlink:type="simple" xlink:show="embed" xlink:actuate="onLoad"/></draw:frame></text:p>
      <text:p text:style-name="Text_20_body"><text:bookmark text:name="lipsum4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8" text:anchor-type="as-char" svg:width="5.325cm" svg:height="1.376cm" draw:z-index="257"><draw:object-ole xlink:href="./Object 258" xlink:type="simple" xlink:show="embed" xlink:actuate="onLoad"/><draw:image xlink:href="./ObjectReplacements/Object 258" xlink:type="simple" xlink:show="embed" xlink:actuate="onLoad"/></draw:frame></text:p>
      <text:p text:style-name="Text_20_body"><text:bookmark text:name="lipsum5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59" text:anchor-type="as-char" svg:width="5.292cm" svg:height="1.376cm" draw:z-index="258"><draw:object-ole xlink:href="./Object 259" xlink:type="simple" xlink:show="embed" xlink:actuate="onLoad"/><draw:image xlink:href="./ObjectReplacements/Object 259" xlink:type="simple" xlink:show="embed" xlink:actuate="onLoad"/></draw:frame></text:p>
      <text:p text:style-name="Text_20_body"><text:bookmark text:name="lipsum6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0" text:anchor-type="as-char" svg:width="5.325cm" svg:height="1.376cm" draw:z-index="259"><draw:object-ole xlink:href="./Object 260" xlink:type="simple" xlink:show="embed" xlink:actuate="onLoad"/><draw:image xlink:href="./ObjectReplacements/Object 260" xlink:type="simple" xlink:show="embed" xlink:actuate="onLoad"/></draw:frame></text:p>
      <text:p text:style-name="Text_20_body"><text:bookmark text:name="lipsum7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1" text:anchor-type="as-char" svg:width="5.503cm" svg:height="1.376cm" draw:z-index="260"><draw:object-ole xlink:href="./Object 261" xlink:type="simple" xlink:show="embed" xlink:actuate="onLoad"/><draw:image xlink:href="./ObjectReplacements/Object 261" xlink:type="simple" xlink:show="embed" xlink:actuate="onLoad"/></draw:frame></text:p>
      <text:p text:style-name="Text_20_body"><text:bookmark text:name="lipsum8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4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2" text:anchor-type="as-char" svg:width="4.904cm" svg:height="1.235cm" draw:z-index="261"><draw:object-ole xlink:href="./Object 262" xlink:type="simple" xlink:show="embed" xlink:actuate="onLoad"/><draw:image xlink:href="./ObjectReplacements/Object 262" xlink:type="simple" xlink:show="embed" xlink:actuate="onLoad"/></draw:frame></text:p>
      <text:p text:style-name="Text_20_body"><text:bookmark text:name="lipsum9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3" text:anchor-type="as-char" svg:width="5.503cm" svg:height="1.376cm" draw:z-index="262"><draw:object-ole xlink:href="./Object 263" xlink:type="simple" xlink:show="embed" xlink:actuate="onLoad"/><draw:image xlink:href="./ObjectReplacements/Object 263" xlink:type="simple" xlink:show="embed" xlink:actuate="onLoad"/></draw:frame></text:p>
      <text:p text:style-name="Text_20_body"><text:bookmark text:name="lipsum10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4" text:anchor-type="as-char" svg:width="5.468cm" svg:height="1.376cm" draw:z-index="263"><draw:object-ole xlink:href="./Object 264" xlink:type="simple" xlink:show="embed" xlink:actuate="onLoad"/><draw:image xlink:href="./ObjectReplacements/Object 264" xlink:type="simple" xlink:show="embed" xlink:actuate="onLoad"/></draw:frame></text:p>
      <text:p text:style-name="Text_20_body"><text:bookmark text:name="lipsum11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5" text:anchor-type="as-char" svg:width="5.503cm" svg:height="1.376cm" draw:z-index="264"><draw:object-ole xlink:href="./Object 265" xlink:type="simple" xlink:show="embed" xlink:actuate="onLoad"/><draw:image xlink:href="./ObjectReplacements/Object 265" xlink:type="simple" xlink:show="embed" xlink:actuate="onLoad"/></draw:frame></text:p>
      <text:p text:style-name="Text_20_body"><text:bookmark text:name="lipsum12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6" text:anchor-type="as-char" svg:width="5.468cm" svg:height="1.376cm" draw:z-index="265"><draw:object-ole xlink:href="./Object 266" xlink:type="simple" xlink:show="embed" xlink:actuate="onLoad"/><draw:image xlink:href="./ObjectReplacements/Object 266" xlink:type="simple" xlink:show="embed" xlink:actuate="onLoad"/></draw:frame></text:p>
      <text:p text:style-name="Text_20_body"><text:bookmark text:name="lipsum13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7" text:anchor-type="as-char" svg:width="5.503cm" svg:height="1.376cm" draw:z-index="266"><draw:object-ole xlink:href="./Object 267" xlink:type="simple" xlink:show="embed" xlink:actuate="onLoad"/><draw:image xlink:href="./ObjectReplacements/Object 267" xlink:type="simple" xlink:show="embed" xlink:actuate="onLoad"/></draw:frame></text:p>
      <text:p text:style-name="Text_20_body"><text:bookmark text:name="lipsum14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8" text:anchor-type="as-char" svg:width="5.503cm" svg:height="1.376cm" draw:z-index="267"><draw:object-ole xlink:href="./Object 268" xlink:type="simple" xlink:show="embed" xlink:actuate="onLoad"/><draw:image xlink:href="./ObjectReplacements/Object 268" xlink:type="simple" xlink:show="embed" xlink:actuate="onLoad"/></draw:frame></text:p>
      <text:p text:style-name="Text_20_body"><text:bookmark text:name="lipsum15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69" text:anchor-type="as-char" svg:width="5.468cm" svg:height="1.376cm" draw:z-index="268"><draw:object-ole xlink:href="./Object 269" xlink:type="simple" xlink:show="embed" xlink:actuate="onLoad"/><draw:image xlink:href="./ObjectReplacements/Object 269" xlink:type="simple" xlink:show="embed" xlink:actuate="onLoad"/></draw:frame></text:p>
      <text:p text:style-name="Text_20_body"><text:bookmark text:name="lipsum16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0" text:anchor-type="as-char" svg:width="5.503cm" svg:height="1.376cm" draw:z-index="269"><draw:object-ole xlink:href="./Object 270" xlink:type="simple" xlink:show="embed" xlink:actuate="onLoad"/><draw:image xlink:href="./ObjectReplacements/Object 270" xlink:type="simple" xlink:show="embed" xlink:actuate="onLoad"/></draw:frame></text:p>
      <text:p text:style-name="Text_20_body"><text:bookmark text:name="lipsum17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1" text:anchor-type="as-char" svg:width="5.539cm" svg:height="1.376cm" draw:z-index="270"><draw:object-ole xlink:href="./Object 271" xlink:type="simple" xlink:show="embed" xlink:actuate="onLoad"/><draw:image xlink:href="./ObjectReplacements/Object 271" xlink:type="simple" xlink:show="embed" xlink:actuate="onLoad"/></draw:frame></text:p>
      <text:p text:style-name="Text_20_body"><text:bookmark text:name="lipsum18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5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272" text:anchor-type="as-char" svg:width="5.503cm" svg:height="1.376cm" draw:z-index="271"><draw:object-ole xlink:href="./Object 272" xlink:type="simple" xlink:show="embed" xlink:actuate="onLoad"/><draw:image xlink:href="./ObjectReplacements/Object 272" xlink:type="simple" xlink:show="embed" xlink:actuate="onLoad"/></draw:frame></text:p>
      <text:p text:style-name="Text_20_body"><text:bookmark text:name="lipsum19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3" text:anchor-type="as-char" svg:width="5.539cm" svg:height="1.376cm" draw:z-index="272"><draw:object-ole xlink:href="./Object 273" xlink:type="simple" xlink:show="embed" xlink:actuate="onLoad"/><draw:image xlink:href="./ObjectReplacements/Object 273" xlink:type="simple" xlink:show="embed" xlink:actuate="onLoad"/></draw:frame></text:p>
      <text:p text:style-name="Text_20_body"><text:bookmark text:name="lipsum20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4" text:anchor-type="as-char" svg:width="5.539cm" svg:height="1.376cm" draw:z-index="273"><draw:object-ole xlink:href="./Object 274" xlink:type="simple" xlink:show="embed" xlink:actuate="onLoad"/><draw:image xlink:href="./ObjectReplacements/Object 274" xlink:type="simple" xlink:show="embed" xlink:actuate="onLoad"/></draw:frame></text:p>
      <text:p text:style-name="Text_20_body"><text:bookmark text:name="lipsum21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5" text:anchor-type="as-char" svg:width="5.539cm" svg:height="1.376cm" draw:z-index="274"><draw:object-ole xlink:href="./Object 275" xlink:type="simple" xlink:show="embed" xlink:actuate="onLoad"/><draw:image xlink:href="./ObjectReplacements/Object 275" xlink:type="simple" xlink:show="embed" xlink:actuate="onLoad"/></draw:frame></text:p>
      <text:p text:style-name="Text_20_body"><text:bookmark text:name="lipsum22_11"/>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1"/></text:p>
      <text:p text:style-name="Standard"/>
      <text:p text:style-name="Title"><text:bookmark text:name="_Start_12"/>Sample MathType in OOo</text:p>
      <text:p text:style-name="p">Sample MathType equations</text:p>
      <text:p text:style-name="p"/>
      <text:h text:style-name="h1n" text:outline-level="2">sample</text:h>
      <text:p text:style-name="p"><draw:frame draw:style-name="fr1" draw:name="Object276" text:anchor-type="as-char" svg:width="4.692cm" svg:height="1.235cm" draw:z-index="275"><draw:object-ole xlink:href="./Object 276" xlink:type="simple" xlink:show="embed" xlink:actuate="onLoad"/><draw:image xlink:href="./ObjectReplacements/Object 27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277" text:anchor-type="as-char" svg:width="4.692cm" svg:height="1.235cm" draw:z-index="276"><draw:object-ole xlink:href="./Object 277" xlink:type="simple" xlink:show="embed" xlink:actuate="onLoad"/><draw:image xlink:href="./ObjectReplacements/Object 277" xlink:type="simple" xlink:show="embed" xlink:actuate="onLoad"/></draw:frame> </text:p>
      <text:p text:style-name="p"/>
      <text:p text:style-name="Text_20_body"><text:bookmark text:name="lipsum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78" text:anchor-type="as-char" svg:width="5.325cm" svg:height="1.376cm" draw:z-index="277"><draw:object-ole xlink:href="./Object 278" xlink:type="simple" xlink:show="embed" xlink:actuate="onLoad"/><draw:image xlink:href="./ObjectReplacements/Object 278" xlink:type="simple" xlink:show="embed" xlink:actuate="onLoad"/></draw:frame></text:p>
      <text:h text:style-name="h1n" text:outline-level="2">sample</text:h>
      <text:p text:style-name="p"><draw:frame draw:style-name="fr2" draw:name="Object279" text:anchor-type="as-char" svg:width="5.292cm" svg:height="1.376cm" draw:z-index="278"><draw:object-ole xlink:href="./Object 279" xlink:type="simple" xlink:show="embed" xlink:actuate="onLoad"/><draw:image xlink:href="./ObjectReplacements/Object 279" xlink:type="simple" xlink:show="embed" xlink:actuate="onLoad"/></draw:frame></text:p>
      <text:p text:style-name="p"/>
      <text:p text:style-name="Text_20_body"><text:bookmark text:name="lipsum1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0" text:anchor-type="as-char" svg:width="5.325cm" svg:height="1.376cm" draw:z-index="279"><draw:object-ole xlink:href="./Object 280" xlink:type="simple" xlink:show="embed" xlink:actuate="onLoad"/><draw:image xlink:href="./ObjectReplacements/Object 280" xlink:type="simple" xlink:show="embed" xlink:actuate="onLoad"/></draw:frame></text:p>
      <text:p text:style-name="p"/>
      <text:p text:style-name="Text_20_body"><text:bookmark text:name="lipsum2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1" text:anchor-type="as-char" svg:width="5.292cm" svg:height="1.376cm" draw:z-index="280"><draw:object-ole xlink:href="./Object 281" xlink:type="simple" xlink:show="embed" xlink:actuate="onLoad"/><draw:image xlink:href="./ObjectReplacements/Object 281" xlink:type="simple" xlink:show="embed" xlink:actuate="onLoad"/></draw:frame></text:p>
      <text:p text:style-name="p"/>
      <text:p text:style-name="Text_20_body"><text:bookmark text:name="lipsum3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2" text:anchor-type="as-char" svg:width="5.325cm" svg:height="1.376cm" draw:z-index="281"><draw:object-ole xlink:href="./Object 282" xlink:type="simple" xlink:show="embed" xlink:actuate="onLoad"/><draw:image xlink:href="./ObjectReplacements/Object 282" xlink:type="simple" xlink:show="embed" xlink:actuate="onLoad"/></draw:frame></text:p>
      <text:p text:style-name="Text_20_body"><text:bookmark text:name="lipsum4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6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3" text:anchor-type="as-char" svg:width="5.325cm" svg:height="1.376cm" draw:z-index="282"><draw:object-ole xlink:href="./Object 283" xlink:type="simple" xlink:show="embed" xlink:actuate="onLoad"/><draw:image xlink:href="./ObjectReplacements/Object 283" xlink:type="simple" xlink:show="embed" xlink:actuate="onLoad"/></draw:frame></text:p>
      <text:p text:style-name="Text_20_body"><text:bookmark text:name="lipsum5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4" text:anchor-type="as-char" svg:width="5.292cm" svg:height="1.376cm" draw:z-index="283"><draw:object-ole xlink:href="./Object 284" xlink:type="simple" xlink:show="embed" xlink:actuate="onLoad"/><draw:image xlink:href="./ObjectReplacements/Object 284" xlink:type="simple" xlink:show="embed" xlink:actuate="onLoad"/></draw:frame></text:p>
      <text:p text:style-name="Text_20_body"><text:bookmark text:name="lipsum6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5" text:anchor-type="as-char" svg:width="5.325cm" svg:height="1.376cm" draw:z-index="284"><draw:object-ole xlink:href="./Object 285" xlink:type="simple" xlink:show="embed" xlink:actuate="onLoad"/><draw:image xlink:href="./ObjectReplacements/Object 285" xlink:type="simple" xlink:show="embed" xlink:actuate="onLoad"/></draw:frame></text:p>
      <text:p text:style-name="Text_20_body"><text:bookmark text:name="lipsum7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6" text:anchor-type="as-char" svg:width="5.503cm" svg:height="1.376cm" draw:z-index="285"><draw:object-ole xlink:href="./Object 286" xlink:type="simple" xlink:show="embed" xlink:actuate="onLoad"/><draw:image xlink:href="./ObjectReplacements/Object 286" xlink:type="simple" xlink:show="embed" xlink:actuate="onLoad"/></draw:frame></text:p>
      <text:p text:style-name="Text_20_body"><text:bookmark text:name="lipsum8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7" text:anchor-type="as-char" svg:width="4.904cm" svg:height="1.235cm" draw:z-index="286"><draw:object-ole xlink:href="./Object 287" xlink:type="simple" xlink:show="embed" xlink:actuate="onLoad"/><draw:image xlink:href="./ObjectReplacements/Object 287" xlink:type="simple" xlink:show="embed" xlink:actuate="onLoad"/></draw:frame></text:p>
      <text:p text:style-name="Text_20_body"><text:bookmark text:name="lipsum9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8" text:anchor-type="as-char" svg:width="5.503cm" svg:height="1.376cm" draw:z-index="287"><draw:object-ole xlink:href="./Object 288" xlink:type="simple" xlink:show="embed" xlink:actuate="onLoad"/><draw:image xlink:href="./ObjectReplacements/Object 288" xlink:type="simple" xlink:show="embed" xlink:actuate="onLoad"/></draw:frame></text:p>
      <text:p text:style-name="Text_20_body"><text:bookmark text:name="lipsum10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89" text:anchor-type="as-char" svg:width="5.468cm" svg:height="1.376cm" draw:z-index="288"><draw:object-ole xlink:href="./Object 289" xlink:type="simple" xlink:show="embed" xlink:actuate="onLoad"/><draw:image xlink:href="./ObjectReplacements/Object 289" xlink:type="simple" xlink:show="embed" xlink:actuate="onLoad"/></draw:frame></text:p>
      <text:p text:style-name="Text_20_body"><text:bookmark text:name="lipsum11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0" text:anchor-type="as-char" svg:width="5.503cm" svg:height="1.376cm" draw:z-index="289"><draw:object-ole xlink:href="./Object 290" xlink:type="simple" xlink:show="embed" xlink:actuate="onLoad"/><draw:image xlink:href="./ObjectReplacements/Object 290" xlink:type="simple" xlink:show="embed" xlink:actuate="onLoad"/></draw:frame></text:p>
      <text:p text:style-name="Text_20_body"><text:bookmark text:name="lipsum12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1" text:anchor-type="as-char" svg:width="5.468cm" svg:height="1.376cm" draw:z-index="290"><draw:object-ole xlink:href="./Object 291" xlink:type="simple" xlink:show="embed" xlink:actuate="onLoad"/><draw:image xlink:href="./ObjectReplacements/Object 291" xlink:type="simple" xlink:show="embed" xlink:actuate="onLoad"/></draw:frame></text:p>
      <text:p text:style-name="Text_20_body"><text:bookmark text:name="lipsum13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2" text:anchor-type="as-char" svg:width="5.503cm" svg:height="1.376cm" draw:z-index="291"><draw:object-ole xlink:href="./Object 292" xlink:type="simple" xlink:show="embed" xlink:actuate="onLoad"/><draw:image xlink:href="./ObjectReplacements/Object 292" xlink:type="simple" xlink:show="embed" xlink:actuate="onLoad"/></draw:frame></text:p>
      <text:p text:style-name="Text_20_body"><text:bookmark text:name="lipsum14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7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3" text:anchor-type="as-char" svg:width="5.503cm" svg:height="1.376cm" draw:z-index="292"><draw:object-ole xlink:href="./Object 293" xlink:type="simple" xlink:show="embed" xlink:actuate="onLoad"/><draw:image xlink:href="./ObjectReplacements/Object 293" xlink:type="simple" xlink:show="embed" xlink:actuate="onLoad"/></draw:frame></text:p>
      <text:p text:style-name="Text_20_body"><text:bookmark text:name="lipsum15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4" text:anchor-type="as-char" svg:width="5.468cm" svg:height="1.376cm" draw:z-index="293"><draw:object-ole xlink:href="./Object 294" xlink:type="simple" xlink:show="embed" xlink:actuate="onLoad"/><draw:image xlink:href="./ObjectReplacements/Object 294" xlink:type="simple" xlink:show="embed" xlink:actuate="onLoad"/></draw:frame></text:p>
      <text:p text:style-name="Text_20_body"><text:bookmark text:name="lipsum16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5" text:anchor-type="as-char" svg:width="5.503cm" svg:height="1.376cm" draw:z-index="294"><draw:object-ole xlink:href="./Object 295" xlink:type="simple" xlink:show="embed" xlink:actuate="onLoad"/><draw:image xlink:href="./ObjectReplacements/Object 295" xlink:type="simple" xlink:show="embed" xlink:actuate="onLoad"/></draw:frame></text:p>
      <text:p text:style-name="Text_20_body"><text:bookmark text:name="lipsum17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6" text:anchor-type="as-char" svg:width="5.539cm" svg:height="1.376cm" draw:z-index="295"><draw:object-ole xlink:href="./Object 296" xlink:type="simple" xlink:show="embed" xlink:actuate="onLoad"/><draw:image xlink:href="./ObjectReplacements/Object 296" xlink:type="simple" xlink:show="embed" xlink:actuate="onLoad"/></draw:frame></text:p>
      <text:p text:style-name="Text_20_body"><text:bookmark text:name="lipsum18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297" text:anchor-type="as-char" svg:width="5.503cm" svg:height="1.376cm" draw:z-index="296"><draw:object-ole xlink:href="./Object 297" xlink:type="simple" xlink:show="embed" xlink:actuate="onLoad"/><draw:image xlink:href="./ObjectReplacements/Object 297" xlink:type="simple" xlink:show="embed" xlink:actuate="onLoad"/></draw:frame></text:p>
      <text:p text:style-name="Text_20_body"><text:bookmark text:name="lipsum19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8" text:anchor-type="as-char" svg:width="5.539cm" svg:height="1.376cm" draw:z-index="297"><draw:object-ole xlink:href="./Object 298" xlink:type="simple" xlink:show="embed" xlink:actuate="onLoad"/><draw:image xlink:href="./ObjectReplacements/Object 298" xlink:type="simple" xlink:show="embed" xlink:actuate="onLoad"/></draw:frame></text:p>
      <text:p text:style-name="Text_20_body"><text:bookmark text:name="lipsum20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299" text:anchor-type="as-char" svg:width="5.539cm" svg:height="1.376cm" draw:z-index="298"><draw:object-ole xlink:href="./Object 299" xlink:type="simple" xlink:show="embed" xlink:actuate="onLoad"/><draw:image xlink:href="./ObjectReplacements/Object 299" xlink:type="simple" xlink:show="embed" xlink:actuate="onLoad"/></draw:frame></text:p>
      <text:p text:style-name="Text_20_body"><text:bookmark text:name="lipsum21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0" text:anchor-type="as-char" svg:width="5.539cm" svg:height="1.376cm" draw:z-index="299"><draw:object-ole xlink:href="./Object 300" xlink:type="simple" xlink:show="embed" xlink:actuate="onLoad"/><draw:image xlink:href="./ObjectReplacements/Object 300" xlink:type="simple" xlink:show="embed" xlink:actuate="onLoad"/></draw:frame></text:p>
      <text:p text:style-name="Text_20_body"><text:bookmark text:name="lipsum22_12"/>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2"/></text:p>
      <text:p text:style-name="Standard"/>
      <text:p text:style-name="Title"><text:bookmark text:name="_Start_13"/>Sample MathType in OOo</text:p>
      <text:p text:style-name="p">Sample MathType equations</text:p>
      <text:p text:style-name="p"/>
      <text:h text:style-name="h1n" text:outline-level="2">sample</text:h>
      <text:p text:style-name="p"><draw:frame draw:style-name="fr1" draw:name="Object301" text:anchor-type="as-char" svg:width="4.692cm" svg:height="1.235cm" draw:z-index="300"><draw:object-ole xlink:href="./Object 301" xlink:type="simple" xlink:show="embed" xlink:actuate="onLoad"/><draw:image xlink:href="./ObjectReplacements/Object 30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302" text:anchor-type="as-char" svg:width="4.692cm" svg:height="1.235cm" draw:z-index="301"><draw:object-ole xlink:href="./Object 302" xlink:type="simple" xlink:show="embed" xlink:actuate="onLoad"/><draw:image xlink:href="./ObjectReplacements/Object 302" xlink:type="simple" xlink:show="embed" xlink:actuate="onLoad"/></draw:frame> </text:p>
      <text:p text:style-name="p"/>
      <text:p text:style-name="Text_20_body"><text:bookmark text:name="lipsum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8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3" text:anchor-type="as-char" svg:width="5.325cm" svg:height="1.376cm" draw:z-index="302"><draw:object-ole xlink:href="./Object 303" xlink:type="simple" xlink:show="embed" xlink:actuate="onLoad"/><draw:image xlink:href="./ObjectReplacements/Object 303" xlink:type="simple" xlink:show="embed" xlink:actuate="onLoad"/></draw:frame></text:p>
      <text:h text:style-name="h1n" text:outline-level="2">sample</text:h>
      <text:p text:style-name="p"><draw:frame draw:style-name="fr2" draw:name="Object304" text:anchor-type="as-char" svg:width="5.292cm" svg:height="1.376cm" draw:z-index="303"><draw:object-ole xlink:href="./Object 304" xlink:type="simple" xlink:show="embed" xlink:actuate="onLoad"/><draw:image xlink:href="./ObjectReplacements/Object 304" xlink:type="simple" xlink:show="embed" xlink:actuate="onLoad"/></draw:frame></text:p>
      <text:p text:style-name="p"/>
      <text:p text:style-name="Text_20_body"><text:bookmark text:name="lipsum1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5" text:anchor-type="as-char" svg:width="5.325cm" svg:height="1.376cm" draw:z-index="304"><draw:object-ole xlink:href="./Object 305" xlink:type="simple" xlink:show="embed" xlink:actuate="onLoad"/><draw:image xlink:href="./ObjectReplacements/Object 305" xlink:type="simple" xlink:show="embed" xlink:actuate="onLoad"/></draw:frame></text:p>
      <text:p text:style-name="p"/>
      <text:p text:style-name="Text_20_body"><text:bookmark text:name="lipsum2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6" text:anchor-type="as-char" svg:width="5.292cm" svg:height="1.376cm" draw:z-index="305"><draw:object-ole xlink:href="./Object 306" xlink:type="simple" xlink:show="embed" xlink:actuate="onLoad"/><draw:image xlink:href="./ObjectReplacements/Object 306" xlink:type="simple" xlink:show="embed" xlink:actuate="onLoad"/></draw:frame></text:p>
      <text:p text:style-name="p"/>
      <text:p text:style-name="Text_20_body"><text:bookmark text:name="lipsum3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7" text:anchor-type="as-char" svg:width="5.325cm" svg:height="1.376cm" draw:z-index="306"><draw:object-ole xlink:href="./Object 307" xlink:type="simple" xlink:show="embed" xlink:actuate="onLoad"/><draw:image xlink:href="./ObjectReplacements/Object 307" xlink:type="simple" xlink:show="embed" xlink:actuate="onLoad"/></draw:frame></text:p>
      <text:p text:style-name="Text_20_body"><text:bookmark text:name="lipsum4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8" text:anchor-type="as-char" svg:width="5.325cm" svg:height="1.376cm" draw:z-index="307"><draw:object-ole xlink:href="./Object 308" xlink:type="simple" xlink:show="embed" xlink:actuate="onLoad"/><draw:image xlink:href="./ObjectReplacements/Object 308" xlink:type="simple" xlink:show="embed" xlink:actuate="onLoad"/></draw:frame></text:p>
      <text:p text:style-name="Text_20_body"><text:bookmark text:name="lipsum5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09" text:anchor-type="as-char" svg:width="5.292cm" svg:height="1.376cm" draw:z-index="308"><draw:object-ole xlink:href="./Object 309" xlink:type="simple" xlink:show="embed" xlink:actuate="onLoad"/><draw:image xlink:href="./ObjectReplacements/Object 309" xlink:type="simple" xlink:show="embed" xlink:actuate="onLoad"/></draw:frame></text:p>
      <text:p text:style-name="Text_20_body"><text:bookmark text:name="lipsum6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0" text:anchor-type="as-char" svg:width="5.325cm" svg:height="1.376cm" draw:z-index="309"><draw:object-ole xlink:href="./Object 310" xlink:type="simple" xlink:show="embed" xlink:actuate="onLoad"/><draw:image xlink:href="./ObjectReplacements/Object 310" xlink:type="simple" xlink:show="embed" xlink:actuate="onLoad"/></draw:frame></text:p>
      <text:p text:style-name="Text_20_body"><text:bookmark text:name="lipsum7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1" text:anchor-type="as-char" svg:width="5.503cm" svg:height="1.376cm" draw:z-index="310"><draw:object-ole xlink:href="./Object 311" xlink:type="simple" xlink:show="embed" xlink:actuate="onLoad"/><draw:image xlink:href="./ObjectReplacements/Object 311" xlink:type="simple" xlink:show="embed" xlink:actuate="onLoad"/></draw:frame></text:p>
      <text:p text:style-name="Text_20_body"><text:bookmark text:name="lipsum8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2" text:anchor-type="as-char" svg:width="4.904cm" svg:height="1.235cm" draw:z-index="311"><draw:object-ole xlink:href="./Object 312" xlink:type="simple" xlink:show="embed" xlink:actuate="onLoad"/><draw:image xlink:href="./ObjectReplacements/Object 312" xlink:type="simple" xlink:show="embed" xlink:actuate="onLoad"/></draw:frame></text:p>
      <text:p text:style-name="Text_20_body"><text:bookmark text:name="lipsum9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3" text:anchor-type="as-char" svg:width="5.503cm" svg:height="1.376cm" draw:z-index="312"><draw:object-ole xlink:href="./Object 313" xlink:type="simple" xlink:show="embed" xlink:actuate="onLoad"/><draw:image xlink:href="./ObjectReplacements/Object 313" xlink:type="simple" xlink:show="embed" xlink:actuate="onLoad"/></draw:frame></text:p>
      <text:p text:style-name="Text_20_body"><text:bookmark text:name="lipsum10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29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4" text:anchor-type="as-char" svg:width="5.468cm" svg:height="1.376cm" draw:z-index="313"><draw:object-ole xlink:href="./Object 314" xlink:type="simple" xlink:show="embed" xlink:actuate="onLoad"/><draw:image xlink:href="./ObjectReplacements/Object 314" xlink:type="simple" xlink:show="embed" xlink:actuate="onLoad"/></draw:frame></text:p>
      <text:p text:style-name="Text_20_body"><text:bookmark text:name="lipsum11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5" text:anchor-type="as-char" svg:width="5.503cm" svg:height="1.376cm" draw:z-index="314"><draw:object-ole xlink:href="./Object 315" xlink:type="simple" xlink:show="embed" xlink:actuate="onLoad"/><draw:image xlink:href="./ObjectReplacements/Object 315" xlink:type="simple" xlink:show="embed" xlink:actuate="onLoad"/></draw:frame></text:p>
      <text:p text:style-name="Text_20_body"><text:bookmark text:name="lipsum12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6" text:anchor-type="as-char" svg:width="5.468cm" svg:height="1.376cm" draw:z-index="315"><draw:object-ole xlink:href="./Object 316" xlink:type="simple" xlink:show="embed" xlink:actuate="onLoad"/><draw:image xlink:href="./ObjectReplacements/Object 316" xlink:type="simple" xlink:show="embed" xlink:actuate="onLoad"/></draw:frame></text:p>
      <text:p text:style-name="Text_20_body"><text:bookmark text:name="lipsum13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7" text:anchor-type="as-char" svg:width="5.503cm" svg:height="1.376cm" draw:z-index="316"><draw:object-ole xlink:href="./Object 317" xlink:type="simple" xlink:show="embed" xlink:actuate="onLoad"/><draw:image xlink:href="./ObjectReplacements/Object 317" xlink:type="simple" xlink:show="embed" xlink:actuate="onLoad"/></draw:frame></text:p>
      <text:p text:style-name="Text_20_body"><text:bookmark text:name="lipsum14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8" text:anchor-type="as-char" svg:width="5.503cm" svg:height="1.376cm" draw:z-index="317"><draw:object-ole xlink:href="./Object 318" xlink:type="simple" xlink:show="embed" xlink:actuate="onLoad"/><draw:image xlink:href="./ObjectReplacements/Object 318" xlink:type="simple" xlink:show="embed" xlink:actuate="onLoad"/></draw:frame></text:p>
      <text:p text:style-name="Text_20_body"><text:bookmark text:name="lipsum15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19" text:anchor-type="as-char" svg:width="5.468cm" svg:height="1.376cm" draw:z-index="318"><draw:object-ole xlink:href="./Object 319" xlink:type="simple" xlink:show="embed" xlink:actuate="onLoad"/><draw:image xlink:href="./ObjectReplacements/Object 319" xlink:type="simple" xlink:show="embed" xlink:actuate="onLoad"/></draw:frame></text:p>
      <text:p text:style-name="Text_20_body"><text:bookmark text:name="lipsum16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0" text:anchor-type="as-char" svg:width="5.503cm" svg:height="1.376cm" draw:z-index="319"><draw:object-ole xlink:href="./Object 320" xlink:type="simple" xlink:show="embed" xlink:actuate="onLoad"/><draw:image xlink:href="./ObjectReplacements/Object 320" xlink:type="simple" xlink:show="embed" xlink:actuate="onLoad"/></draw:frame></text:p>
      <text:p text:style-name="Text_20_body"><text:bookmark text:name="lipsum17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1" text:anchor-type="as-char" svg:width="5.539cm" svg:height="1.376cm" draw:z-index="320"><draw:object-ole xlink:href="./Object 321" xlink:type="simple" xlink:show="embed" xlink:actuate="onLoad"/><draw:image xlink:href="./ObjectReplacements/Object 321" xlink:type="simple" xlink:show="embed" xlink:actuate="onLoad"/></draw:frame></text:p>
      <text:p text:style-name="Text_20_body"><text:bookmark text:name="lipsum18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322" text:anchor-type="as-char" svg:width="5.503cm" svg:height="1.376cm" draw:z-index="321"><draw:object-ole xlink:href="./Object 322" xlink:type="simple" xlink:show="embed" xlink:actuate="onLoad"/><draw:image xlink:href="./ObjectReplacements/Object 322" xlink:type="simple" xlink:show="embed" xlink:actuate="onLoad"/></draw:frame></text:p>
      <text:p text:style-name="Text_20_body"><text:bookmark text:name="lipsum19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3" text:anchor-type="as-char" svg:width="5.539cm" svg:height="1.376cm" draw:z-index="322"><draw:object-ole xlink:href="./Object 323" xlink:type="simple" xlink:show="embed" xlink:actuate="onLoad"/><draw:image xlink:href="./ObjectReplacements/Object 323" xlink:type="simple" xlink:show="embed" xlink:actuate="onLoad"/></draw:frame></text:p>
      <text:p text:style-name="Text_20_body"><text:bookmark text:name="lipsum20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0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4" text:anchor-type="as-char" svg:width="5.539cm" svg:height="1.376cm" draw:z-index="323"><draw:object-ole xlink:href="./Object 324" xlink:type="simple" xlink:show="embed" xlink:actuate="onLoad"/><draw:image xlink:href="./ObjectReplacements/Object 324" xlink:type="simple" xlink:show="embed" xlink:actuate="onLoad"/></draw:frame></text:p>
      <text:p text:style-name="Text_20_body"><text:bookmark text:name="lipsum21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5" text:anchor-type="as-char" svg:width="5.539cm" svg:height="1.376cm" draw:z-index="324"><draw:object-ole xlink:href="./Object 325" xlink:type="simple" xlink:show="embed" xlink:actuate="onLoad"/><draw:image xlink:href="./ObjectReplacements/Object 325" xlink:type="simple" xlink:show="embed" xlink:actuate="onLoad"/></draw:frame></text:p>
      <text:p text:style-name="Text_20_body"><text:bookmark text:name="lipsum22_13"/>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3"/></text:p>
      <text:p text:style-name="Standard"/>
      <text:p text:style-name="Title"><text:bookmark text:name="_Start_14"/>Sample MathType in OOo</text:p>
      <text:p text:style-name="p">Sample MathType equations</text:p>
      <text:p text:style-name="p"/>
      <text:h text:style-name="h1n" text:outline-level="2">sample</text:h>
      <text:p text:style-name="p"><draw:frame draw:style-name="fr1" draw:name="Object326" text:anchor-type="as-char" svg:width="4.692cm" svg:height="1.235cm" draw:z-index="325"><draw:object-ole xlink:href="./Object 326" xlink:type="simple" xlink:show="embed" xlink:actuate="onLoad"/><draw:image xlink:href="./ObjectReplacements/Object 32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327" text:anchor-type="as-char" svg:width="4.692cm" svg:height="1.235cm" draw:z-index="326"><draw:object-ole xlink:href="./Object 327" xlink:type="simple" xlink:show="embed" xlink:actuate="onLoad"/><draw:image xlink:href="./ObjectReplacements/Object 327" xlink:type="simple" xlink:show="embed" xlink:actuate="onLoad"/></draw:frame> </text:p>
      <text:p text:style-name="p"/>
      <text:p text:style-name="Text_20_body"><text:bookmark text:name="lipsum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28" text:anchor-type="as-char" svg:width="5.325cm" svg:height="1.376cm" draw:z-index="327"><draw:object-ole xlink:href="./Object 328" xlink:type="simple" xlink:show="embed" xlink:actuate="onLoad"/><draw:image xlink:href="./ObjectReplacements/Object 328" xlink:type="simple" xlink:show="embed" xlink:actuate="onLoad"/></draw:frame></text:p>
      <text:h text:style-name="h1n" text:outline-level="2">sample</text:h>
      <text:p text:style-name="p"><draw:frame draw:style-name="fr2" draw:name="Object329" text:anchor-type="as-char" svg:width="5.292cm" svg:height="1.376cm" draw:z-index="328"><draw:object-ole xlink:href="./Object 329" xlink:type="simple" xlink:show="embed" xlink:actuate="onLoad"/><draw:image xlink:href="./ObjectReplacements/Object 329" xlink:type="simple" xlink:show="embed" xlink:actuate="onLoad"/></draw:frame></text:p>
      <text:p text:style-name="p"/>
      <text:p text:style-name="Text_20_body"><text:bookmark text:name="lipsum1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0" text:anchor-type="as-char" svg:width="5.325cm" svg:height="1.376cm" draw:z-index="329"><draw:object-ole xlink:href="./Object 330" xlink:type="simple" xlink:show="embed" xlink:actuate="onLoad"/><draw:image xlink:href="./ObjectReplacements/Object 330" xlink:type="simple" xlink:show="embed" xlink:actuate="onLoad"/></draw:frame></text:p>
      <text:p text:style-name="p"/>
      <text:p text:style-name="Text_20_body"><text:bookmark text:name="lipsum2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1" text:anchor-type="as-char" svg:width="5.292cm" svg:height="1.376cm" draw:z-index="330"><draw:object-ole xlink:href="./Object 331" xlink:type="simple" xlink:show="embed" xlink:actuate="onLoad"/><draw:image xlink:href="./ObjectReplacements/Object 331" xlink:type="simple" xlink:show="embed" xlink:actuate="onLoad"/></draw:frame></text:p>
      <text:p text:style-name="p"/>
      <text:p text:style-name="Text_20_body"><text:bookmark text:name="lipsum3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2" text:anchor-type="as-char" svg:width="5.325cm" svg:height="1.376cm" draw:z-index="331"><draw:object-ole xlink:href="./Object 332" xlink:type="simple" xlink:show="embed" xlink:actuate="onLoad"/><draw:image xlink:href="./ObjectReplacements/Object 332" xlink:type="simple" xlink:show="embed" xlink:actuate="onLoad"/></draw:frame></text:p>
      <text:p text:style-name="Text_20_body"><text:bookmark text:name="lipsum4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3" text:anchor-type="as-char" svg:width="5.325cm" svg:height="1.376cm" draw:z-index="332"><draw:object-ole xlink:href="./Object 333" xlink:type="simple" xlink:show="embed" xlink:actuate="onLoad"/><draw:image xlink:href="./ObjectReplacements/Object 333" xlink:type="simple" xlink:show="embed" xlink:actuate="onLoad"/></draw:frame></text:p>
      <text:p text:style-name="Text_20_body"><text:bookmark text:name="lipsum5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4" text:anchor-type="as-char" svg:width="5.292cm" svg:height="1.376cm" draw:z-index="333"><draw:object-ole xlink:href="./Object 334" xlink:type="simple" xlink:show="embed" xlink:actuate="onLoad"/><draw:image xlink:href="./ObjectReplacements/Object 334" xlink:type="simple" xlink:show="embed" xlink:actuate="onLoad"/></draw:frame></text:p>
      <text:p text:style-name="Text_20_body"><text:bookmark text:name="lipsum6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1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5" text:anchor-type="as-char" svg:width="5.325cm" svg:height="1.376cm" draw:z-index="334"><draw:object-ole xlink:href="./Object 335" xlink:type="simple" xlink:show="embed" xlink:actuate="onLoad"/><draw:image xlink:href="./ObjectReplacements/Object 335" xlink:type="simple" xlink:show="embed" xlink:actuate="onLoad"/></draw:frame></text:p>
      <text:p text:style-name="Text_20_body"><text:bookmark text:name="lipsum7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6" text:anchor-type="as-char" svg:width="5.503cm" svg:height="1.376cm" draw:z-index="335"><draw:object-ole xlink:href="./Object 336" xlink:type="simple" xlink:show="embed" xlink:actuate="onLoad"/><draw:image xlink:href="./ObjectReplacements/Object 336" xlink:type="simple" xlink:show="embed" xlink:actuate="onLoad"/></draw:frame></text:p>
      <text:p text:style-name="Text_20_body"><text:bookmark text:name="lipsum8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7" text:anchor-type="as-char" svg:width="4.904cm" svg:height="1.235cm" draw:z-index="336"><draw:object-ole xlink:href="./Object 337" xlink:type="simple" xlink:show="embed" xlink:actuate="onLoad"/><draw:image xlink:href="./ObjectReplacements/Object 337" xlink:type="simple" xlink:show="embed" xlink:actuate="onLoad"/></draw:frame></text:p>
      <text:p text:style-name="Text_20_body"><text:bookmark text:name="lipsum9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8" text:anchor-type="as-char" svg:width="5.503cm" svg:height="1.376cm" draw:z-index="337"><draw:object-ole xlink:href="./Object 338" xlink:type="simple" xlink:show="embed" xlink:actuate="onLoad"/><draw:image xlink:href="./ObjectReplacements/Object 338" xlink:type="simple" xlink:show="embed" xlink:actuate="onLoad"/></draw:frame></text:p>
      <text:p text:style-name="Text_20_body"><text:bookmark text:name="lipsum10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39" text:anchor-type="as-char" svg:width="5.468cm" svg:height="1.376cm" draw:z-index="338"><draw:object-ole xlink:href="./Object 339" xlink:type="simple" xlink:show="embed" xlink:actuate="onLoad"/><draw:image xlink:href="./ObjectReplacements/Object 339" xlink:type="simple" xlink:show="embed" xlink:actuate="onLoad"/></draw:frame></text:p>
      <text:p text:style-name="Text_20_body"><text:bookmark text:name="lipsum11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0" text:anchor-type="as-char" svg:width="5.503cm" svg:height="1.376cm" draw:z-index="339"><draw:object-ole xlink:href="./Object 340" xlink:type="simple" xlink:show="embed" xlink:actuate="onLoad"/><draw:image xlink:href="./ObjectReplacements/Object 340" xlink:type="simple" xlink:show="embed" xlink:actuate="onLoad"/></draw:frame></text:p>
      <text:p text:style-name="Text_20_body"><text:bookmark text:name="lipsum12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1" text:anchor-type="as-char" svg:width="5.468cm" svg:height="1.376cm" draw:z-index="340"><draw:object-ole xlink:href="./Object 341" xlink:type="simple" xlink:show="embed" xlink:actuate="onLoad"/><draw:image xlink:href="./ObjectReplacements/Object 341" xlink:type="simple" xlink:show="embed" xlink:actuate="onLoad"/></draw:frame></text:p>
      <text:p text:style-name="Text_20_body"><text:bookmark text:name="lipsum13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2" text:anchor-type="as-char" svg:width="5.503cm" svg:height="1.376cm" draw:z-index="341"><draw:object-ole xlink:href="./Object 342" xlink:type="simple" xlink:show="embed" xlink:actuate="onLoad"/><draw:image xlink:href="./ObjectReplacements/Object 342" xlink:type="simple" xlink:show="embed" xlink:actuate="onLoad"/></draw:frame></text:p>
      <text:p text:style-name="Text_20_body"><text:bookmark text:name="lipsum14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3" text:anchor-type="as-char" svg:width="5.503cm" svg:height="1.376cm" draw:z-index="342"><draw:object-ole xlink:href="./Object 343" xlink:type="simple" xlink:show="embed" xlink:actuate="onLoad"/><draw:image xlink:href="./ObjectReplacements/Object 343" xlink:type="simple" xlink:show="embed" xlink:actuate="onLoad"/></draw:frame></text:p>
      <text:p text:style-name="Text_20_body"><text:bookmark text:name="lipsum15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4" text:anchor-type="as-char" svg:width="5.468cm" svg:height="1.376cm" draw:z-index="343"><draw:object-ole xlink:href="./Object 344" xlink:type="simple" xlink:show="embed" xlink:actuate="onLoad"/><draw:image xlink:href="./ObjectReplacements/Object 344" xlink:type="simple" xlink:show="embed" xlink:actuate="onLoad"/></draw:frame></text:p>
      <text:p text:style-name="Text_20_body"><text:bookmark text:name="lipsum16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2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5" text:anchor-type="as-char" svg:width="5.503cm" svg:height="1.376cm" draw:z-index="344"><draw:object-ole xlink:href="./Object 345" xlink:type="simple" xlink:show="embed" xlink:actuate="onLoad"/><draw:image xlink:href="./ObjectReplacements/Object 345" xlink:type="simple" xlink:show="embed" xlink:actuate="onLoad"/></draw:frame></text:p>
      <text:p text:style-name="Text_20_body"><text:bookmark text:name="lipsum17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6" text:anchor-type="as-char" svg:width="5.539cm" svg:height="1.376cm" draw:z-index="345"><draw:object-ole xlink:href="./Object 346" xlink:type="simple" xlink:show="embed" xlink:actuate="onLoad"/><draw:image xlink:href="./ObjectReplacements/Object 346" xlink:type="simple" xlink:show="embed" xlink:actuate="onLoad"/></draw:frame></text:p>
      <text:p text:style-name="Text_20_body"><text:bookmark text:name="lipsum18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347" text:anchor-type="as-char" svg:width="5.503cm" svg:height="1.376cm" draw:z-index="346"><draw:object-ole xlink:href="./Object 347" xlink:type="simple" xlink:show="embed" xlink:actuate="onLoad"/><draw:image xlink:href="./ObjectReplacements/Object 347" xlink:type="simple" xlink:show="embed" xlink:actuate="onLoad"/></draw:frame></text:p>
      <text:p text:style-name="Text_20_body"><text:bookmark text:name="lipsum19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8" text:anchor-type="as-char" svg:width="5.539cm" svg:height="1.376cm" draw:z-index="347"><draw:object-ole xlink:href="./Object 348" xlink:type="simple" xlink:show="embed" xlink:actuate="onLoad"/><draw:image xlink:href="./ObjectReplacements/Object 348" xlink:type="simple" xlink:show="embed" xlink:actuate="onLoad"/></draw:frame></text:p>
      <text:p text:style-name="Text_20_body"><text:bookmark text:name="lipsum20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49" text:anchor-type="as-char" svg:width="5.539cm" svg:height="1.376cm" draw:z-index="348"><draw:object-ole xlink:href="./Object 349" xlink:type="simple" xlink:show="embed" xlink:actuate="onLoad"/><draw:image xlink:href="./ObjectReplacements/Object 349" xlink:type="simple" xlink:show="embed" xlink:actuate="onLoad"/></draw:frame></text:p>
      <text:p text:style-name="Text_20_body"><text:bookmark text:name="lipsum21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0" text:anchor-type="as-char" svg:width="5.539cm" svg:height="1.376cm" draw:z-index="349"><draw:object-ole xlink:href="./Object 350" xlink:type="simple" xlink:show="embed" xlink:actuate="onLoad"/><draw:image xlink:href="./ObjectReplacements/Object 350" xlink:type="simple" xlink:show="embed" xlink:actuate="onLoad"/></draw:frame></text:p>
      <text:p text:style-name="Text_20_body"><text:bookmark text:name="lipsum22_14"/>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4"/></text:p>
      <text:p text:style-name="Standard"/>
      <text:p text:style-name="Title"><text:bookmark text:name="_Start_15"/>Sample MathType in OOo</text:p>
      <text:p text:style-name="p">Sample MathType equations</text:p>
      <text:p text:style-name="p"/>
      <text:h text:style-name="h1n" text:outline-level="2">sample</text:h>
      <text:p text:style-name="p"><draw:frame draw:style-name="fr1" draw:name="Object351" text:anchor-type="as-char" svg:width="4.692cm" svg:height="1.235cm" draw:z-index="350"><draw:object-ole xlink:href="./Object 351" xlink:type="simple" xlink:show="embed" xlink:actuate="onLoad"/><draw:image xlink:href="./ObjectReplacements/Object 35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352" text:anchor-type="as-char" svg:width="4.692cm" svg:height="1.235cm" draw:z-index="351"><draw:object-ole xlink:href="./Object 352" xlink:type="simple" xlink:show="embed" xlink:actuate="onLoad"/><draw:image xlink:href="./ObjectReplacements/Object 352" xlink:type="simple" xlink:show="embed" xlink:actuate="onLoad"/></draw:frame> </text:p>
      <text:p text:style-name="p"/>
      <text:p text:style-name="Text_20_body"><text:bookmark text:name="lipsum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3" text:anchor-type="as-char" svg:width="5.325cm" svg:height="1.376cm" draw:z-index="352"><draw:object-ole xlink:href="./Object 353" xlink:type="simple" xlink:show="embed" xlink:actuate="onLoad"/><draw:image xlink:href="./ObjectReplacements/Object 353" xlink:type="simple" xlink:show="embed" xlink:actuate="onLoad"/></draw:frame></text:p>
      <text:h text:style-name="h1n" text:outline-level="2">sample</text:h>
      <text:p text:style-name="p"><draw:frame draw:style-name="fr2" draw:name="Object354" text:anchor-type="as-char" svg:width="5.292cm" svg:height="1.376cm" draw:z-index="353"><draw:object-ole xlink:href="./Object 354" xlink:type="simple" xlink:show="embed" xlink:actuate="onLoad"/><draw:image xlink:href="./ObjectReplacements/Object 354" xlink:type="simple" xlink:show="embed" xlink:actuate="onLoad"/></draw:frame></text:p>
      <text:p text:style-name="p"/>
      <text:p text:style-name="Text_20_body"><text:bookmark text:name="lipsum1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5" text:anchor-type="as-char" svg:width="5.325cm" svg:height="1.376cm" draw:z-index="354"><draw:object-ole xlink:href="./Object 355" xlink:type="simple" xlink:show="embed" xlink:actuate="onLoad"/><draw:image xlink:href="./ObjectReplacements/Object 355" xlink:type="simple" xlink:show="embed" xlink:actuate="onLoad"/></draw:frame></text:p>
      <text:p text:style-name="p"/>
      <text:p text:style-name="Text_20_body"><text:bookmark text:name="lipsum2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3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6" text:anchor-type="as-char" svg:width="5.292cm" svg:height="1.376cm" draw:z-index="355"><draw:object-ole xlink:href="./Object 356" xlink:type="simple" xlink:show="embed" xlink:actuate="onLoad"/><draw:image xlink:href="./ObjectReplacements/Object 356" xlink:type="simple" xlink:show="embed" xlink:actuate="onLoad"/></draw:frame></text:p>
      <text:p text:style-name="p"/>
      <text:p text:style-name="Text_20_body"><text:bookmark text:name="lipsum3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7" text:anchor-type="as-char" svg:width="5.325cm" svg:height="1.376cm" draw:z-index="356"><draw:object-ole xlink:href="./Object 357" xlink:type="simple" xlink:show="embed" xlink:actuate="onLoad"/><draw:image xlink:href="./ObjectReplacements/Object 357" xlink:type="simple" xlink:show="embed" xlink:actuate="onLoad"/></draw:frame></text:p>
      <text:p text:style-name="Text_20_body"><text:bookmark text:name="lipsum4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8" text:anchor-type="as-char" svg:width="5.325cm" svg:height="1.376cm" draw:z-index="357"><draw:object-ole xlink:href="./Object 358" xlink:type="simple" xlink:show="embed" xlink:actuate="onLoad"/><draw:image xlink:href="./ObjectReplacements/Object 358" xlink:type="simple" xlink:show="embed" xlink:actuate="onLoad"/></draw:frame></text:p>
      <text:p text:style-name="Text_20_body"><text:bookmark text:name="lipsum5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59" text:anchor-type="as-char" svg:width="5.292cm" svg:height="1.376cm" draw:z-index="358"><draw:object-ole xlink:href="./Object 359" xlink:type="simple" xlink:show="embed" xlink:actuate="onLoad"/><draw:image xlink:href="./ObjectReplacements/Object 359" xlink:type="simple" xlink:show="embed" xlink:actuate="onLoad"/></draw:frame></text:p>
      <text:p text:style-name="Text_20_body"><text:bookmark text:name="lipsum6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0" text:anchor-type="as-char" svg:width="5.325cm" svg:height="1.376cm" draw:z-index="359"><draw:object-ole xlink:href="./Object 360" xlink:type="simple" xlink:show="embed" xlink:actuate="onLoad"/><draw:image xlink:href="./ObjectReplacements/Object 360" xlink:type="simple" xlink:show="embed" xlink:actuate="onLoad"/></draw:frame></text:p>
      <text:p text:style-name="Text_20_body"><text:bookmark text:name="lipsum7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1" text:anchor-type="as-char" svg:width="5.503cm" svg:height="1.376cm" draw:z-index="360"><draw:object-ole xlink:href="./Object 361" xlink:type="simple" xlink:show="embed" xlink:actuate="onLoad"/><draw:image xlink:href="./ObjectReplacements/Object 361" xlink:type="simple" xlink:show="embed" xlink:actuate="onLoad"/></draw:frame></text:p>
      <text:p text:style-name="Text_20_body"><text:bookmark text:name="lipsum8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2" text:anchor-type="as-char" svg:width="4.904cm" svg:height="1.235cm" draw:z-index="361"><draw:object-ole xlink:href="./Object 362" xlink:type="simple" xlink:show="embed" xlink:actuate="onLoad"/><draw:image xlink:href="./ObjectReplacements/Object 362" xlink:type="simple" xlink:show="embed" xlink:actuate="onLoad"/></draw:frame></text:p>
      <text:p text:style-name="Text_20_body"><text:bookmark text:name="lipsum9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3" text:anchor-type="as-char" svg:width="5.503cm" svg:height="1.376cm" draw:z-index="362"><draw:object-ole xlink:href="./Object 363" xlink:type="simple" xlink:show="embed" xlink:actuate="onLoad"/><draw:image xlink:href="./ObjectReplacements/Object 363" xlink:type="simple" xlink:show="embed" xlink:actuate="onLoad"/></draw:frame></text:p>
      <text:p text:style-name="Text_20_body"><text:bookmark text:name="lipsum10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4" text:anchor-type="as-char" svg:width="5.468cm" svg:height="1.376cm" draw:z-index="363"><draw:object-ole xlink:href="./Object 364" xlink:type="simple" xlink:show="embed" xlink:actuate="onLoad"/><draw:image xlink:href="./ObjectReplacements/Object 364" xlink:type="simple" xlink:show="embed" xlink:actuate="onLoad"/></draw:frame></text:p>
      <text:p text:style-name="Text_20_body"><text:bookmark text:name="lipsum11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5" text:anchor-type="as-char" svg:width="5.503cm" svg:height="1.376cm" draw:z-index="364"><draw:object-ole xlink:href="./Object 365" xlink:type="simple" xlink:show="embed" xlink:actuate="onLoad"/><draw:image xlink:href="./ObjectReplacements/Object 365" xlink:type="simple" xlink:show="embed" xlink:actuate="onLoad"/></draw:frame></text:p>
      <text:p text:style-name="Text_20_body"><text:bookmark text:name="lipsum12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4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6" text:anchor-type="as-char" svg:width="5.468cm" svg:height="1.376cm" draw:z-index="365"><draw:object-ole xlink:href="./Object 366" xlink:type="simple" xlink:show="embed" xlink:actuate="onLoad"/><draw:image xlink:href="./ObjectReplacements/Object 366" xlink:type="simple" xlink:show="embed" xlink:actuate="onLoad"/></draw:frame></text:p>
      <text:p text:style-name="Text_20_body"><text:bookmark text:name="lipsum13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7" text:anchor-type="as-char" svg:width="5.503cm" svg:height="1.376cm" draw:z-index="366"><draw:object-ole xlink:href="./Object 367" xlink:type="simple" xlink:show="embed" xlink:actuate="onLoad"/><draw:image xlink:href="./ObjectReplacements/Object 367" xlink:type="simple" xlink:show="embed" xlink:actuate="onLoad"/></draw:frame></text:p>
      <text:p text:style-name="Text_20_body"><text:bookmark text:name="lipsum14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8" text:anchor-type="as-char" svg:width="5.503cm" svg:height="1.376cm" draw:z-index="367"><draw:object-ole xlink:href="./Object 368" xlink:type="simple" xlink:show="embed" xlink:actuate="onLoad"/><draw:image xlink:href="./ObjectReplacements/Object 368" xlink:type="simple" xlink:show="embed" xlink:actuate="onLoad"/></draw:frame></text:p>
      <text:p text:style-name="Text_20_body"><text:bookmark text:name="lipsum15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69" text:anchor-type="as-char" svg:width="5.468cm" svg:height="1.376cm" draw:z-index="368"><draw:object-ole xlink:href="./Object 369" xlink:type="simple" xlink:show="embed" xlink:actuate="onLoad"/><draw:image xlink:href="./ObjectReplacements/Object 369" xlink:type="simple" xlink:show="embed" xlink:actuate="onLoad"/></draw:frame></text:p>
      <text:p text:style-name="Text_20_body"><text:bookmark text:name="lipsum16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0" text:anchor-type="as-char" svg:width="5.503cm" svg:height="1.376cm" draw:z-index="369"><draw:object-ole xlink:href="./Object 370" xlink:type="simple" xlink:show="embed" xlink:actuate="onLoad"/><draw:image xlink:href="./ObjectReplacements/Object 370" xlink:type="simple" xlink:show="embed" xlink:actuate="onLoad"/></draw:frame></text:p>
      <text:p text:style-name="Text_20_body"><text:bookmark text:name="lipsum17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1" text:anchor-type="as-char" svg:width="5.539cm" svg:height="1.376cm" draw:z-index="370"><draw:object-ole xlink:href="./Object 371" xlink:type="simple" xlink:show="embed" xlink:actuate="onLoad"/><draw:image xlink:href="./ObjectReplacements/Object 371" xlink:type="simple" xlink:show="embed" xlink:actuate="onLoad"/></draw:frame></text:p>
      <text:p text:style-name="Text_20_body"><text:bookmark text:name="lipsum18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372" text:anchor-type="as-char" svg:width="5.503cm" svg:height="1.376cm" draw:z-index="371"><draw:object-ole xlink:href="./Object 372" xlink:type="simple" xlink:show="embed" xlink:actuate="onLoad"/><draw:image xlink:href="./ObjectReplacements/Object 372" xlink:type="simple" xlink:show="embed" xlink:actuate="onLoad"/></draw:frame></text:p>
      <text:p text:style-name="Text_20_body"><text:bookmark text:name="lipsum19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3" text:anchor-type="as-char" svg:width="5.539cm" svg:height="1.376cm" draw:z-index="372"><draw:object-ole xlink:href="./Object 373" xlink:type="simple" xlink:show="embed" xlink:actuate="onLoad"/><draw:image xlink:href="./ObjectReplacements/Object 373" xlink:type="simple" xlink:show="embed" xlink:actuate="onLoad"/></draw:frame></text:p>
      <text:p text:style-name="Text_20_body"><text:bookmark text:name="lipsum20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4" text:anchor-type="as-char" svg:width="5.539cm" svg:height="1.376cm" draw:z-index="373"><draw:object-ole xlink:href="./Object 374" xlink:type="simple" xlink:show="embed" xlink:actuate="onLoad"/><draw:image xlink:href="./ObjectReplacements/Object 374" xlink:type="simple" xlink:show="embed" xlink:actuate="onLoad"/></draw:frame></text:p>
      <text:p text:style-name="Text_20_body"><text:bookmark text:name="lipsum21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5" text:anchor-type="as-char" svg:width="5.539cm" svg:height="1.376cm" draw:z-index="374"><draw:object-ole xlink:href="./Object 375" xlink:type="simple" xlink:show="embed" xlink:actuate="onLoad"/><draw:image xlink:href="./ObjectReplacements/Object 375" xlink:type="simple" xlink:show="embed" xlink:actuate="onLoad"/></draw:frame></text:p>
      <text:p text:style-name="Text_20_body"><text:bookmark text:name="lipsum22_15"/>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5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5"/></text:p>
      <text:p text:style-name="Standard"/>
      <text:p text:style-name="Title"><text:bookmark text:name="_Start_16"/>Sample MathType in OOo</text:p>
      <text:p text:style-name="p">Sample MathType equations</text:p>
      <text:p text:style-name="p"/>
      <text:h text:style-name="h1n" text:outline-level="2">sample</text:h>
      <text:p text:style-name="p"><draw:frame draw:style-name="fr1" draw:name="Object376" text:anchor-type="as-char" svg:width="4.692cm" svg:height="1.235cm" draw:z-index="375"><draw:object-ole xlink:href="./Object 376" xlink:type="simple" xlink:show="embed" xlink:actuate="onLoad"/><draw:image xlink:href="./ObjectReplacements/Object 37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377" text:anchor-type="as-char" svg:width="4.692cm" svg:height="1.235cm" draw:z-index="376"><draw:object-ole xlink:href="./Object 377" xlink:type="simple" xlink:show="embed" xlink:actuate="onLoad"/><draw:image xlink:href="./ObjectReplacements/Object 377" xlink:type="simple" xlink:show="embed" xlink:actuate="onLoad"/></draw:frame> </text:p>
      <text:p text:style-name="p"/>
      <text:p text:style-name="Text_20_body"><text:bookmark text:name="lipsum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78" text:anchor-type="as-char" svg:width="5.325cm" svg:height="1.376cm" draw:z-index="377"><draw:object-ole xlink:href="./Object 378" xlink:type="simple" xlink:show="embed" xlink:actuate="onLoad"/><draw:image xlink:href="./ObjectReplacements/Object 378" xlink:type="simple" xlink:show="embed" xlink:actuate="onLoad"/></draw:frame></text:p>
      <text:h text:style-name="h1n" text:outline-level="2">sample</text:h>
      <text:p text:style-name="p"><draw:frame draw:style-name="fr2" draw:name="Object379" text:anchor-type="as-char" svg:width="5.292cm" svg:height="1.376cm" draw:z-index="378"><draw:object-ole xlink:href="./Object 379" xlink:type="simple" xlink:show="embed" xlink:actuate="onLoad"/><draw:image xlink:href="./ObjectReplacements/Object 379" xlink:type="simple" xlink:show="embed" xlink:actuate="onLoad"/></draw:frame></text:p>
      <text:p text:style-name="p"/>
      <text:p text:style-name="Text_20_body"><text:bookmark text:name="lipsum1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0" text:anchor-type="as-char" svg:width="5.325cm" svg:height="1.376cm" draw:z-index="379"><draw:object-ole xlink:href="./Object 380" xlink:type="simple" xlink:show="embed" xlink:actuate="onLoad"/><draw:image xlink:href="./ObjectReplacements/Object 380" xlink:type="simple" xlink:show="embed" xlink:actuate="onLoad"/></draw:frame></text:p>
      <text:p text:style-name="p"/>
      <text:p text:style-name="Text_20_body"><text:bookmark text:name="lipsum2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1" text:anchor-type="as-char" svg:width="5.292cm" svg:height="1.376cm" draw:z-index="380"><draw:object-ole xlink:href="./Object 381" xlink:type="simple" xlink:show="embed" xlink:actuate="onLoad"/><draw:image xlink:href="./ObjectReplacements/Object 381" xlink:type="simple" xlink:show="embed" xlink:actuate="onLoad"/></draw:frame></text:p>
      <text:p text:style-name="p"/>
      <text:p text:style-name="Text_20_body"><text:bookmark text:name="lipsum3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2" text:anchor-type="as-char" svg:width="5.325cm" svg:height="1.376cm" draw:z-index="381"><draw:object-ole xlink:href="./Object 382" xlink:type="simple" xlink:show="embed" xlink:actuate="onLoad"/><draw:image xlink:href="./ObjectReplacements/Object 382" xlink:type="simple" xlink:show="embed" xlink:actuate="onLoad"/></draw:frame></text:p>
      <text:p text:style-name="Text_20_body"><text:bookmark text:name="lipsum4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3" text:anchor-type="as-char" svg:width="5.325cm" svg:height="1.376cm" draw:z-index="382"><draw:object-ole xlink:href="./Object 383" xlink:type="simple" xlink:show="embed" xlink:actuate="onLoad"/><draw:image xlink:href="./ObjectReplacements/Object 383" xlink:type="simple" xlink:show="embed" xlink:actuate="onLoad"/></draw:frame></text:p>
      <text:p text:style-name="Text_20_body"><text:bookmark text:name="lipsum5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4" text:anchor-type="as-char" svg:width="5.292cm" svg:height="1.376cm" draw:z-index="383"><draw:object-ole xlink:href="./Object 384" xlink:type="simple" xlink:show="embed" xlink:actuate="onLoad"/><draw:image xlink:href="./ObjectReplacements/Object 384" xlink:type="simple" xlink:show="embed" xlink:actuate="onLoad"/></draw:frame></text:p>
      <text:p text:style-name="Text_20_body"><text:bookmark text:name="lipsum6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5" text:anchor-type="as-char" svg:width="5.325cm" svg:height="1.376cm" draw:z-index="384"><draw:object-ole xlink:href="./Object 385" xlink:type="simple" xlink:show="embed" xlink:actuate="onLoad"/><draw:image xlink:href="./ObjectReplacements/Object 385" xlink:type="simple" xlink:show="embed" xlink:actuate="onLoad"/></draw:frame></text:p>
      <text:p text:style-name="Text_20_body"><text:bookmark text:name="lipsum7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6" text:anchor-type="as-char" svg:width="5.503cm" svg:height="1.376cm" draw:z-index="385"><draw:object-ole xlink:href="./Object 386" xlink:type="simple" xlink:show="embed" xlink:actuate="onLoad"/><draw:image xlink:href="./ObjectReplacements/Object 386" xlink:type="simple" xlink:show="embed" xlink:actuate="onLoad"/></draw:frame></text:p>
      <text:p text:style-name="Text_20_body"><text:bookmark text:name="lipsum8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6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7" text:anchor-type="as-char" svg:width="4.904cm" svg:height="1.235cm" draw:z-index="386"><draw:object-ole xlink:href="./Object 387" xlink:type="simple" xlink:show="embed" xlink:actuate="onLoad"/><draw:image xlink:href="./ObjectReplacements/Object 387" xlink:type="simple" xlink:show="embed" xlink:actuate="onLoad"/></draw:frame></text:p>
      <text:p text:style-name="Text_20_body"><text:bookmark text:name="lipsum9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8" text:anchor-type="as-char" svg:width="5.503cm" svg:height="1.376cm" draw:z-index="387"><draw:object-ole xlink:href="./Object 388" xlink:type="simple" xlink:show="embed" xlink:actuate="onLoad"/><draw:image xlink:href="./ObjectReplacements/Object 388" xlink:type="simple" xlink:show="embed" xlink:actuate="onLoad"/></draw:frame></text:p>
      <text:p text:style-name="Text_20_body"><text:bookmark text:name="lipsum10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89" text:anchor-type="as-char" svg:width="5.468cm" svg:height="1.376cm" draw:z-index="388"><draw:object-ole xlink:href="./Object 389" xlink:type="simple" xlink:show="embed" xlink:actuate="onLoad"/><draw:image xlink:href="./ObjectReplacements/Object 389" xlink:type="simple" xlink:show="embed" xlink:actuate="onLoad"/></draw:frame></text:p>
      <text:p text:style-name="Text_20_body"><text:bookmark text:name="lipsum11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0" text:anchor-type="as-char" svg:width="5.503cm" svg:height="1.376cm" draw:z-index="389"><draw:object-ole xlink:href="./Object 390" xlink:type="simple" xlink:show="embed" xlink:actuate="onLoad"/><draw:image xlink:href="./ObjectReplacements/Object 390" xlink:type="simple" xlink:show="embed" xlink:actuate="onLoad"/></draw:frame></text:p>
      <text:p text:style-name="Text_20_body"><text:bookmark text:name="lipsum12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1" text:anchor-type="as-char" svg:width="5.468cm" svg:height="1.376cm" draw:z-index="390"><draw:object-ole xlink:href="./Object 391" xlink:type="simple" xlink:show="embed" xlink:actuate="onLoad"/><draw:image xlink:href="./ObjectReplacements/Object 391" xlink:type="simple" xlink:show="embed" xlink:actuate="onLoad"/></draw:frame></text:p>
      <text:p text:style-name="Text_20_body"><text:bookmark text:name="lipsum13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2" text:anchor-type="as-char" svg:width="5.503cm" svg:height="1.376cm" draw:z-index="391"><draw:object-ole xlink:href="./Object 392" xlink:type="simple" xlink:show="embed" xlink:actuate="onLoad"/><draw:image xlink:href="./ObjectReplacements/Object 392" xlink:type="simple" xlink:show="embed" xlink:actuate="onLoad"/></draw:frame></text:p>
      <text:p text:style-name="Text_20_body"><text:bookmark text:name="lipsum14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3" text:anchor-type="as-char" svg:width="5.503cm" svg:height="1.376cm" draw:z-index="392"><draw:object-ole xlink:href="./Object 393" xlink:type="simple" xlink:show="embed" xlink:actuate="onLoad"/><draw:image xlink:href="./ObjectReplacements/Object 393" xlink:type="simple" xlink:show="embed" xlink:actuate="onLoad"/></draw:frame></text:p>
      <text:p text:style-name="Text_20_body"><text:bookmark text:name="lipsum15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4" text:anchor-type="as-char" svg:width="5.468cm" svg:height="1.376cm" draw:z-index="393"><draw:object-ole xlink:href="./Object 394" xlink:type="simple" xlink:show="embed" xlink:actuate="onLoad"/><draw:image xlink:href="./ObjectReplacements/Object 394" xlink:type="simple" xlink:show="embed" xlink:actuate="onLoad"/></draw:frame></text:p>
      <text:p text:style-name="Text_20_body"><text:bookmark text:name="lipsum16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5" text:anchor-type="as-char" svg:width="5.503cm" svg:height="1.376cm" draw:z-index="394"><draw:object-ole xlink:href="./Object 395" xlink:type="simple" xlink:show="embed" xlink:actuate="onLoad"/><draw:image xlink:href="./ObjectReplacements/Object 395" xlink:type="simple" xlink:show="embed" xlink:actuate="onLoad"/></draw:frame></text:p>
      <text:p text:style-name="Text_20_body"><text:bookmark text:name="lipsum17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6" text:anchor-type="as-char" svg:width="5.539cm" svg:height="1.376cm" draw:z-index="395"><draw:object-ole xlink:href="./Object 396" xlink:type="simple" xlink:show="embed" xlink:actuate="onLoad"/><draw:image xlink:href="./ObjectReplacements/Object 396" xlink:type="simple" xlink:show="embed" xlink:actuate="onLoad"/></draw:frame></text:p>
      <text:p text:style-name="Text_20_body"><text:bookmark text:name="lipsum18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7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397" text:anchor-type="as-char" svg:width="5.503cm" svg:height="1.376cm" draw:z-index="396"><draw:object-ole xlink:href="./Object 397" xlink:type="simple" xlink:show="embed" xlink:actuate="onLoad"/><draw:image xlink:href="./ObjectReplacements/Object 397" xlink:type="simple" xlink:show="embed" xlink:actuate="onLoad"/></draw:frame></text:p>
      <text:p text:style-name="Text_20_body"><text:bookmark text:name="lipsum19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8" text:anchor-type="as-char" svg:width="5.539cm" svg:height="1.376cm" draw:z-index="397"><draw:object-ole xlink:href="./Object 398" xlink:type="simple" xlink:show="embed" xlink:actuate="onLoad"/><draw:image xlink:href="./ObjectReplacements/Object 398" xlink:type="simple" xlink:show="embed" xlink:actuate="onLoad"/></draw:frame></text:p>
      <text:p text:style-name="Text_20_body"><text:bookmark text:name="lipsum20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399" text:anchor-type="as-char" svg:width="5.539cm" svg:height="1.376cm" draw:z-index="398"><draw:object-ole xlink:href="./Object 399" xlink:type="simple" xlink:show="embed" xlink:actuate="onLoad"/><draw:image xlink:href="./ObjectReplacements/Object 399" xlink:type="simple" xlink:show="embed" xlink:actuate="onLoad"/></draw:frame></text:p>
      <text:p text:style-name="Text_20_body"><text:bookmark text:name="lipsum21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0" text:anchor-type="as-char" svg:width="5.539cm" svg:height="1.376cm" draw:z-index="399"><draw:object-ole xlink:href="./Object 400" xlink:type="simple" xlink:show="embed" xlink:actuate="onLoad"/><draw:image xlink:href="./ObjectReplacements/Object 400" xlink:type="simple" xlink:show="embed" xlink:actuate="onLoad"/></draw:frame></text:p>
      <text:p text:style-name="Text_20_body"><text:bookmark text:name="lipsum22_16"/>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6"/></text:p>
      <text:p text:style-name="Standard"/>
      <text:p text:style-name="Title"><text:bookmark text:name="_Start_17"/>Sample MathType in OOo</text:p>
      <text:p text:style-name="p">Sample MathType equations</text:p>
      <text:p text:style-name="p"/>
      <text:h text:style-name="h1n" text:outline-level="2">sample</text:h>
      <text:p text:style-name="p"><draw:frame draw:style-name="fr1" draw:name="Object401" text:anchor-type="as-char" svg:width="4.692cm" svg:height="1.235cm" draw:z-index="400"><draw:object-ole xlink:href="./Object 401" xlink:type="simple" xlink:show="embed" xlink:actuate="onLoad"/><draw:image xlink:href="./ObjectReplacements/Object 40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402" text:anchor-type="as-char" svg:width="4.692cm" svg:height="1.235cm" draw:z-index="401"><draw:object-ole xlink:href="./Object 402" xlink:type="simple" xlink:show="embed" xlink:actuate="onLoad"/><draw:image xlink:href="./ObjectReplacements/Object 402" xlink:type="simple" xlink:show="embed" xlink:actuate="onLoad"/></draw:frame> </text:p>
      <text:p text:style-name="p"/>
      <text:p text:style-name="Text_20_body"><text:bookmark text:name="lipsum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3" text:anchor-type="as-char" svg:width="5.325cm" svg:height="1.376cm" draw:z-index="402"><draw:object-ole xlink:href="./Object 403" xlink:type="simple" xlink:show="embed" xlink:actuate="onLoad"/><draw:image xlink:href="./ObjectReplacements/Object 403" xlink:type="simple" xlink:show="embed" xlink:actuate="onLoad"/></draw:frame></text:p>
      <text:h text:style-name="h1n" text:outline-level="2">sample</text:h>
      <text:p text:style-name="p"><draw:frame draw:style-name="fr2" draw:name="Object404" text:anchor-type="as-char" svg:width="5.292cm" svg:height="1.376cm" draw:z-index="403"><draw:object-ole xlink:href="./Object 404" xlink:type="simple" xlink:show="embed" xlink:actuate="onLoad"/><draw:image xlink:href="./ObjectReplacements/Object 404" xlink:type="simple" xlink:show="embed" xlink:actuate="onLoad"/></draw:frame></text:p>
      <text:p text:style-name="p"/>
      <text:p text:style-name="Text_20_body"><text:bookmark text:name="lipsum1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5" text:anchor-type="as-char" svg:width="5.325cm" svg:height="1.376cm" draw:z-index="404"><draw:object-ole xlink:href="./Object 405" xlink:type="simple" xlink:show="embed" xlink:actuate="onLoad"/><draw:image xlink:href="./ObjectReplacements/Object 405" xlink:type="simple" xlink:show="embed" xlink:actuate="onLoad"/></draw:frame></text:p>
      <text:p text:style-name="p"/>
      <text:p text:style-name="Text_20_body"><text:bookmark text:name="lipsum2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6" text:anchor-type="as-char" svg:width="5.292cm" svg:height="1.376cm" draw:z-index="405"><draw:object-ole xlink:href="./Object 406" xlink:type="simple" xlink:show="embed" xlink:actuate="onLoad"/><draw:image xlink:href="./ObjectReplacements/Object 406" xlink:type="simple" xlink:show="embed" xlink:actuate="onLoad"/></draw:frame></text:p>
      <text:p text:style-name="p"/>
      <text:p text:style-name="Text_20_body"><text:bookmark text:name="lipsum3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7" text:anchor-type="as-char" svg:width="5.325cm" svg:height="1.376cm" draw:z-index="406"><draw:object-ole xlink:href="./Object 407" xlink:type="simple" xlink:show="embed" xlink:actuate="onLoad"/><draw:image xlink:href="./ObjectReplacements/Object 407" xlink:type="simple" xlink:show="embed" xlink:actuate="onLoad"/></draw:frame></text:p>
      <text:p text:style-name="Text_20_body"><text:bookmark text:name="lipsum4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8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8" text:anchor-type="as-char" svg:width="5.325cm" svg:height="1.376cm" draw:z-index="407"><draw:object-ole xlink:href="./Object 408" xlink:type="simple" xlink:show="embed" xlink:actuate="onLoad"/><draw:image xlink:href="./ObjectReplacements/Object 408" xlink:type="simple" xlink:show="embed" xlink:actuate="onLoad"/></draw:frame></text:p>
      <text:p text:style-name="Text_20_body"><text:bookmark text:name="lipsum5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09" text:anchor-type="as-char" svg:width="5.292cm" svg:height="1.376cm" draw:z-index="408"><draw:object-ole xlink:href="./Object 409" xlink:type="simple" xlink:show="embed" xlink:actuate="onLoad"/><draw:image xlink:href="./ObjectReplacements/Object 409" xlink:type="simple" xlink:show="embed" xlink:actuate="onLoad"/></draw:frame></text:p>
      <text:p text:style-name="Text_20_body"><text:bookmark text:name="lipsum6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0" text:anchor-type="as-char" svg:width="5.325cm" svg:height="1.376cm" draw:z-index="409"><draw:object-ole xlink:href="./Object 410" xlink:type="simple" xlink:show="embed" xlink:actuate="onLoad"/><draw:image xlink:href="./ObjectReplacements/Object 410" xlink:type="simple" xlink:show="embed" xlink:actuate="onLoad"/></draw:frame></text:p>
      <text:p text:style-name="Text_20_body"><text:bookmark text:name="lipsum7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1" text:anchor-type="as-char" svg:width="5.503cm" svg:height="1.376cm" draw:z-index="410"><draw:object-ole xlink:href="./Object 411" xlink:type="simple" xlink:show="embed" xlink:actuate="onLoad"/><draw:image xlink:href="./ObjectReplacements/Object 411" xlink:type="simple" xlink:show="embed" xlink:actuate="onLoad"/></draw:frame></text:p>
      <text:p text:style-name="Text_20_body"><text:bookmark text:name="lipsum8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2" text:anchor-type="as-char" svg:width="4.904cm" svg:height="1.235cm" draw:z-index="411"><draw:object-ole xlink:href="./Object 412" xlink:type="simple" xlink:show="embed" xlink:actuate="onLoad"/><draw:image xlink:href="./ObjectReplacements/Object 412" xlink:type="simple" xlink:show="embed" xlink:actuate="onLoad"/></draw:frame></text:p>
      <text:p text:style-name="Text_20_body"><text:bookmark text:name="lipsum9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3" text:anchor-type="as-char" svg:width="5.503cm" svg:height="1.376cm" draw:z-index="412"><draw:object-ole xlink:href="./Object 413" xlink:type="simple" xlink:show="embed" xlink:actuate="onLoad"/><draw:image xlink:href="./ObjectReplacements/Object 413" xlink:type="simple" xlink:show="embed" xlink:actuate="onLoad"/></draw:frame></text:p>
      <text:p text:style-name="Text_20_body"><text:bookmark text:name="lipsum10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4" text:anchor-type="as-char" svg:width="5.468cm" svg:height="1.376cm" draw:z-index="413"><draw:object-ole xlink:href="./Object 414" xlink:type="simple" xlink:show="embed" xlink:actuate="onLoad"/><draw:image xlink:href="./ObjectReplacements/Object 414" xlink:type="simple" xlink:show="embed" xlink:actuate="onLoad"/></draw:frame></text:p>
      <text:p text:style-name="Text_20_body"><text:bookmark text:name="lipsum11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5" text:anchor-type="as-char" svg:width="5.503cm" svg:height="1.376cm" draw:z-index="414"><draw:object-ole xlink:href="./Object 415" xlink:type="simple" xlink:show="embed" xlink:actuate="onLoad"/><draw:image xlink:href="./ObjectReplacements/Object 415" xlink:type="simple" xlink:show="embed" xlink:actuate="onLoad"/></draw:frame></text:p>
      <text:p text:style-name="Text_20_body"><text:bookmark text:name="lipsum12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6" text:anchor-type="as-char" svg:width="5.468cm" svg:height="1.376cm" draw:z-index="415"><draw:object-ole xlink:href="./Object 416" xlink:type="simple" xlink:show="embed" xlink:actuate="onLoad"/><draw:image xlink:href="./ObjectReplacements/Object 416" xlink:type="simple" xlink:show="embed" xlink:actuate="onLoad"/></draw:frame></text:p>
      <text:p text:style-name="Text_20_body"><text:bookmark text:name="lipsum13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7" text:anchor-type="as-char" svg:width="5.503cm" svg:height="1.376cm" draw:z-index="416"><draw:object-ole xlink:href="./Object 417" xlink:type="simple" xlink:show="embed" xlink:actuate="onLoad"/><draw:image xlink:href="./ObjectReplacements/Object 417" xlink:type="simple" xlink:show="embed" xlink:actuate="onLoad"/></draw:frame></text:p>
      <text:p text:style-name="Text_20_body"><text:bookmark text:name="lipsum14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39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8" text:anchor-type="as-char" svg:width="5.503cm" svg:height="1.376cm" draw:z-index="417"><draw:object-ole xlink:href="./Object 418" xlink:type="simple" xlink:show="embed" xlink:actuate="onLoad"/><draw:image xlink:href="./ObjectReplacements/Object 418" xlink:type="simple" xlink:show="embed" xlink:actuate="onLoad"/></draw:frame></text:p>
      <text:p text:style-name="Text_20_body"><text:bookmark text:name="lipsum15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19" text:anchor-type="as-char" svg:width="5.468cm" svg:height="1.376cm" draw:z-index="418"><draw:object-ole xlink:href="./Object 419" xlink:type="simple" xlink:show="embed" xlink:actuate="onLoad"/><draw:image xlink:href="./ObjectReplacements/Object 419" xlink:type="simple" xlink:show="embed" xlink:actuate="onLoad"/></draw:frame></text:p>
      <text:p text:style-name="Text_20_body"><text:bookmark text:name="lipsum16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0" text:anchor-type="as-char" svg:width="5.503cm" svg:height="1.376cm" draw:z-index="419"><draw:object-ole xlink:href="./Object 420" xlink:type="simple" xlink:show="embed" xlink:actuate="onLoad"/><draw:image xlink:href="./ObjectReplacements/Object 420" xlink:type="simple" xlink:show="embed" xlink:actuate="onLoad"/></draw:frame></text:p>
      <text:p text:style-name="Text_20_body"><text:bookmark text:name="lipsum17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1" text:anchor-type="as-char" svg:width="5.539cm" svg:height="1.376cm" draw:z-index="420"><draw:object-ole xlink:href="./Object 421" xlink:type="simple" xlink:show="embed" xlink:actuate="onLoad"/><draw:image xlink:href="./ObjectReplacements/Object 421" xlink:type="simple" xlink:show="embed" xlink:actuate="onLoad"/></draw:frame></text:p>
      <text:p text:style-name="Text_20_body"><text:bookmark text:name="lipsum18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422" text:anchor-type="as-char" svg:width="5.503cm" svg:height="1.376cm" draw:z-index="421"><draw:object-ole xlink:href="./Object 422" xlink:type="simple" xlink:show="embed" xlink:actuate="onLoad"/><draw:image xlink:href="./ObjectReplacements/Object 422" xlink:type="simple" xlink:show="embed" xlink:actuate="onLoad"/></draw:frame></text:p>
      <text:p text:style-name="Text_20_body"><text:bookmark text:name="lipsum19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3" text:anchor-type="as-char" svg:width="5.539cm" svg:height="1.376cm" draw:z-index="422"><draw:object-ole xlink:href="./Object 423" xlink:type="simple" xlink:show="embed" xlink:actuate="onLoad"/><draw:image xlink:href="./ObjectReplacements/Object 423" xlink:type="simple" xlink:show="embed" xlink:actuate="onLoad"/></draw:frame></text:p>
      <text:p text:style-name="Text_20_body"><text:bookmark text:name="lipsum20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4" text:anchor-type="as-char" svg:width="5.539cm" svg:height="1.376cm" draw:z-index="423"><draw:object-ole xlink:href="./Object 424" xlink:type="simple" xlink:show="embed" xlink:actuate="onLoad"/><draw:image xlink:href="./ObjectReplacements/Object 424" xlink:type="simple" xlink:show="embed" xlink:actuate="onLoad"/></draw:frame></text:p>
      <text:p text:style-name="Text_20_body"><text:bookmark text:name="lipsum21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5" text:anchor-type="as-char" svg:width="5.539cm" svg:height="1.376cm" draw:z-index="424"><draw:object-ole xlink:href="./Object 425" xlink:type="simple" xlink:show="embed" xlink:actuate="onLoad"/><draw:image xlink:href="./ObjectReplacements/Object 425" xlink:type="simple" xlink:show="embed" xlink:actuate="onLoad"/></draw:frame></text:p>
      <text:p text:style-name="Text_20_body"><text:bookmark text:name="lipsum22_17"/>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7"/></text:p>
      <text:p text:style-name="Standard"/>
      <text:p text:style-name="Title"><text:bookmark text:name="_Start_18"/>Sample MathType in OOo</text:p>
      <text:p text:style-name="p">Sample MathType equations</text:p>
      <text:p text:style-name="p"/>
      <text:h text:style-name="h1n" text:outline-level="2">sample</text:h>
      <text:p text:style-name="p"><draw:frame draw:style-name="fr1" draw:name="Object426" text:anchor-type="as-char" svg:width="4.692cm" svg:height="1.235cm" draw:z-index="425"><draw:object-ole xlink:href="./Object 426" xlink:type="simple" xlink:show="embed" xlink:actuate="onLoad"/><draw:image xlink:href="./ObjectReplacements/Object 42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427" text:anchor-type="as-char" svg:width="4.692cm" svg:height="1.235cm" draw:z-index="426"><draw:object-ole xlink:href="./Object 427" xlink:type="simple" xlink:show="embed" xlink:actuate="onLoad"/><draw:image xlink:href="./ObjectReplacements/Object 427" xlink:type="simple" xlink:show="embed" xlink:actuate="onLoad"/></draw:frame> </text:p>
      <text:p text:style-name="p"/>
      <text:p text:style-name="Text_20_body"><text:bookmark text:name="lipsum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0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28" text:anchor-type="as-char" svg:width="5.325cm" svg:height="1.376cm" draw:z-index="427"><draw:object-ole xlink:href="./Object 428" xlink:type="simple" xlink:show="embed" xlink:actuate="onLoad"/><draw:image xlink:href="./ObjectReplacements/Object 428" xlink:type="simple" xlink:show="embed" xlink:actuate="onLoad"/></draw:frame></text:p>
      <text:h text:style-name="h1n" text:outline-level="2">sample</text:h>
      <text:p text:style-name="p"><draw:frame draw:style-name="fr2" draw:name="Object429" text:anchor-type="as-char" svg:width="5.292cm" svg:height="1.376cm" draw:z-index="428"><draw:object-ole xlink:href="./Object 429" xlink:type="simple" xlink:show="embed" xlink:actuate="onLoad"/><draw:image xlink:href="./ObjectReplacements/Object 429" xlink:type="simple" xlink:show="embed" xlink:actuate="onLoad"/></draw:frame></text:p>
      <text:p text:style-name="p"/>
      <text:p text:style-name="Text_20_body"><text:bookmark text:name="lipsum1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0" text:anchor-type="as-char" svg:width="5.325cm" svg:height="1.376cm" draw:z-index="429"><draw:object-ole xlink:href="./Object 430" xlink:type="simple" xlink:show="embed" xlink:actuate="onLoad"/><draw:image xlink:href="./ObjectReplacements/Object 430" xlink:type="simple" xlink:show="embed" xlink:actuate="onLoad"/></draw:frame></text:p>
      <text:p text:style-name="p"/>
      <text:p text:style-name="Text_20_body"><text:bookmark text:name="lipsum2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1" text:anchor-type="as-char" svg:width="5.292cm" svg:height="1.376cm" draw:z-index="430"><draw:object-ole xlink:href="./Object 431" xlink:type="simple" xlink:show="embed" xlink:actuate="onLoad"/><draw:image xlink:href="./ObjectReplacements/Object 431" xlink:type="simple" xlink:show="embed" xlink:actuate="onLoad"/></draw:frame></text:p>
      <text:p text:style-name="p"/>
      <text:p text:style-name="Text_20_body"><text:bookmark text:name="lipsum3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2" text:anchor-type="as-char" svg:width="5.325cm" svg:height="1.376cm" draw:z-index="431"><draw:object-ole xlink:href="./Object 432" xlink:type="simple" xlink:show="embed" xlink:actuate="onLoad"/><draw:image xlink:href="./ObjectReplacements/Object 432" xlink:type="simple" xlink:show="embed" xlink:actuate="onLoad"/></draw:frame></text:p>
      <text:p text:style-name="Text_20_body"><text:bookmark text:name="lipsum4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3" text:anchor-type="as-char" svg:width="5.325cm" svg:height="1.376cm" draw:z-index="432"><draw:object-ole xlink:href="./Object 433" xlink:type="simple" xlink:show="embed" xlink:actuate="onLoad"/><draw:image xlink:href="./ObjectReplacements/Object 433" xlink:type="simple" xlink:show="embed" xlink:actuate="onLoad"/></draw:frame></text:p>
      <text:p text:style-name="Text_20_body"><text:bookmark text:name="lipsum5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4" text:anchor-type="as-char" svg:width="5.292cm" svg:height="1.376cm" draw:z-index="433"><draw:object-ole xlink:href="./Object 434" xlink:type="simple" xlink:show="embed" xlink:actuate="onLoad"/><draw:image xlink:href="./ObjectReplacements/Object 434" xlink:type="simple" xlink:show="embed" xlink:actuate="onLoad"/></draw:frame></text:p>
      <text:p text:style-name="Text_20_body"><text:bookmark text:name="lipsum6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5" text:anchor-type="as-char" svg:width="5.325cm" svg:height="1.376cm" draw:z-index="434"><draw:object-ole xlink:href="./Object 435" xlink:type="simple" xlink:show="embed" xlink:actuate="onLoad"/><draw:image xlink:href="./ObjectReplacements/Object 435" xlink:type="simple" xlink:show="embed" xlink:actuate="onLoad"/></draw:frame></text:p>
      <text:p text:style-name="Text_20_body"><text:bookmark text:name="lipsum7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6" text:anchor-type="as-char" svg:width="5.503cm" svg:height="1.376cm" draw:z-index="435"><draw:object-ole xlink:href="./Object 436" xlink:type="simple" xlink:show="embed" xlink:actuate="onLoad"/><draw:image xlink:href="./ObjectReplacements/Object 436" xlink:type="simple" xlink:show="embed" xlink:actuate="onLoad"/></draw:frame></text:p>
      <text:p text:style-name="Text_20_body"><text:bookmark text:name="lipsum8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7" text:anchor-type="as-char" svg:width="4.904cm" svg:height="1.235cm" draw:z-index="436"><draw:object-ole xlink:href="./Object 437" xlink:type="simple" xlink:show="embed" xlink:actuate="onLoad"/><draw:image xlink:href="./ObjectReplacements/Object 437" xlink:type="simple" xlink:show="embed" xlink:actuate="onLoad"/></draw:frame></text:p>
      <text:p text:style-name="Text_20_body"><text:bookmark text:name="lipsum9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8" text:anchor-type="as-char" svg:width="5.503cm" svg:height="1.376cm" draw:z-index="437"><draw:object-ole xlink:href="./Object 438" xlink:type="simple" xlink:show="embed" xlink:actuate="onLoad"/><draw:image xlink:href="./ObjectReplacements/Object 438" xlink:type="simple" xlink:show="embed" xlink:actuate="onLoad"/></draw:frame></text:p>
      <text:p text:style-name="Text_20_body"><text:bookmark text:name="lipsum10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1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39" text:anchor-type="as-char" svg:width="5.468cm" svg:height="1.376cm" draw:z-index="438"><draw:object-ole xlink:href="./Object 439" xlink:type="simple" xlink:show="embed" xlink:actuate="onLoad"/><draw:image xlink:href="./ObjectReplacements/Object 439" xlink:type="simple" xlink:show="embed" xlink:actuate="onLoad"/></draw:frame></text:p>
      <text:p text:style-name="Text_20_body"><text:bookmark text:name="lipsum11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0" text:anchor-type="as-char" svg:width="5.503cm" svg:height="1.376cm" draw:z-index="439"><draw:object-ole xlink:href="./Object 440" xlink:type="simple" xlink:show="embed" xlink:actuate="onLoad"/><draw:image xlink:href="./ObjectReplacements/Object 440" xlink:type="simple" xlink:show="embed" xlink:actuate="onLoad"/></draw:frame></text:p>
      <text:p text:style-name="Text_20_body"><text:bookmark text:name="lipsum12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1" text:anchor-type="as-char" svg:width="5.468cm" svg:height="1.376cm" draw:z-index="440"><draw:object-ole xlink:href="./Object 441" xlink:type="simple" xlink:show="embed" xlink:actuate="onLoad"/><draw:image xlink:href="./ObjectReplacements/Object 441" xlink:type="simple" xlink:show="embed" xlink:actuate="onLoad"/></draw:frame></text:p>
      <text:p text:style-name="Text_20_body"><text:bookmark text:name="lipsum13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2" text:anchor-type="as-char" svg:width="5.503cm" svg:height="1.376cm" draw:z-index="441"><draw:object-ole xlink:href="./Object 442" xlink:type="simple" xlink:show="embed" xlink:actuate="onLoad"/><draw:image xlink:href="./ObjectReplacements/Object 442" xlink:type="simple" xlink:show="embed" xlink:actuate="onLoad"/></draw:frame></text:p>
      <text:p text:style-name="Text_20_body"><text:bookmark text:name="lipsum14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3" text:anchor-type="as-char" svg:width="5.503cm" svg:height="1.376cm" draw:z-index="442"><draw:object-ole xlink:href="./Object 443" xlink:type="simple" xlink:show="embed" xlink:actuate="onLoad"/><draw:image xlink:href="./ObjectReplacements/Object 443" xlink:type="simple" xlink:show="embed" xlink:actuate="onLoad"/></draw:frame></text:p>
      <text:p text:style-name="Text_20_body"><text:bookmark text:name="lipsum15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4" text:anchor-type="as-char" svg:width="5.468cm" svg:height="1.376cm" draw:z-index="443"><draw:object-ole xlink:href="./Object 444" xlink:type="simple" xlink:show="embed" xlink:actuate="onLoad"/><draw:image xlink:href="./ObjectReplacements/Object 444" xlink:type="simple" xlink:show="embed" xlink:actuate="onLoad"/></draw:frame></text:p>
      <text:p text:style-name="Text_20_body"><text:bookmark text:name="lipsum16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5" text:anchor-type="as-char" svg:width="5.503cm" svg:height="1.376cm" draw:z-index="444"><draw:object-ole xlink:href="./Object 445" xlink:type="simple" xlink:show="embed" xlink:actuate="onLoad"/><draw:image xlink:href="./ObjectReplacements/Object 445" xlink:type="simple" xlink:show="embed" xlink:actuate="onLoad"/></draw:frame></text:p>
      <text:p text:style-name="Text_20_body"><text:bookmark text:name="lipsum17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6" text:anchor-type="as-char" svg:width="5.539cm" svg:height="1.376cm" draw:z-index="445"><draw:object-ole xlink:href="./Object 446" xlink:type="simple" xlink:show="embed" xlink:actuate="onLoad"/><draw:image xlink:href="./ObjectReplacements/Object 446" xlink:type="simple" xlink:show="embed" xlink:actuate="onLoad"/></draw:frame></text:p>
      <text:p text:style-name="Text_20_body"><text:bookmark text:name="lipsum18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447" text:anchor-type="as-char" svg:width="5.503cm" svg:height="1.376cm" draw:z-index="446"><draw:object-ole xlink:href="./Object 447" xlink:type="simple" xlink:show="embed" xlink:actuate="onLoad"/><draw:image xlink:href="./ObjectReplacements/Object 447" xlink:type="simple" xlink:show="embed" xlink:actuate="onLoad"/></draw:frame></text:p>
      <text:p text:style-name="Text_20_body"><text:bookmark text:name="lipsum19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8" text:anchor-type="as-char" svg:width="5.539cm" svg:height="1.376cm" draw:z-index="447"><draw:object-ole xlink:href="./Object 448" xlink:type="simple" xlink:show="embed" xlink:actuate="onLoad"/><draw:image xlink:href="./ObjectReplacements/Object 448" xlink:type="simple" xlink:show="embed" xlink:actuate="onLoad"/></draw:frame></text:p>
      <text:p text:style-name="Text_20_body"><text:bookmark text:name="lipsum20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2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49" text:anchor-type="as-char" svg:width="5.539cm" svg:height="1.376cm" draw:z-index="448"><draw:object-ole xlink:href="./Object 449" xlink:type="simple" xlink:show="embed" xlink:actuate="onLoad"/><draw:image xlink:href="./ObjectReplacements/Object 449" xlink:type="simple" xlink:show="embed" xlink:actuate="onLoad"/></draw:frame></text:p>
      <text:p text:style-name="Text_20_body"><text:bookmark text:name="lipsum21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0" text:anchor-type="as-char" svg:width="5.539cm" svg:height="1.376cm" draw:z-index="449"><draw:object-ole xlink:href="./Object 450" xlink:type="simple" xlink:show="embed" xlink:actuate="onLoad"/><draw:image xlink:href="./ObjectReplacements/Object 450" xlink:type="simple" xlink:show="embed" xlink:actuate="onLoad"/></draw:frame></text:p>
      <text:p text:style-name="Text_20_body"><text:bookmark text:name="lipsum22_18"/>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8"/></text:p>
      <text:p text:style-name="Standard"/>
      <text:p text:style-name="Title"><text:bookmark text:name="_Start_19"/>Sample MathType in OOo</text:p>
      <text:p text:style-name="p">Sample MathType equations</text:p>
      <text:p text:style-name="p"/>
      <text:h text:style-name="h1n" text:outline-level="2">sample</text:h>
      <text:p text:style-name="p"><draw:frame draw:style-name="fr1" draw:name="Object451" text:anchor-type="as-char" svg:width="4.692cm" svg:height="1.235cm" draw:z-index="450"><draw:object-ole xlink:href="./Object 451" xlink:type="simple" xlink:show="embed" xlink:actuate="onLoad"/><draw:image xlink:href="./ObjectReplacements/Object 451"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452" text:anchor-type="as-char" svg:width="4.692cm" svg:height="1.235cm" draw:z-index="451"><draw:object-ole xlink:href="./Object 452" xlink:type="simple" xlink:show="embed" xlink:actuate="onLoad"/><draw:image xlink:href="./ObjectReplacements/Object 452" xlink:type="simple" xlink:show="embed" xlink:actuate="onLoad"/></draw:frame> </text:p>
      <text:p text:style-name="p"/>
      <text:p text:style-name="Text_20_body"><text:bookmark text:name="lipsum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3" text:anchor-type="as-char" svg:width="5.325cm" svg:height="1.376cm" draw:z-index="452"><draw:object-ole xlink:href="./Object 453" xlink:type="simple" xlink:show="embed" xlink:actuate="onLoad"/><draw:image xlink:href="./ObjectReplacements/Object 453" xlink:type="simple" xlink:show="embed" xlink:actuate="onLoad"/></draw:frame></text:p>
      <text:h text:style-name="h1n" text:outline-level="2">sample</text:h>
      <text:p text:style-name="p"><draw:frame draw:style-name="fr2" draw:name="Object454" text:anchor-type="as-char" svg:width="5.292cm" svg:height="1.376cm" draw:z-index="453"><draw:object-ole xlink:href="./Object 454" xlink:type="simple" xlink:show="embed" xlink:actuate="onLoad"/><draw:image xlink:href="./ObjectReplacements/Object 454" xlink:type="simple" xlink:show="embed" xlink:actuate="onLoad"/></draw:frame></text:p>
      <text:p text:style-name="p"/>
      <text:p text:style-name="Text_20_body"><text:bookmark text:name="lipsum1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5" text:anchor-type="as-char" svg:width="5.325cm" svg:height="1.376cm" draw:z-index="454"><draw:object-ole xlink:href="./Object 455" xlink:type="simple" xlink:show="embed" xlink:actuate="onLoad"/><draw:image xlink:href="./ObjectReplacements/Object 455" xlink:type="simple" xlink:show="embed" xlink:actuate="onLoad"/></draw:frame></text:p>
      <text:p text:style-name="p"/>
      <text:p text:style-name="Text_20_body"><text:bookmark text:name="lipsum2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6" text:anchor-type="as-char" svg:width="5.292cm" svg:height="1.376cm" draw:z-index="455"><draw:object-ole xlink:href="./Object 456" xlink:type="simple" xlink:show="embed" xlink:actuate="onLoad"/><draw:image xlink:href="./ObjectReplacements/Object 456" xlink:type="simple" xlink:show="embed" xlink:actuate="onLoad"/></draw:frame></text:p>
      <text:p text:style-name="p"/>
      <text:p text:style-name="Text_20_body"><text:bookmark text:name="lipsum3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7" text:anchor-type="as-char" svg:width="5.325cm" svg:height="1.376cm" draw:z-index="456"><draw:object-ole xlink:href="./Object 457" xlink:type="simple" xlink:show="embed" xlink:actuate="onLoad"/><draw:image xlink:href="./ObjectReplacements/Object 457" xlink:type="simple" xlink:show="embed" xlink:actuate="onLoad"/></draw:frame></text:p>
      <text:p text:style-name="Text_20_body"><text:bookmark text:name="lipsum4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8" text:anchor-type="as-char" svg:width="5.325cm" svg:height="1.376cm" draw:z-index="457"><draw:object-ole xlink:href="./Object 458" xlink:type="simple" xlink:show="embed" xlink:actuate="onLoad"/><draw:image xlink:href="./ObjectReplacements/Object 458" xlink:type="simple" xlink:show="embed" xlink:actuate="onLoad"/></draw:frame></text:p>
      <text:p text:style-name="Text_20_body"><text:bookmark text:name="lipsum5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59" text:anchor-type="as-char" svg:width="5.292cm" svg:height="1.376cm" draw:z-index="458"><draw:object-ole xlink:href="./Object 459" xlink:type="simple" xlink:show="embed" xlink:actuate="onLoad"/><draw:image xlink:href="./ObjectReplacements/Object 459" xlink:type="simple" xlink:show="embed" xlink:actuate="onLoad"/></draw:frame></text:p>
      <text:p text:style-name="Text_20_body"><text:bookmark text:name="lipsum6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3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0" text:anchor-type="as-char" svg:width="5.325cm" svg:height="1.376cm" draw:z-index="459"><draw:object-ole xlink:href="./Object 460" xlink:type="simple" xlink:show="embed" xlink:actuate="onLoad"/><draw:image xlink:href="./ObjectReplacements/Object 460" xlink:type="simple" xlink:show="embed" xlink:actuate="onLoad"/></draw:frame></text:p>
      <text:p text:style-name="Text_20_body"><text:bookmark text:name="lipsum7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1" text:anchor-type="as-char" svg:width="5.503cm" svg:height="1.376cm" draw:z-index="460"><draw:object-ole xlink:href="./Object 461" xlink:type="simple" xlink:show="embed" xlink:actuate="onLoad"/><draw:image xlink:href="./ObjectReplacements/Object 461" xlink:type="simple" xlink:show="embed" xlink:actuate="onLoad"/></draw:frame></text:p>
      <text:p text:style-name="Text_20_body"><text:bookmark text:name="lipsum8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2" text:anchor-type="as-char" svg:width="4.904cm" svg:height="1.235cm" draw:z-index="461"><draw:object-ole xlink:href="./Object 462" xlink:type="simple" xlink:show="embed" xlink:actuate="onLoad"/><draw:image xlink:href="./ObjectReplacements/Object 462" xlink:type="simple" xlink:show="embed" xlink:actuate="onLoad"/></draw:frame></text:p>
      <text:p text:style-name="Text_20_body"><text:bookmark text:name="lipsum9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3" text:anchor-type="as-char" svg:width="5.503cm" svg:height="1.376cm" draw:z-index="462"><draw:object-ole xlink:href="./Object 463" xlink:type="simple" xlink:show="embed" xlink:actuate="onLoad"/><draw:image xlink:href="./ObjectReplacements/Object 463" xlink:type="simple" xlink:show="embed" xlink:actuate="onLoad"/></draw:frame></text:p>
      <text:p text:style-name="Text_20_body"><text:bookmark text:name="lipsum10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4" text:anchor-type="as-char" svg:width="5.468cm" svg:height="1.376cm" draw:z-index="463"><draw:object-ole xlink:href="./Object 464" xlink:type="simple" xlink:show="embed" xlink:actuate="onLoad"/><draw:image xlink:href="./ObjectReplacements/Object 464" xlink:type="simple" xlink:show="embed" xlink:actuate="onLoad"/></draw:frame></text:p>
      <text:p text:style-name="Text_20_body"><text:bookmark text:name="lipsum11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5" text:anchor-type="as-char" svg:width="5.503cm" svg:height="1.376cm" draw:z-index="464"><draw:object-ole xlink:href="./Object 465" xlink:type="simple" xlink:show="embed" xlink:actuate="onLoad"/><draw:image xlink:href="./ObjectReplacements/Object 465" xlink:type="simple" xlink:show="embed" xlink:actuate="onLoad"/></draw:frame></text:p>
      <text:p text:style-name="Text_20_body"><text:bookmark text:name="lipsum12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6" text:anchor-type="as-char" svg:width="5.468cm" svg:height="1.376cm" draw:z-index="465"><draw:object-ole xlink:href="./Object 466" xlink:type="simple" xlink:show="embed" xlink:actuate="onLoad"/><draw:image xlink:href="./ObjectReplacements/Object 466" xlink:type="simple" xlink:show="embed" xlink:actuate="onLoad"/></draw:frame></text:p>
      <text:p text:style-name="Text_20_body"><text:bookmark text:name="lipsum13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7" text:anchor-type="as-char" svg:width="5.503cm" svg:height="1.376cm" draw:z-index="466"><draw:object-ole xlink:href="./Object 467" xlink:type="simple" xlink:show="embed" xlink:actuate="onLoad"/><draw:image xlink:href="./ObjectReplacements/Object 467" xlink:type="simple" xlink:show="embed" xlink:actuate="onLoad"/></draw:frame></text:p>
      <text:p text:style-name="Text_20_body"><text:bookmark text:name="lipsum14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8" text:anchor-type="as-char" svg:width="5.503cm" svg:height="1.376cm" draw:z-index="467"><draw:object-ole xlink:href="./Object 468" xlink:type="simple" xlink:show="embed" xlink:actuate="onLoad"/><draw:image xlink:href="./ObjectReplacements/Object 468" xlink:type="simple" xlink:show="embed" xlink:actuate="onLoad"/></draw:frame></text:p>
      <text:p text:style-name="Text_20_body"><text:bookmark text:name="lipsum15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69" text:anchor-type="as-char" svg:width="5.468cm" svg:height="1.376cm" draw:z-index="468"><draw:object-ole xlink:href="./Object 469" xlink:type="simple" xlink:show="embed" xlink:actuate="onLoad"/><draw:image xlink:href="./ObjectReplacements/Object 469" xlink:type="simple" xlink:show="embed" xlink:actuate="onLoad"/></draw:frame></text:p>
      <text:p text:style-name="Text_20_body"><text:bookmark text:name="lipsum16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4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0" text:anchor-type="as-char" svg:width="5.503cm" svg:height="1.376cm" draw:z-index="469"><draw:object-ole xlink:href="./Object 470" xlink:type="simple" xlink:show="embed" xlink:actuate="onLoad"/><draw:image xlink:href="./ObjectReplacements/Object 470" xlink:type="simple" xlink:show="embed" xlink:actuate="onLoad"/></draw:frame></text:p>
      <text:p text:style-name="Text_20_body"><text:bookmark text:name="lipsum17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1" text:anchor-type="as-char" svg:width="5.539cm" svg:height="1.376cm" draw:z-index="470"><draw:object-ole xlink:href="./Object 471" xlink:type="simple" xlink:show="embed" xlink:actuate="onLoad"/><draw:image xlink:href="./ObjectReplacements/Object 471" xlink:type="simple" xlink:show="embed" xlink:actuate="onLoad"/></draw:frame></text:p>
      <text:p text:style-name="Text_20_body"><text:bookmark text:name="lipsum18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472" text:anchor-type="as-char" svg:width="5.503cm" svg:height="1.376cm" draw:z-index="471"><draw:object-ole xlink:href="./Object 472" xlink:type="simple" xlink:show="embed" xlink:actuate="onLoad"/><draw:image xlink:href="./ObjectReplacements/Object 472" xlink:type="simple" xlink:show="embed" xlink:actuate="onLoad"/></draw:frame></text:p>
      <text:p text:style-name="Text_20_body"><text:bookmark text:name="lipsum19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3" text:anchor-type="as-char" svg:width="5.539cm" svg:height="1.376cm" draw:z-index="472"><draw:object-ole xlink:href="./Object 473" xlink:type="simple" xlink:show="embed" xlink:actuate="onLoad"/><draw:image xlink:href="./ObjectReplacements/Object 473" xlink:type="simple" xlink:show="embed" xlink:actuate="onLoad"/></draw:frame></text:p>
      <text:p text:style-name="Text_20_body"><text:bookmark text:name="lipsum20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4" text:anchor-type="as-char" svg:width="5.539cm" svg:height="1.376cm" draw:z-index="473"><draw:object-ole xlink:href="./Object 474" xlink:type="simple" xlink:show="embed" xlink:actuate="onLoad"/><draw:image xlink:href="./ObjectReplacements/Object 474" xlink:type="simple" xlink:show="embed" xlink:actuate="onLoad"/></draw:frame></text:p>
      <text:p text:style-name="Text_20_body"><text:bookmark text:name="lipsum21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5" text:anchor-type="as-char" svg:width="5.539cm" svg:height="1.376cm" draw:z-index="474"><draw:object-ole xlink:href="./Object 475" xlink:type="simple" xlink:show="embed" xlink:actuate="onLoad"/><draw:image xlink:href="./ObjectReplacements/Object 475" xlink:type="simple" xlink:show="embed" xlink:actuate="onLoad"/></draw:frame></text:p>
      <text:p text:style-name="Text_20_body"><text:bookmark text:name="lipsum22_19"/>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19"/></text:p>
      <text:p text:style-name="Standard"/>
      <text:p text:style-name="Title"><text:bookmark text:name="_Start_20"/>Sample MathType in OOo</text:p>
      <text:p text:style-name="p">Sample MathType equations</text:p>
      <text:p text:style-name="p"/>
      <text:h text:style-name="h1n" text:outline-level="2">sample</text:h>
      <text:p text:style-name="p"><draw:frame draw:style-name="fr1" draw:name="Object476" text:anchor-type="as-char" svg:width="4.692cm" svg:height="1.235cm" draw:z-index="475"><draw:object-ole xlink:href="./Object 476" xlink:type="simple" xlink:show="embed" xlink:actuate="onLoad"/><draw:image xlink:href="./ObjectReplacements/Object 476" xlink:type="simple" xlink:show="embed" xlink:actuate="onLoad"/></draw:frame> </text:p>
      <text:p text:style-name="p"><text:a xlink:type="simple" xlink:href="http://nowhere.usq.edu.au/">invalid link</text:a></text:p>
      <text:p text:style-name="Text_20_body">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text:a xlink:type="simple" xlink:href="http://nowhere.usq.edu.au/"/></text:p>
      <text:h text:style-name="h1n" text:outline-level="2">sample</text:h>
      <text:p text:style-name="p"><draw:frame draw:style-name="fr1" draw:name="Object477" text:anchor-type="as-char" svg:width="4.692cm" svg:height="1.235cm" draw:z-index="476"><draw:object-ole xlink:href="./Object 477" xlink:type="simple" xlink:show="embed" xlink:actuate="onLoad"/><draw:image xlink:href="./ObjectReplacements/Object 477" xlink:type="simple" xlink:show="embed" xlink:actuate="onLoad"/></draw:frame> </text:p>
      <text:p text:style-name="p"/>
      <text:p text:style-name="Text_20_body"><text:bookmark text:name="lipsum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78" text:anchor-type="as-char" svg:width="5.325cm" svg:height="1.376cm" draw:z-index="477"><draw:object-ole xlink:href="./Object 478" xlink:type="simple" xlink:show="embed" xlink:actuate="onLoad"/><draw:image xlink:href="./ObjectReplacements/Object 478" xlink:type="simple" xlink:show="embed" xlink:actuate="onLoad"/></draw:frame></text:p>
      <text:h text:style-name="h1n" text:outline-level="2">sample</text:h>
      <text:p text:style-name="p"><draw:frame draw:style-name="fr2" draw:name="Object479" text:anchor-type="as-char" svg:width="5.292cm" svg:height="1.376cm" draw:z-index="478"><draw:object-ole xlink:href="./Object 479" xlink:type="simple" xlink:show="embed" xlink:actuate="onLoad"/><draw:image xlink:href="./ObjectReplacements/Object 479" xlink:type="simple" xlink:show="embed" xlink:actuate="onLoad"/></draw:frame></text:p>
      <text:p text:style-name="p"/>
      <text:p text:style-name="Text_20_body"><text:bookmark text:name="lipsum1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0" text:anchor-type="as-char" svg:width="5.325cm" svg:height="1.376cm" draw:z-index="479"><draw:object-ole xlink:href="./Object 480" xlink:type="simple" xlink:show="embed" xlink:actuate="onLoad"/><draw:image xlink:href="./ObjectReplacements/Object 480" xlink:type="simple" xlink:show="embed" xlink:actuate="onLoad"/></draw:frame></text:p>
      <text:p text:style-name="p"/>
      <text:p text:style-name="Text_20_body"><text:bookmark text:name="lipsum2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5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1" text:anchor-type="as-char" svg:width="5.292cm" svg:height="1.376cm" draw:z-index="480"><draw:object-ole xlink:href="./Object 481" xlink:type="simple" xlink:show="embed" xlink:actuate="onLoad"/><draw:image xlink:href="./ObjectReplacements/Object 481" xlink:type="simple" xlink:show="embed" xlink:actuate="onLoad"/></draw:frame></text:p>
      <text:p text:style-name="p"/>
      <text:p text:style-name="Text_20_body"><text:bookmark text:name="lipsum3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2" text:anchor-type="as-char" svg:width="5.325cm" svg:height="1.376cm" draw:z-index="481"><draw:object-ole xlink:href="./Object 482" xlink:type="simple" xlink:show="embed" xlink:actuate="onLoad"/><draw:image xlink:href="./ObjectReplacements/Object 482" xlink:type="simple" xlink:show="embed" xlink:actuate="onLoad"/></draw:frame></text:p>
      <text:p text:style-name="Text_20_body"><text:bookmark text:name="lipsum4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3" text:anchor-type="as-char" svg:width="5.325cm" svg:height="1.376cm" draw:z-index="482"><draw:object-ole xlink:href="./Object 483" xlink:type="simple" xlink:show="embed" xlink:actuate="onLoad"/><draw:image xlink:href="./ObjectReplacements/Object 483" xlink:type="simple" xlink:show="embed" xlink:actuate="onLoad"/></draw:frame></text:p>
      <text:p text:style-name="Text_20_body"><text:bookmark text:name="lipsum5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4" text:anchor-type="as-char" svg:width="5.292cm" svg:height="1.376cm" draw:z-index="483"><draw:object-ole xlink:href="./Object 484" xlink:type="simple" xlink:show="embed" xlink:actuate="onLoad"/><draw:image xlink:href="./ObjectReplacements/Object 484" xlink:type="simple" xlink:show="embed" xlink:actuate="onLoad"/></draw:frame></text:p>
      <text:p text:style-name="Text_20_body"><text:bookmark text:name="lipsum6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5" text:anchor-type="as-char" svg:width="5.325cm" svg:height="1.376cm" draw:z-index="484"><draw:object-ole xlink:href="./Object 485" xlink:type="simple" xlink:show="embed" xlink:actuate="onLoad"/><draw:image xlink:href="./ObjectReplacements/Object 485" xlink:type="simple" xlink:show="embed" xlink:actuate="onLoad"/></draw:frame></text:p>
      <text:p text:style-name="Text_20_body"><text:bookmark text:name="lipsum7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6" text:anchor-type="as-char" svg:width="5.503cm" svg:height="1.376cm" draw:z-index="485"><draw:object-ole xlink:href="./Object 486" xlink:type="simple" xlink:show="embed" xlink:actuate="onLoad"/><draw:image xlink:href="./ObjectReplacements/Object 486" xlink:type="simple" xlink:show="embed" xlink:actuate="onLoad"/></draw:frame></text:p>
      <text:p text:style-name="Text_20_body"><text:bookmark text:name="lipsum8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7" text:anchor-type="as-char" svg:width="4.904cm" svg:height="1.235cm" draw:z-index="486"><draw:object-ole xlink:href="./Object 487" xlink:type="simple" xlink:show="embed" xlink:actuate="onLoad"/><draw:image xlink:href="./ObjectReplacements/Object 487" xlink:type="simple" xlink:show="embed" xlink:actuate="onLoad"/></draw:frame></text:p>
      <text:p text:style-name="Text_20_body"><text:bookmark text:name="lipsum9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8" text:anchor-type="as-char" svg:width="5.503cm" svg:height="1.376cm" draw:z-index="487"><draw:object-ole xlink:href="./Object 488" xlink:type="simple" xlink:show="embed" xlink:actuate="onLoad"/><draw:image xlink:href="./ObjectReplacements/Object 488" xlink:type="simple" xlink:show="embed" xlink:actuate="onLoad"/></draw:frame></text:p>
      <text:p text:style-name="Text_20_body"><text:bookmark text:name="lipsum10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89" text:anchor-type="as-char" svg:width="5.468cm" svg:height="1.376cm" draw:z-index="488"><draw:object-ole xlink:href="./Object 489" xlink:type="simple" xlink:show="embed" xlink:actuate="onLoad"/><draw:image xlink:href="./ObjectReplacements/Object 489" xlink:type="simple" xlink:show="embed" xlink:actuate="onLoad"/></draw:frame></text:p>
      <text:p text:style-name="Text_20_body"><text:bookmark text:name="lipsum11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0" text:anchor-type="as-char" svg:width="5.503cm" svg:height="1.376cm" draw:z-index="489"><draw:object-ole xlink:href="./Object 490" xlink:type="simple" xlink:show="embed" xlink:actuate="onLoad"/><draw:image xlink:href="./ObjectReplacements/Object 490" xlink:type="simple" xlink:show="embed" xlink:actuate="onLoad"/></draw:frame></text:p>
      <text:p text:style-name="Text_20_body"><text:bookmark text:name="lipsum12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6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1" text:anchor-type="as-char" svg:width="5.468cm" svg:height="1.376cm" draw:z-index="490"><draw:object-ole xlink:href="./Object 491" xlink:type="simple" xlink:show="embed" xlink:actuate="onLoad"/><draw:image xlink:href="./ObjectReplacements/Object 491" xlink:type="simple" xlink:show="embed" xlink:actuate="onLoad"/></draw:frame></text:p>
      <text:p text:style-name="Text_20_body"><text:bookmark text:name="lipsum13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0">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2" text:anchor-type="as-char" svg:width="5.503cm" svg:height="1.376cm" draw:z-index="491"><draw:object-ole xlink:href="./Object 492" xlink:type="simple" xlink:show="embed" xlink:actuate="onLoad"/><draw:image xlink:href="./ObjectReplacements/Object 492" xlink:type="simple" xlink:show="embed" xlink:actuate="onLoad"/></draw:frame></text:p>
      <text:p text:style-name="Text_20_body"><text:bookmark text:name="lipsum14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1">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3" text:anchor-type="as-char" svg:width="5.503cm" svg:height="1.376cm" draw:z-index="492"><draw:object-ole xlink:href="./Object 493" xlink:type="simple" xlink:show="embed" xlink:actuate="onLoad"/><draw:image xlink:href="./ObjectReplacements/Object 493" xlink:type="simple" xlink:show="embed" xlink:actuate="onLoad"/></draw:frame></text:p>
      <text:p text:style-name="Text_20_body"><text:bookmark text:name="lipsum15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2">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4" text:anchor-type="as-char" svg:width="5.468cm" svg:height="1.376cm" draw:z-index="493"><draw:object-ole xlink:href="./Object 494" xlink:type="simple" xlink:show="embed" xlink:actuate="onLoad"/><draw:image xlink:href="./ObjectReplacements/Object 494" xlink:type="simple" xlink:show="embed" xlink:actuate="onLoad"/></draw:frame></text:p>
      <text:p text:style-name="Text_20_body"><text:bookmark text:name="lipsum16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3">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5" text:anchor-type="as-char" svg:width="5.503cm" svg:height="1.376cm" draw:z-index="494"><draw:object-ole xlink:href="./Object 495" xlink:type="simple" xlink:show="embed" xlink:actuate="onLoad"/><draw:image xlink:href="./ObjectReplacements/Object 495" xlink:type="simple" xlink:show="embed" xlink:actuate="onLoad"/></draw:frame></text:p>
      <text:p text:style-name="Text_20_body"><text:bookmark text:name="lipsum17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4">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6" text:anchor-type="as-char" svg:width="5.539cm" svg:height="1.376cm" draw:z-index="495"><draw:object-ole xlink:href="./Object 496" xlink:type="simple" xlink:show="embed" xlink:actuate="onLoad"/><draw:image xlink:href="./ObjectReplacements/Object 496" xlink:type="simple" xlink:show="embed" xlink:actuate="onLoad"/></draw:frame></text:p>
      <text:p text:style-name="Text_20_body"><text:bookmark text:name="lipsum18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5">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p text:style-name="Standard"/>
      <text:h text:style-name="h1n" text:outline-level="2">sample</text:h>
      <text:p text:style-name="p"><draw:frame draw:style-name="fr2" draw:name="Object497" text:anchor-type="as-char" svg:width="5.503cm" svg:height="1.376cm" draw:z-index="496"><draw:object-ole xlink:href="./Object 497" xlink:type="simple" xlink:show="embed" xlink:actuate="onLoad"/><draw:image xlink:href="./ObjectReplacements/Object 497" xlink:type="simple" xlink:show="embed" xlink:actuate="onLoad"/></draw:frame></text:p>
      <text:p text:style-name="Text_20_body"><text:bookmark text:name="lipsum19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6">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8" text:anchor-type="as-char" svg:width="5.539cm" svg:height="1.376cm" draw:z-index="497"><draw:object-ole xlink:href="./Object 498" xlink:type="simple" xlink:show="embed" xlink:actuate="onLoad"/><draw:image xlink:href="./ObjectReplacements/Object 498" xlink:type="simple" xlink:show="embed" xlink:actuate="onLoad"/></draw:frame></text:p>
      <text:p text:style-name="Text_20_body"><text:bookmark text:name="lipsum20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7">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499" text:anchor-type="as-char" svg:width="5.539cm" svg:height="1.376cm" draw:z-index="498"><draw:object-ole xlink:href="./Object 499" xlink:type="simple" xlink:show="embed" xlink:actuate="onLoad"/><draw:image xlink:href="./ObjectReplacements/Object 499" xlink:type="simple" xlink:show="embed" xlink:actuate="onLoad"/></draw:frame></text:p>
      <text:p text:style-name="Text_20_body"><text:bookmark text:name="lipsum21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8">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p"/>
      <text:h text:style-name="h1n" text:outline-level="2">sample</text:h>
      <text:p text:style-name="p"><draw:frame draw:style-name="fr2" draw:name="Object500" text:anchor-type="as-char" svg:width="5.539cm" svg:height="1.376cm" draw:z-index="499"><draw:object-ole xlink:href="./Object 500" xlink:type="simple" xlink:show="embed" xlink:actuate="onLoad"/><draw:image xlink:href="./ObjectReplacements/Object 500" xlink:type="simple" xlink:show="embed" xlink:actuate="onLoad"/></draw:frame></text:p>
      <text:p text:style-name="Text_20_body"><text:bookmark text:name="lipsum22_20"/>Lorem ipsum dolor sit amet, consectetuer adipiscing elit. In placerat. Suspendisse bibendum, lectus vel adipiscing ornare, nunc erat pharetra erat, sed tristique sapien eros at nibh. Phasellus consequat, ligula ac fringilla suscipit, sapien sem egestas ante, in tincidunt turpis ipsum cursus enim. Etiam et nibh vel sem tincidunt facilisis. Quisque mattis tempus velit. Vivamus id est. Aenean fermentum mi in ante. Nunc ut nisi at nisl ornare sodales. Integer dictum magna et dui. Nulla eu urna. Mauris turpis. Nullam dapibus. Quisque posuere, risus in aliquam consequat, eros nulla aliquet risus, id porttitor nisl augue et urna. Phasellus nulla odio, feugiat volutpat, dignissim quis, vehicula dictum, risus. Ut eget ligula a diam congue laoreet. Fusce eget leo sed odio dictum hendrerit. Duis tincidunt, est eu blandit placerat, nunc pede molestie ligula, vitae rutrum nisl augue eget libero. Nulla facilisi. Pellentesque habitant morbi tristique senectus et netus et malesuada fames ac turpis egestas. Curabitur posuere metus. </text:p>
      <text:section text:style-name="Sect2" text:name="Section479">
        <text:p text:style-name="Text_20_body">Pellentesque interdum, ipsum in elementum varius, erat augue pellentesque nunc, nec laoreet tellus quam at mi. Duis vel augue. Aenean vel dolor. Donec ligula eros, vulputate vitae, nonummy nec, aliquam eu, risus. Pellentesque habitant morbi tristique senectus et netus et malesuada fames ac turpis egestas. Curabitur enim. Mauris eget nisl varius libero egestas volutpat. Aenean placerat tincidunt est. Phasellus pellentesque vehicula sapien. Suspendisse potenti. Cum sociis natoque penatibus et magnis dis parturient montes, nascetur ridiculus mus. Nunc volutpat feugiat nibh. Morbi cursus turpis sollicitudin sapien. Nullam egestas. Aenean non metus ac justo auctor convallis. Nam elementum lacus sed nisl. Donec purus velit, gravida pellentesque, convallis eget, accumsan at, nibh. Aenean nonummy scelerisque mi. </text:p>
        <text:p text:style-name="Text_20_body">Pellentesque habitant morbi tristique senectus et netus et malesuada fames ac turpis egestas. Cras venenatis malesuada ligula. Phasellus porttitor, pede et vehicula bibendum, turpis nunc aliquam velit, ut dapibus quam sapien a mi. Ut semper nisl id magna. Etiam mauris. Suspendisse tempus luctus arcu. Sed faucibus libero sit amet nisl feugiat porta. Proin non neque et ipsum pretium dictum. Cras imperdiet nibh quis est. Pellentesque diam eros, volutpat sed, ornare ac, vestibulum sed, dolor. Etiam iaculis sapien sit amet lacus. </text:p>
      </text:section>
      <text:p text:style-name="Standard"><text:bookmark text:name="_End_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Helvetica-Narrow1" svg:font-family="Helvetica-Narrow" style:font-adornments="Bold" style:font-pitch="variable"/>
    <style:font-face style:name="Helvetica-Narrow2" svg:font-family="Helvetica-Narro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1"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2" fo:font-size="11pt" fo:font-style="normal"/>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smallfont" style:family="paragraph" style:master-page-name="">
      <style:text-properties fo:font-size="2pt"/>
    </style:style>
    <style:style style:name="h1n" style:family="paragraph" style:parent-style-name="Heading_20_1" style:next-style-name="p" style:default-outline-level="2"/>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4-27T15:34:46</meta:creation-date>
    <dc:date>2007-04-27T15:58:09</dc:date>
    <dc:language>en-AU</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500" meta:page-count="338" meta:paragraph-count="3022" meta:word-count="168843" meta:character-count="1153448"/>
  </office:meta>
</office:document-meta>
</file>